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25.8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3.09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6.28mm"/>
    </style:style>
    <style:style style:name="co10" style:family="table-column">
      <style:table-column-properties fo:break-before="auto" style:column-width="33.3mm"/>
    </style:style>
    <style:style style:name="co11" style:family="table-column">
      <style:table-column-properties fo:break-before="auto" style:column-width="31.26mm"/>
    </style:style>
    <style:style style:name="co12" style:family="table-column">
      <style:table-column-properties fo:break-before="auto" style:column-width="23.78mm"/>
    </style:style>
    <style:style style:name="co13" style:family="table-column">
      <style:table-column-properties fo:break-before="auto" style:column-width="29.21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9.69mm"/>
    </style:style>
    <style:style style:name="co16" style:family="table-column">
      <style:table-column-properties fo:break-before="auto" style:column-width="37.39mm"/>
    </style:style>
    <style:style style:name="co17" style:family="table-column">
      <style:table-column-properties fo:break-before="auto" style:column-width="33.99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10.83mm"/>
    </style:style>
    <style:style style:name="co20" style:family="table-column">
      <style:table-column-properties fo:break-before="auto" style:column-width="14.23mm"/>
    </style:style>
    <style:style style:name="co21" style:family="table-column">
      <style:table-column-properties fo:break-before="auto" style:column-width="26.49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40.34mm"/>
    </style:style>
    <style:style style:name="co24" style:family="table-column">
      <style:table-column-properties fo:break-before="auto" style:column-width="10.16mm"/>
    </style:style>
    <style:style style:name="co25" style:family="table-column">
      <style:table-column-properties fo:break-before="auto" style:column-width="9.47mm"/>
    </style:style>
    <style:style style:name="co26" style:family="table-column">
      <style:table-column-properties fo:break-before="auto" style:column-width="200.78mm"/>
    </style:style>
    <style:style style:name="co27" style:family="table-column">
      <style:table-column-properties fo:break-before="auto" style:column-width="38.75mm"/>
    </style:style>
    <style:style style:name="co28" style:family="table-column">
      <style:table-column-properties fo:break-before="auto" style:column-width="67.73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45.21mm"/>
    </style:style>
    <style:style style:name="co31" style:family="table-column">
      <style:table-column-properties fo:break-before="auto" style:column-width="588.86mm"/>
    </style:style>
    <style:style style:name="co32" style:family="table-column">
      <style:table-column-properties fo:break-before="auto" style:column-width="16.33mm"/>
    </style:style>
    <style:style style:name="co33" style:family="table-column">
      <style:table-column-properties fo:break-before="auto" style:column-width="20.53mm"/>
    </style:style>
    <style:style style:name="co34" style:family="table-column">
      <style:table-column-properties fo:break-before="auto" style:column-width="286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4.35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ro4" style:family="table-row">
      <style:table-row-properties style:row-height="23.14mm" fo:break-before="auto" style:use-optimal-row-height="true"/>
    </style:style>
    <style:style style:name="ro5" style:family="table-row">
      <style:table-row-properties style:row-height="46.95mm" fo:break-before="auto" style:use-optimal-row-height="true"/>
    </style:style>
    <style:style style:name="ro6" style:family="table-row">
      <style:table-row-properties style:row-height="17.11mm" fo:break-before="auto" style:use-optimal-row-height="true"/>
    </style:style>
    <style:style style:name="ro7" style:family="table-row">
      <style:table-row-properties style:row-height="51.33mm" fo:break-before="auto" style:use-optimal-row-height="true"/>
    </style:style>
    <style:style style:name="ro8" style:family="table-row">
      <style:table-row-properties style:row-height="33.87mm" fo:break-before="auto" style:use-optimal-row-height="true"/>
    </style:style>
    <style:style style:name="ro9" style:family="table-row">
      <style:table-row-properties style:row-height="11.57mm" fo:break-before="auto" style:use-optimal-row-height="true"/>
    </style:style>
    <style:style style:name="ro10" style:family="table-row">
      <style:table-row-properties style:row-height="11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loext:min-decimal-places="2" number:min-integer-digits="1"/>
    </number:number-style>
    <style:style style:name="ce8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font-size="8pt" style:font-size-asian="8pt" style:font-size-complex="8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ffff99" fo:border="0.06pt solid #000000"/>
      <style:text-properties fo:font-size="18pt" style:font-size-asian="18pt" style:font-size-complex="18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ff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ackground-color="#eeeeee"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20" style:family="table-cell" style:parent-style-name="Default" style:data-style-name="N10121">
      <style:table-cell-properties fo:border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fo:border="0.06pt solid #000000"/>
      <style:text-properties fo:font-size="18pt" fo:font-weight="normal" style:font-size-asian="18pt" style:font-weight-asian="normal" style:font-size-complex="18pt" style:font-weight-complex="normal"/>
    </style:style>
    <style:style style:name="ce9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2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order="0.06pt solid #000000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 style:data-style-name="N10002">
      <style:table-cell-properties fo:border="0.06pt solid #000000"/>
      <style:text-properties fo:font-size="8pt" style:font-size-asian="8pt" style:font-size-complex="8pt"/>
    </style:style>
    <style:style style:name="ce26" style:family="table-cell" style:parent-style-name="Default">
      <style:table-cell-properties fo:border="0.06pt solid #000000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ff"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eeeeee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30" style:family="table-cell" style:parent-style-name="Default">
      <style:table-cell-properties fo:background-color="#eeeeee" fo:border="0.06pt solid #000000"/>
      <style:text-properties fo:font-size="8pt" fo:font-weight="normal" style:font-size-asian="8pt" style:font-weight-asian="normal" style:font-size-complex="8pt" style:font-weight-complex="normal"/>
    </style:style>
    <style:style style:name="ce39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41" style:family="table-cell" style:parent-style-name="Default" style:data-style-name="N10121">
      <style:table-cell-properties fo:background-color="#ffff99" fo:border="0.06pt solid #000000"/>
      <style:text-properties fo:font-size="18pt" style:font-size-asian="18pt" style:font-size-complex="18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caleClients_LBC1_32effWorkers_opt-growth_Nx4x5_10cpuh_12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Nodes</text:p>
          </table:table-cell>
          <table:table-cell table:style-name="ce8" office:value-type="string" calcext:value-type="string">
            <text:p>Processes per node</text:p>
          </table:table-cell>
          <table:table-cell table:style-name="ce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1000" calcext:value-type="float">
            <text:p>1000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2]*[.G2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1 -time-per-instance=0 -cpuh-per-instance=10 -derandomize -ba=4 -g=0 -md=0 -p=5 -s=1 -v=4 -q -warmup" calcext:value-type="string">
            <text:p>/home/fh2-project-sda/fj0219/mallob/scenarios/scenario_all_c1 -c=1 -l=0.930 -t=4 -T=21600 -lbc=1 -time-per-instance=0 -cpuh-per-instance=10 -derandomize -ba=4 -g=0 -md=0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1000_9x4x5_21620s" calcext:value-type="string">
            <text:p>mallob_id1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1000_9x4x5_21620s_log&#10;#SBATCH --error=mallob_id1000_9x4x5_21620s_err&#10;#SBATCH --job-name=mallob_id1000_9x4x5_21620s&#10;#SBATCH --partition=normal&#10;#SBATCH --time=6:00:20&#10;mkdir -p /home/fh2-project-sda/fj0219/mallob//mallob_logs/mallob_id1000_9x4x5_21620s&#10;echo logging into /home/fh2-project-sda/fj0219/mallob/mallob_logs/mallob_id100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0_9x4x5_21620s_log</text:p>
            <text:p>#SBATCH --error=mallob_id1000_9x4x5_21620s_err</text:p>
            <text:p>#SBATCH --job-name=mallob_id1000_9x4x5_21620s</text:p>
            <text:p>#SBATCH --partition=normal</text:p>
            <text:p>#SBATCH --time=6:00:20</text:p>
            <text:p>mkdir -p /home/fh2-project-sda/fj0219/mallob//mallob_logs/mallob_id1000_9x4x5_21620s</text:p>
            <text:p>echo logging into /home/fh2-project-sda/fj0219/mallob/mallob_logs/mallob_id100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0 -p=5 -s=1 -v=4 -q -warmup -log=/home/fh2-project-sda/fj0219/mallob//mallob_logs/mallob_id1000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1" calcext:value-type="float">
            <text:p>1001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3]-[.G3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3]*[.G3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4 -T=21600 -lbc=1 -time-per-instance=0 -cpuh-per-instance=10 -derandomize -ba=4 -g=0 -md=0 -p=5 -s=1 -v=4 -q -warmup" calcext:value-type="string">
            <text:p>/home/fh2-project-sda/fj0219/mallob/scenarios/scenario_all_c2 -c=2 -l=0.950 -t=4 -T=21600 -lbc=1 -time-per-instance=0 -cpuh-per-instance=10 -derandomize -ba=4 -g=0 -md=0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1001_9x4x5_21620s" calcext:value-type="string">
            <text:p>mallob_id1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1001_9x4x5_21620s_log&#10;#SBATCH --error=mallob_id1001_9x4x5_21620s_err&#10;#SBATCH --job-name=mallob_id1001_9x4x5_21620s&#10;#SBATCH --partition=normal&#10;#SBATCH --time=6:00:20&#10;mkdir -p /home/fh2-project-sda/fj0219/mallob//mallob_logs/mallob_id1001_9x4x5_21620s&#10;echo logging into /home/fh2-project-sda/fj0219/mallob/mallob_logs/mallob_id100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1_9x4x5_21620s_log</text:p>
            <text:p>#SBATCH --error=mallob_id1001_9x4x5_21620s_err</text:p>
            <text:p>#SBATCH --job-name=mallob_id1001_9x4x5_21620s</text:p>
            <text:p>#SBATCH --partition=normal</text:p>
            <text:p>#SBATCH --time=6:00:20</text:p>
            <text:p>mkdir -p /home/fh2-project-sda/fj0219/mallob//mallob_logs/mallob_id1001_9x4x5_21620s</text:p>
            <text:p>echo logging into /home/fh2-project-sda/fj0219/mallob/mallob_logs/mallob_id100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0 -md=0 -p=5 -s=1 -v=4 -q -warmup -log=/home/fh2-project-sda/fj0219/mallob//mallob_logs/mallob_id1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2" calcext:value-type="float">
            <text:p>1002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40" calcext:value-type="float">
            <text:p>4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4]-[.G4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4]*[.G4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10 -t=4 -T=21600 -lbc=1 -time-per-instance=0 -cpuh-per-instance=10 -derandomize -ba=4 -g=0 -md=0 -p=5 -s=1 -v=4 -q -warmup" calcext:value-type="string">
            <text:p>/home/fh2-project-sda/fj0219/mallob/scenarios/scenario_all_c4 -c=4 -l=0.910 -t=4 -T=21600 -lbc=1 -time-per-instance=0 -cpuh-per-instance=10 -derandomize -ba=4 -g=0 -md=0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1002_10x4x5_21620s" calcext:value-type="string">
            <text:p>mallob_id1002_10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10&#10;#SBATCH --ntasks=40&#10;#SBATCH --cpus-per-task=5&#10;#SBATCH --output=mallob_id1002_10x4x5_21620s_log&#10;#SBATCH --error=mallob_id1002_10x4x5_21620s_err&#10;#SBATCH --job-name=mallob_id1002_10x4x5_21620s&#10;#SBATCH --partition=normal&#10;#SBATCH --time=6:00:20&#10;mkdir -p /home/fh2-project-sda/fj0219/mallob//mallob_logs/mallob_id1002_10x4x5_21620s&#10;echo logging into /home/fh2-project-sda/fj0219/mallob/mallob_logs/mallob_id1002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2_10x4x5_21620s_log</text:p>
            <text:p>#SBATCH --error=mallob_id1002_10x4x5_21620s_err</text:p>
            <text:p>#SBATCH --job-name=mallob_id1002_10x4x5_21620s</text:p>
            <text:p>#SBATCH --partition=normal</text:p>
            <text:p>#SBATCH --time=6:00:20</text:p>
            <text:p>mkdir -p /home/fh2-project-sda/fj0219/mallob//mallob_logs/mallob_id1002_10x4x5_21620s</text:p>
            <text:p>echo logging into /home/fh2-project-sda/fj0219/mallob/mallob_logs/mallob_id1002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0 -md=0 -p=5 -s=1 -v=4 -q -warmup -log=/home/fh2-project-sda/fj0219/mallob//mallob_logs/mallob_id1002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3" calcext:value-type="float">
            <text:p>1003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44" calcext:value-type="float">
            <text:p>44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5]-[.G5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5]*[.G5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10 -t=4 -T=21600 -lbc=1 -time-per-instance=0 -cpuh-per-instance=10 -derandomize -ba=4 -g=0 -md=0 -p=5 -s=1 -v=4 -q -warmup" calcext:value-type="string">
            <text:p>/home/fh2-project-sda/fj0219/mallob/scenarios/scenario_all_c8 -c=8 -l=0.910 -t=4 -T=21600 -lbc=1 -time-per-instance=0 -cpuh-per-instance=10 -derandomize -ba=4 -g=0 -md=0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1003_11x4x5_21620s" calcext:value-type="string">
            <text:p>mallob_id1003_11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11&#10;#SBATCH --ntasks=44&#10;#SBATCH --cpus-per-task=5&#10;#SBATCH --output=mallob_id1003_11x4x5_21620s_log&#10;#SBATCH --error=mallob_id1003_11x4x5_21620s_err&#10;#SBATCH --job-name=mallob_id1003_11x4x5_21620s&#10;#SBATCH --partition=normal&#10;#SBATCH --time=6:00:20&#10;mkdir -p /home/fh2-project-sda/fj0219/mallob//mallob_logs/mallob_id1003_11x4x5_21620s&#10;echo logging into /home/fh2-project-sda/fj0219/mallob/mallob_logs/mallob_id1003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3_11x4x5_21620s_log</text:p>
            <text:p>#SBATCH --error=mallob_id1003_11x4x5_21620s_err</text:p>
            <text:p>#SBATCH --job-name=mallob_id1003_11x4x5_21620s</text:p>
            <text:p>#SBATCH --partition=normal</text:p>
            <text:p>#SBATCH --time=6:00:20</text:p>
            <text:p>mkdir -p /home/fh2-project-sda/fj0219/mallob//mallob_logs/mallob_id1003_11x4x5_21620s</text:p>
            <text:p>echo logging into /home/fh2-project-sda/fj0219/mallob/mallob_logs/mallob_id1003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0 -md=0 -p=5 -s=1 -v=4 -q -warmup -log=/home/fh2-project-sda/fj0219/mallob//mallob_logs/mallob_id1003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4" calcext:value-type="float">
            <text:p>1004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52" calcext:value-type="float">
            <text:p>52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6]-[.G6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6]*[.G6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10 -t=4 -T=21600 -lbc=1 -time-per-instance=0 -cpuh-per-instance=10 -derandomize -ba=4 -g=0 -md=0 -p=5 -s=1 -v=4 -q -warmup" calcext:value-type="string">
            <text:p>/home/fh2-project-sda/fj0219/mallob/scenarios/scenario_all_c16 -c=16 -l=0.910 -t=4 -T=21600 -lbc=1 -time-per-instance=0 -cpuh-per-instance=10 -derandomize -ba=4 -g=0 -md=0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1004_13x4x5_21620s" calcext:value-type="string">
            <text:p>mallob_id1004_13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3&#10;#SBATCH --ntasks=52&#10;#SBATCH --cpus-per-task=5&#10;#SBATCH --output=mallob_id1004_13x4x5_21620s_log&#10;#SBATCH --error=mallob_id1004_13x4x5_21620s_err&#10;#SBATCH --job-name=mallob_id1004_13x4x5_21620s&#10;#SBATCH --partition=normal&#10;#SBATCH --time=6:00:20&#10;mkdir -p /home/fh2-project-sda/fj0219/mallob//mallob_logs/mallob_id1004_13x4x5_21620s&#10;echo logging into /home/fh2-project-sda/fj0219/mallob/mallob_logs/mallob_id1004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4_13x4x5_21620s_log</text:p>
            <text:p>#SBATCH --error=mallob_id1004_13x4x5_21620s_err</text:p>
            <text:p>#SBATCH --job-name=mallob_id1004_13x4x5_21620s</text:p>
            <text:p>#SBATCH --partition=normal</text:p>
            <text:p>#SBATCH --time=6:00:20</text:p>
            <text:p>mkdir -p /home/fh2-project-sda/fj0219/mallob//mallob_logs/mallob_id1004_13x4x5_21620s</text:p>
            <text:p>echo logging into /home/fh2-project-sda/fj0219/mallob/mallob_logs/mallob_id1004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0 -md=0 -p=5 -s=1 -v=4 -q -warmup -log=/home/fh2-project-sda/fj0219/mallob//mallob_logs/mallob_id1004_13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5" calcext:value-type="float">
            <text:p>1005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1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0 -cpuh-per-instance=10 -derandomize -ba=4 -g=5 -md=0 -p=5 -s=1 -v=4 -q -warmup" calcext:value-type="string">
            <text:p>/home/fh2-project-sda/fj0219/mallob/scenarios/scenario_all_c1 -c=1 -l=0.930 -t=4 -T=21600 -lbc=1 -time-per-instance=0 -cpuh-per-instance=10 -derandomize -ba=4 -g=5 -md=0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1005_9x4x5_21620s" calcext:value-type="string">
            <text:p>mallob_id1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1005_9x4x5_21620s_log&#10;#SBATCH --error=mallob_id1005_9x4x5_21620s_err&#10;#SBATCH --job-name=mallob_id1005_9x4x5_21620s&#10;#SBATCH --partition=normal&#10;#SBATCH --time=6:00:20&#10;mkdir -p /home/fh2-project-sda/fj0219/mallob//mallob_logs/mallob_id1005_9x4x5_21620s&#10;echo logging into /home/fh2-project-sda/fj0219/mallob/mallob_logs/mallob_id1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5_9x4x5_21620s_log</text:p>
            <text:p>#SBATCH --error=mallob_id1005_9x4x5_21620s_err</text:p>
            <text:p>#SBATCH --job-name=mallob_id1005_9x4x5_21620s</text:p>
            <text:p>#SBATCH --partition=normal</text:p>
            <text:p>#SBATCH --time=6:00:20</text:p>
            <text:p>mkdir -p /home/fh2-project-sda/fj0219/mallob//mallob_logs/mallob_id1005_9x4x5_21620s</text:p>
            <text:p>echo logging into /home/fh2-project-sda/fj0219/mallob/mallob_logs/mallob_id1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5 -md=0 -p=5 -s=1 -v=4 -q -warmup -log=/home/fh2-project-sda/fj0219/mallob//mallob_logs/mallob_id1005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6" calcext:value-type="float">
            <text:p>1006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E8]-[.G8]" office:value-type="float" office:value="34" calcext:value-type="float">
            <text:p>3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21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8]*[.G8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00" calcext:value-type="float">
            <text:p>2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4 -T=21600 -lbc=1 -time-per-instance=0 -cpuh-per-instance=10 -derandomize -ba=4 -g=5 -md=0 -p=5 -s=1 -v=4 -q -warmup" calcext:value-type="string">
            <text:p>/home/fh2-project-sda/fj0219/mallob/scenarios/scenario_all_c2 -c=2 -l=0.950 -t=4 -T=21600 -lbc=1 -time-per-instance=0 -cpuh-per-instance=10 -derandomize -ba=4 -g=5 -md=0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1006_9x4x5_21620s" calcext:value-type="string">
            <text:p>mallob_id1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1006_9x4x5_21620s_log&#10;#SBATCH --error=mallob_id1006_9x4x5_21620s_err&#10;#SBATCH --job-name=mallob_id1006_9x4x5_21620s&#10;#SBATCH --partition=normal&#10;#SBATCH --time=6:00:20&#10;mkdir -p /home/fh2-project-sda/fj0219/mallob//mallob_logs/mallob_id1006_9x4x5_21620s&#10;echo logging into /home/fh2-project-sda/fj0219/mallob/mallob_logs/mallob_id1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1006_9x4x5_21620s_log</text:p>
            <text:p>#SBATCH --error=mallob_id1006_9x4x5_21620s_err</text:p>
            <text:p>#SBATCH --job-name=mallob_id1006_9x4x5_21620s</text:p>
            <text:p>#SBATCH --partition=normal</text:p>
            <text:p>#SBATCH --time=6:00:20</text:p>
            <text:p>mkdir -p /home/fh2-project-sda/fj0219/mallob//mallob_logs/mallob_id1006_9x4x5_21620s</text:p>
            <text:p>echo logging into /home/fh2-project-sda/fj0219/mallob/mallob_logs/mallob_id1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4 -T=21600 -lbc=1 -time-per-instance=0 -cpuh-per-instance=10 -derandomize -ba=4 -g=5 -md=0 -p=5 -s=1 -v=4 -q -warmup -log=/home/fh2-project-sda/fj0219/mallob//mallob_logs/mallob_id1006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7" calcext:value-type="float">
            <text:p>100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40" calcext:value-type="float">
            <text:p>4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E9]-[.G9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200" calcext:value-type="float">
            <text:p>120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9]*[.G9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10 -t=4 -T=21600 -lbc=1 -time-per-instance=0 -cpuh-per-instance=10 -derandomize -ba=4 -g=5 -md=0 -p=5 -s=1 -v=4 -q -warmup" calcext:value-type="string">
            <text:p>/home/fh2-project-sda/fj0219/mallob/scenarios/scenario_all_c4 -c=4 -l=0.910 -t=4 -T=21600 -lbc=1 -time-per-instance=0 -cpuh-per-instance=10 -derandomize -ba=4 -g=5 -md=0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1007_10x4x5_21620s" calcext:value-type="string">
            <text:p>mallob_id1007_10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10&#10;#SBATCH --ntasks=40&#10;#SBATCH --cpus-per-task=5&#10;#SBATCH --output=mallob_id1007_10x4x5_21620s_log&#10;#SBATCH --error=mallob_id1007_10x4x5_21620s_err&#10;#SBATCH --job-name=mallob_id1007_10x4x5_21620s&#10;#SBATCH --partition=normal&#10;#SBATCH --time=6:00:20&#10;mkdir -p /home/fh2-project-sda/fj0219/mallob//mallob_logs/mallob_id1007_10x4x5_21620s&#10;echo logging into /home/fh2-project-sda/fj0219/mallob/mallob_logs/mallob_id1007_10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&#10;echo finished" calcext:value-type="string">
            <text:p>#!/bin/bash</text:p>
            <text:p>#SBATCH --nodes=10</text:p>
            <text:p>#SBATCH --ntasks=40</text:p>
            <text:p>#SBATCH --cpus-per-task=5</text:p>
            <text:p>#SBATCH --output=mallob_id1007_10x4x5_21620s_log</text:p>
            <text:p>#SBATCH --error=mallob_id1007_10x4x5_21620s_err</text:p>
            <text:p>#SBATCH --job-name=mallob_id1007_10x4x5_21620s</text:p>
            <text:p>#SBATCH --partition=normal</text:p>
            <text:p>#SBATCH --time=6:00:20</text:p>
            <text:p>mkdir -p /home/fh2-project-sda/fj0219/mallob//mallob_logs/mallob_id1007_10x4x5_21620s</text:p>
            <text:p>echo logging into /home/fh2-project-sda/fj0219/mallob/mallob_logs/mallob_id1007_10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10 -t=4 -T=21600 -lbc=1 -time-per-instance=0 -cpuh-per-instance=10 -derandomize -ba=4 -g=5 -md=0 -p=5 -s=1 -v=4 -q -warmup -log=/home/fh2-project-sda/fj0219/mallob//mallob_logs/mallob_id1007_10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8" calcext:value-type="float">
            <text:p>1008</text:p>
          </table:table-cell>
          <table:table-cell table:style-name="ce10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44" calcext:value-type="float">
            <text:p>44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E10]-[.G10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320" calcext:value-type="float">
            <text:p>13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10 -t=4 -T=21600 -lbc=1 -time-per-instance=0 -cpuh-per-instance=10 -derandomize -ba=4 -g=5 -md=0 -p=5 -s=1 -v=4 -q -warmup" calcext:value-type="string">
            <text:p>/home/fh2-project-sda/fj0219/mallob/scenarios/scenario_all_c8 -c=8 -l=0.910 -t=4 -T=21600 -lbc=1 -time-per-instance=0 -cpuh-per-instance=10 -derandomize -ba=4 -g=5 -md=0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1008_11x4x5_21620s" calcext:value-type="string">
            <text:p>mallob_id1008_11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11&#10;#SBATCH --ntasks=44&#10;#SBATCH --cpus-per-task=5&#10;#SBATCH --output=mallob_id1008_11x4x5_21620s_log&#10;#SBATCH --error=mallob_id1008_11x4x5_21620s_err&#10;#SBATCH --job-name=mallob_id1008_11x4x5_21620s&#10;#SBATCH --partition=normal&#10;#SBATCH --time=6:00:20&#10;mkdir -p /home/fh2-project-sda/fj0219/mallob//mallob_logs/mallob_id1008_11x4x5_21620s&#10;echo logging into /home/fh2-project-sda/fj0219/mallob/mallob_logs/mallob_id1008_11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&#10;echo finished" calcext:value-type="string">
            <text:p>#!/bin/bash</text:p>
            <text:p>#SBATCH --nodes=11</text:p>
            <text:p>#SBATCH --ntasks=44</text:p>
            <text:p>#SBATCH --cpus-per-task=5</text:p>
            <text:p>#SBATCH --output=mallob_id1008_11x4x5_21620s_log</text:p>
            <text:p>#SBATCH --error=mallob_id1008_11x4x5_21620s_err</text:p>
            <text:p>#SBATCH --job-name=mallob_id1008_11x4x5_21620s</text:p>
            <text:p>#SBATCH --partition=normal</text:p>
            <text:p>#SBATCH --time=6:00:20</text:p>
            <text:p>mkdir -p /home/fh2-project-sda/fj0219/mallob//mallob_logs/mallob_id1008_11x4x5_21620s</text:p>
            <text:p>echo logging into /home/fh2-project-sda/fj0219/mallob/mallob_logs/mallob_id1008_11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10 -t=4 -T=21600 -lbc=1 -time-per-instance=0 -cpuh-per-instance=10 -derandomize -ba=4 -g=5 -md=0 -p=5 -s=1 -v=4 -q -warmup -log=/home/fh2-project-sda/fj0219/mallob//mallob_logs/mallob_id1008_11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1009" calcext:value-type="float">
            <text:p>1009</text:p>
          </table:table-cell>
          <table:table-cell table:style-name="ce10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52" calcext:value-type="float">
            <text:p>52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E11]-[.G11]" office:value-type="float" office:value="36" calcext:value-type="float">
            <text:p>36</text:p>
          </table:table-cell>
          <table:table-cell table:style-name="ce20" office:value-type="float" office:value="0.91" calcext:value-type="float">
            <text:p>0.910</text:p>
          </table:table-cell>
          <table:table-cell table:style-name="ce21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560" calcext:value-type="float">
            <text:p>156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O11]*[.G11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10 -t=4 -T=21600 -lbc=1 -time-per-instance=0 -cpuh-per-instance=10 -derandomize -ba=4 -g=5 -md=0 -p=5 -s=1 -v=4 -q -warmup" calcext:value-type="string">
            <text:p>/home/fh2-project-sda/fj0219/mallob/scenarios/scenario_all_c16 -c=16 -l=0.910 -t=4 -T=21600 -lbc=1 -time-per-instance=0 -cpuh-per-instance=10 -derandomize -ba=4 -g=5 -md=0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1009_13x4x5_21620s" calcext:value-type="string">
            <text:p>mallob_id1009_13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3&#10;#SBATCH --ntasks=52&#10;#SBATCH --cpus-per-task=5&#10;#SBATCH --output=mallob_id1009_13x4x5_21620s_log&#10;#SBATCH --error=mallob_id1009_13x4x5_21620s_err&#10;#SBATCH --job-name=mallob_id1009_13x4x5_21620s&#10;#SBATCH --partition=normal&#10;#SBATCH --time=6:00:20&#10;mkdir -p /home/fh2-project-sda/fj0219/mallob//mallob_logs/mallob_id1009_13x4x5_21620s&#10;echo logging into /home/fh2-project-sda/fj0219/mallob/mallob_logs/mallob_id1009_13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&#10;echo finished" calcext:value-type="string">
            <text:p>#!/bin/bash</text:p>
            <text:p>#SBATCH --nodes=13</text:p>
            <text:p>#SBATCH --ntasks=52</text:p>
            <text:p>#SBATCH --cpus-per-task=5</text:p>
            <text:p>#SBATCH --output=mallob_id1009_13x4x5_21620s_log</text:p>
            <text:p>#SBATCH --error=mallob_id1009_13x4x5_21620s_err</text:p>
            <text:p>#SBATCH --job-name=mallob_id1009_13x4x5_21620s</text:p>
            <text:p>#SBATCH --partition=normal</text:p>
            <text:p>#SBATCH --time=6:00:20</text:p>
            <text:p>mkdir -p /home/fh2-project-sda/fj0219/mallob//mallob_logs/mallob_id1009_13x4x5_21620s</text:p>
            <text:p>echo logging into /home/fh2-project-sda/fj0219/mallob/mallob_logs/mallob_id1009_13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10 -t=4 -T=21600 -lbc=1 -time-per-instance=0 -cpuh-per-instance=10 -derandomize -ba=4 -g=5 -md=0 -p=5 -s=1 -v=4 -q -warmup -log=/home/fh2-project-sda/fj0219/mallob//mallob_logs/mallob_id1009_13x4x5_21620s</text:p>
            <text:p>echo finished</text:p>
          </table:table-cell>
          <table:table-cell table:style-name="ce2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1])" office:value-type="float" office:value="12480" calcext:value-type="float">
            <text:p>1248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  <table:table-cell table:style-name="ce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4">
          <table:table-cell table:style-name="ce5" office:value-type="string" calcext:value-type="string" table:number-columns-spanned="38" table:number-rows-spanned="1">
            <text:p>Given a constant amount of computational power, how does overall performance evolve with respect to the number of job streams?</text:p>
            <text:p>How do results differ when jobs <text:span text:style-name="T1">gradually</text:span> increase their demand?</text:p>
            <text:p>=&gt; Test quality of load balancing and effectiveness of gradual demand increase when scaling overall load.</text:p>
            <text:p>Each job is capped at 10 CPUh such that the system should have a throughput on "unsolvable" jobs that is invariant to the overall load.</text:p>
          </table:table-cell>
          <table:covered-table-cell/>
          <table:covered-table-cell table:style-name="Default"/>
          <table:covered-table-cell table:number-columns-repeated="35"/>
          <table:table-cell table:style-name="ce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5"/>
          <table:table-cell table:style-name="ce2"/>
        </table:table-row>
        <table:table-row table:style-name="ro1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ScaleDemandVsLBC_1Client_9x4x5_1wchVs10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5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2]/3600*[.F2]*[.B2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2]*[.G2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12.5" calcext:value-type="float">
            <text:p>12,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2]*[.S2]/3600" office:value-type="float" office:value="12.5" calcext:value-type="float">
            <text:p>1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6" calcext:value-type="float">
            <text:p>6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600 -lbc=32 -time-per-instance=3600 -cpuh-per-instance=0 -derandomize -ba=4 -g=0 -md=1 -p=5 -s=1 -v=4 -q -warmup" calcext:value-type="string">
            <text:p>/home/fh2-project-sda/fj0219/mallob/scenarios/scenario_all_c1 -c=1 -l=0.930 -t=4 -T=21600 -lbc=32 -time-per-instance=3600 -cpuh-per-instance=0 -derandomize -ba=4 -g=0 -md=1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2000_9x4x5_21620s" calcext:value-type="string">
            <text:p>mallob_id2000_9x4x5_21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2000_9x4x5_21620s_log&#10;#SBATCH --error=mallob_id2000_9x4x5_21620s_err&#10;#SBATCH --job-name=mallob_id2000_9x4x5_21620s&#10;#SBATCH --partition=normal&#10;#SBATCH --time=6:00:20&#10;mkdir -p /home/fh2-project-sda/fj0219/mallob//mallob_logs/mallob_id2000_9x4x5_21620s&#10;echo logging into /home/fh2-project-sda/fj0219/mallob/mallob_logs/mallob_id2000_9x4x5_21620s&#10;module load mpi/openmpi/3.1&#10;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0_9x4x5_21620s_log</text:p>
            <text:p>#SBATCH --error=mallob_id2000_9x4x5_21620s_err</text:p>
            <text:p>#SBATCH --job-name=mallob_id2000_9x4x5_21620s</text:p>
            <text:p>#SBATCH --partition=normal</text:p>
            <text:p>#SBATCH --time=6:00:20</text:p>
            <text:p>mkdir -p /home/fh2-project-sda/fj0219/mallob//mallob_logs/mallob_id2000_9x4x5_21620s</text:p>
            <text:p>echo logging into /home/fh2-project-sda/fj0219/mallob/mallob_logs/mallob_id2000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32 -time-per-instance=3600 -cpuh-per-instance=0 -derandomize -ba=4 -g=0 -md=1 -p=5 -s=1 -v=4 -q -warmup -log=/home/fh2-project-sda/fj0219/mallob//mallob_logs/mallob_id2000_9x4x5_21620s</text:p>
            <text:p>echo finished</text:p>
          </table:table-cell>
          <table:table-cell table:style-name="ce2"/>
        </table:table-row>
        <table:table-row table:style-name="ro5"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3]-[.G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3]/3600*[.F3]*[.B3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400" calcext:value-type="float">
            <text:p>4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3]*[.S3]/3600" office:value-type="float" office:value="25" calcext:value-type="float">
            <text:p>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" table:formula="of:=FLOOR(([.M3]+20)/3600)" office:value-type="float" office:value="6" calcext:value-type="float">
            <text:p>6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600 -lbc=16 -time-per-instance=3600 -cpuh-per-instance=0 -derandomize -ba=4 -g=0 -md=2 -p=5 -s=1 -v=4 -q -warmup" calcext:value-type="string">
            <text:p>/home/fh2-project-sda/fj0219/mallob/scenarios/scenario_all_c1 -c=1 -l=0.930 -t=4 -T=21600 -lbc=16 -time-per-instance=3600 -cpuh-per-instance=0 -derandomize -ba=4 -g=0 -md=2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2001_9x4x5_21620s" calcext:value-type="string">
            <text:p>mallob_id2001_9x4x5_21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2001_9x4x5_21620s_log&#10;#SBATCH --error=mallob_id2001_9x4x5_21620s_err&#10;#SBATCH --job-name=mallob_id2001_9x4x5_21620s&#10;#SBATCH --partition=normal&#10;#SBATCH --time=6:00:20&#10;mkdir -p /home/fh2-project-sda/fj0219/mallob//mallob_logs/mallob_id2001_9x4x5_21620s&#10;echo logging into /home/fh2-project-sda/fj0219/mallob/mallob_logs/mallob_id2001_9x4x5_21620s&#10;module load mpi/openmpi/3.1&#10;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1_9x4x5_21620s_log</text:p>
            <text:p>#SBATCH --error=mallob_id2001_9x4x5_21620s_err</text:p>
            <text:p>#SBATCH --job-name=mallob_id2001_9x4x5_21620s</text:p>
            <text:p>#SBATCH --partition=normal</text:p>
            <text:p>#SBATCH --time=6:00:20</text:p>
            <text:p>mkdir -p /home/fh2-project-sda/fj0219/mallob//mallob_logs/mallob_id2001_9x4x5_21620s</text:p>
            <text:p>echo logging into /home/fh2-project-sda/fj0219/mallob/mallob_logs/mallob_id2001_9x4x5_21620s</text:p>
            <text:p>module load mpi/openmpi/3.1</text:p>
            <text:p>mpirun --bind-to core --map-by core -report-bindings /home/fh2-project-sda/fj0219/mallob//build/mallob /home/fh2-project-sda/fj0219/mallob/scenarios/scenario_all_c1 -c=1 -l=0.930 -t=4 -T=21600 -lbc=16 -time-per-instance=3600 -cpuh-per-instance=0 -derandomize -ba=4 -g=0 -md=2 -p=5 -s=1 -v=4 -q -warmup -log=/home/fh2-project-sda/fj0219/mallob//mallob_logs/mallob_id2001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36" calcext:value-type="float">
            <text:p>36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4]-[.G4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4]/3600*[.F4]*[.B4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4]*[.G4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400" calcext:value-type="float">
            <text:p>400</text:p>
          </table:table-cell>
          <table:table-cell table:style-name="ce14" table:formula="of:=[.R4]/[.O4]" office:value-type="float" office:value="50" calcext:value-type="float">
            <text:p>5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4]*[.S4]/3600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" table:formula="of:=FLOOR(([.M4]+20)/3600)" office:value-type="float" office:value="6" calcext:value-type="float">
            <text:p>6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600 -lbc=8 -time-per-instance=3600 -cpuh-per-instance=0 -derandomize -ba=4 -g=0 -md=4 -p=5 -s=1 -v=4 -q -warmup" calcext:value-type="string">
            <text:p>/home/fh2-project-sda/fj0219/mallob/scenarios/scenario_all_c1 -c=1 -l=0.930 -t=4 -T=21600 -lbc=8 -time-per-instance=3600 -cpuh-per-instance=0 -derandomize -ba=4 -g=0 -md=4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2002_9x4x5_21620s" calcext:value-type="string">
            <text:p>mallob_id2002_9x4x5_21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2002_9x4x5_21620s_log&#10;#SBATCH --error=mallob_id2002_9x4x5_21620s_err&#10;#SBATCH --job-name=mallob_id2002_9x4x5_21620s&#10;#SBATCH --partition=normal&#10;#SBATCH --time=6:00:20&#10;mkdir -p /home/fh2-project-sda/fj0219/mallob//mallob_logs/mallob_id2002_9x4x5_21620s&#10;echo logging into /home/fh2-project-sda/fj0219/mallob/mallob_logs/mallob_id2002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2_9x4x5_21620s_log</text:p>
            <text:p>#SBATCH --error=mallob_id2002_9x4x5_21620s_err</text:p>
            <text:p>#SBATCH --job-name=mallob_id2002_9x4x5_21620s</text:p>
            <text:p>#SBATCH --partition=normal</text:p>
            <text:p>#SBATCH --time=6:00:20</text:p>
            <text:p>mkdir -p /home/fh2-project-sda/fj0219/mallob//mallob_logs/mallob_id2002_9x4x5_21620s</text:p>
            <text:p>echo logging into /home/fh2-project-sda/fj0219/mallob/mallob_logs/mallob_id2002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3600 -cpuh-per-instance=0 -derandomize -ba=4 -g=0 -md=4 -p=5 -s=1 -v=4 -q -warmup -log=/home/fh2-project-sda/fj0219/mallob//mallob_logs/mallob_id2002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3" calcext:value-type="float">
            <text:p>20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36" calcext:value-type="float">
            <text:p>36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5]-[.G5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5]/3600*[.F5]*[.B5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5]*[.G5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400" calcext:value-type="float">
            <text:p>400</text:p>
          </table:table-cell>
          <table:table-cell table:style-name="ce14" table:formula="of:=[.R5]/[.O5]" office:value-type="float" office:value="100" calcext:value-type="float">
            <text:p>1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5]*[.S5]/3600" office:value-type="float" office:value="100" calcext:value-type="float">
            <text:p>1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" table:formula="of:=FLOOR(([.M5]+20)/3600)" office:value-type="float" office:value="6" calcext:value-type="float">
            <text:p>6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600 -lbc=4 -time-per-instance=3600 -cpuh-per-instance=0 -derandomize -ba=4 -g=0 -md=8 -p=5 -s=1 -v=4 -q -warmup" calcext:value-type="string">
            <text:p>/home/fh2-project-sda/fj0219/mallob/scenarios/scenario_all_c1 -c=1 -l=0.930 -t=4 -T=21600 -lbc=4 -time-per-instance=3600 -cpuh-per-instance=0 -derandomize -ba=4 -g=0 -md=8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2003_9x4x5_21620s" calcext:value-type="string">
            <text:p>mallob_id2003_9x4x5_21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2003_9x4x5_21620s_log&#10;#SBATCH --error=mallob_id2003_9x4x5_21620s_err&#10;#SBATCH --job-name=mallob_id2003_9x4x5_21620s&#10;#SBATCH --partition=normal&#10;#SBATCH --time=6:00:20&#10;mkdir -p /home/fh2-project-sda/fj0219/mallob//mallob_logs/mallob_id2003_9x4x5_21620s&#10;echo logging into /home/fh2-project-sda/fj0219/mallob/mallob_logs/mallob_id2003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3_9x4x5_21620s_log</text:p>
            <text:p>#SBATCH --error=mallob_id2003_9x4x5_21620s_err</text:p>
            <text:p>#SBATCH --job-name=mallob_id2003_9x4x5_21620s</text:p>
            <text:p>#SBATCH --partition=normal</text:p>
            <text:p>#SBATCH --time=6:00:20</text:p>
            <text:p>mkdir -p /home/fh2-project-sda/fj0219/mallob//mallob_logs/mallob_id2003_9x4x5_21620s</text:p>
            <text:p>echo logging into /home/fh2-project-sda/fj0219/mallob/mallob_logs/mallob_id2003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3600 -cpuh-per-instance=0 -derandomize -ba=4 -g=0 -md=8 -p=5 -s=1 -v=4 -q -warmup -log=/home/fh2-project-sda/fj0219/mallob//mallob_logs/mallob_id2003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4" calcext:value-type="float">
            <text:p>20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36" calcext:value-type="float">
            <text:p>36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6]-[.G6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6]/3600*[.F6]*[.B6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6]*[.G6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400" calcext:value-type="float">
            <text:p>400</text:p>
          </table:table-cell>
          <table:table-cell table:style-name="ce14" table:formula="of:=[.R6]/[.O6]" office:value-type="float" office:value="200" calcext:value-type="float">
            <text:p>2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6]*[.S6]/3600" office:value-type="float" office:value="200" calcext:value-type="float">
            <text:p>2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" table:formula="of:=FLOOR(([.M6]+20)/3600)" office:value-type="float" office:value="6" calcext:value-type="float">
            <text:p>6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600 -lbc=2 -time-per-instance=3600 -cpuh-per-instance=0 -derandomize -ba=4 -g=0 -md=16 -p=5 -s=1 -v=4 -q -warmup" calcext:value-type="string">
            <text:p>/home/fh2-project-sda/fj0219/mallob/scenarios/scenario_all_c1 -c=1 -l=0.930 -t=4 -T=21600 -lbc=2 -time-per-instance=3600 -cpuh-per-instance=0 -derandomize -ba=4 -g=0 -md=16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2004_9x4x5_21620s" calcext:value-type="string">
            <text:p>mallob_id2004_9x4x5_21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2004_9x4x5_21620s_log&#10;#SBATCH --error=mallob_id2004_9x4x5_21620s_err&#10;#SBATCH --job-name=mallob_id2004_9x4x5_21620s&#10;#SBATCH --partition=normal&#10;#SBATCH --time=6:00:20&#10;mkdir -p /home/fh2-project-sda/fj0219/mallob//mallob_logs/mallob_id2004_9x4x5_21620s&#10;echo logging into /home/fh2-project-sda/fj0219/mallob/mallob_logs/mallob_id2004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4_9x4x5_21620s_log</text:p>
            <text:p>#SBATCH --error=mallob_id2004_9x4x5_21620s_err</text:p>
            <text:p>#SBATCH --job-name=mallob_id2004_9x4x5_21620s</text:p>
            <text:p>#SBATCH --partition=normal</text:p>
            <text:p>#SBATCH --time=6:00:20</text:p>
            <text:p>mkdir -p /home/fh2-project-sda/fj0219/mallob//mallob_logs/mallob_id2004_9x4x5_21620s</text:p>
            <text:p>echo logging into /home/fh2-project-sda/fj0219/mallob/mallob_logs/mallob_id2004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3600 -cpuh-per-instance=0 -derandomize -ba=4 -g=0 -md=16 -p=5 -s=1 -v=4 -q -warmup -log=/home/fh2-project-sda/fj0219/mallob//mallob_logs/mallob_id2004_9x4x5_2162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2005" calcext:value-type="float">
            <text:p>20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7]/3600*[.F7]*[.B7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10" office:value-type="float" office:value="3600" calcext:value-type="float">
            <text:p>3600</text:p>
          </table:table-cell>
          <table:table-cell table:style-name="ce9" office:value-type="float" office:value="0" calcext:value-type="float">
            <text:p>0</text:p>
          </table:table-cell>
          <table:table-cell table:style-name="ce14" table:formula="of:=[.T7]*[.S7]/3600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6" calcext:value-type="float">
            <text:p>6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600 -lbc=1 -time-per-instance=3600 -cpuh-per-instance=0 -derandomize -ba=4 -g=0 -md=32 -p=5 -s=1 -v=4 -q -warmup" calcext:value-type="string">
            <text:p>/home/fh2-project-sda/fj0219/mallob/scenarios/scenario_all_c1 -c=1 -l=0.930 -t=4 -T=21600 -lbc=1 -time-per-instance=3600 -cpuh-per-instance=0 -derandomize -ba=4 -g=0 -md=32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2005_9x4x5_21620s" calcext:value-type="string">
            <text:p>mallob_id2005_9x4x5_21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2005_9x4x5_21620s_log&#10;#SBATCH --error=mallob_id2005_9x4x5_21620s_err&#10;#SBATCH --job-name=mallob_id2005_9x4x5_21620s&#10;#SBATCH --partition=normal&#10;#SBATCH --time=6:00:20&#10;mkdir -p /home/fh2-project-sda/fj0219/mallob//mallob_logs/mallob_id2005_9x4x5_21620s&#10;echo logging into /home/fh2-project-sda/fj0219/mallob/mallob_logs/mallob_id2005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5_9x4x5_21620s_log</text:p>
            <text:p>#SBATCH --error=mallob_id2005_9x4x5_21620s_err</text:p>
            <text:p>#SBATCH --job-name=mallob_id2005_9x4x5_21620s</text:p>
            <text:p>#SBATCH --partition=normal</text:p>
            <text:p>#SBATCH --time=6:00:20</text:p>
            <text:p>mkdir -p /home/fh2-project-sda/fj0219/mallob//mallob_logs/mallob_id2005_9x4x5_21620s</text:p>
            <text:p>echo logging into /home/fh2-project-sda/fj0219/mallob/mallob_logs/mallob_id2005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3600 -cpuh-per-instance=0 -derandomize -ba=4 -g=0 -md=32 -p=5 -s=1 -v=4 -q -warmup -log=/home/fh2-project-sda/fj0219/mallob//mallob_logs/mallob_id2005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8]-[.G8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8]/3600*[.F8]*[.B8]" office:value-type="float" office:value="1080" calcext:value-type="float">
            <text:p>1080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8]*[.G8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400" calcext:value-type="float">
            <text:p>400</text:p>
          </table:table-cell>
          <table:table-cell table:style-name="ce14" table:formula="of:=[.R8]/[.O8]" office:value-type="float" office:value="12.5" calcext:value-type="float">
            <text:p>12,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" table:formula="of:=FLOOR(([.M8]+20)/3600)" office:value-type="float" office:value="6" calcext:value-type="float">
            <text:p>6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600 -lbc=32 -time-per-instance=0 -cpuh-per-instance=10 -derandomize -ba=4 -g=0 -md=1 -p=5 -s=1 -v=4 -q -warmup" calcext:value-type="string">
            <text:p>/home/fh2-project-sda/fj0219/mallob/scenarios/scenario_all_c1 -c=1 -l=0.930 -t=4 -T=21600 -lbc=32 -time-per-instance=0 -cpuh-per-instance=10 -derandomize -ba=4 -g=0 -md=1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2006_9x4x5_21620s" calcext:value-type="string">
            <text:p>mallob_id2006_9x4x5_21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2006_9x4x5_21620s_log&#10;#SBATCH --error=mallob_id2006_9x4x5_21620s_err&#10;#SBATCH --job-name=mallob_id2006_9x4x5_21620s&#10;#SBATCH --partition=normal&#10;#SBATCH --time=6:00:20&#10;mkdir -p /home/fh2-project-sda/fj0219/mallob//mallob_logs/mallob_id2006_9x4x5_21620s&#10;echo logging into /home/fh2-project-sda/fj0219/mallob/mallob_logs/mallob_id2006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6_9x4x5_21620s_log</text:p>
            <text:p>#SBATCH --error=mallob_id2006_9x4x5_21620s_err</text:p>
            <text:p>#SBATCH --job-name=mallob_id2006_9x4x5_21620s</text:p>
            <text:p>#SBATCH --partition=normal</text:p>
            <text:p>#SBATCH --time=6:00:20</text:p>
            <text:p>mkdir -p /home/fh2-project-sda/fj0219/mallob//mallob_logs/mallob_id2006_9x4x5_21620s</text:p>
            <text:p>echo logging into /home/fh2-project-sda/fj0219/mallob/mallob_logs/mallob_id2006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32 -time-per-instance=0 -cpuh-per-instance=10 -derandomize -ba=4 -g=0 -md=1 -p=5 -s=1 -v=4 -q -warmup -log=/home/fh2-project-sda/fj0219/mallob//mallob_logs/mallob_id2006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7" calcext:value-type="float">
            <text:p>200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36" calcext:value-type="float">
            <text:p>36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9]-[.G9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9]/3600*[.F9]*[.B9]" office:value-type="float" office:value="1080" calcext:value-type="float">
            <text:p>1080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9]*[.G9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400" calcext:value-type="float">
            <text:p>400</text:p>
          </table:table-cell>
          <table:table-cell table:style-name="ce14" table:formula="of:=[.R9]/[.O9]" office:value-type="float" office:value="25" calcext:value-type="float">
            <text:p>25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" table:formula="of:=FLOOR(([.M9]+20)/3600)" office:value-type="float" office:value="6" calcext:value-type="float">
            <text:p>6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600 -lbc=16 -time-per-instance=0 -cpuh-per-instance=10 -derandomize -ba=4 -g=0 -md=2 -p=5 -s=1 -v=4 -q -warmup" calcext:value-type="string">
            <text:p>/home/fh2-project-sda/fj0219/mallob/scenarios/scenario_all_c1 -c=1 -l=0.930 -t=4 -T=21600 -lbc=16 -time-per-instance=0 -cpuh-per-instance=10 -derandomize -ba=4 -g=0 -md=2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2007_9x4x5_21620s" calcext:value-type="string">
            <text:p>mallob_id2007_9x4x5_21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2007_9x4x5_21620s_log&#10;#SBATCH --error=mallob_id2007_9x4x5_21620s_err&#10;#SBATCH --job-name=mallob_id2007_9x4x5_21620s&#10;#SBATCH --partition=normal&#10;#SBATCH --time=6:00:20&#10;mkdir -p /home/fh2-project-sda/fj0219/mallob//mallob_logs/mallob_id2007_9x4x5_21620s&#10;echo logging into /home/fh2-project-sda/fj0219/mallob/mallob_logs/mallob_id2007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7_9x4x5_21620s_log</text:p>
            <text:p>#SBATCH --error=mallob_id2007_9x4x5_21620s_err</text:p>
            <text:p>#SBATCH --job-name=mallob_id2007_9x4x5_21620s</text:p>
            <text:p>#SBATCH --partition=normal</text:p>
            <text:p>#SBATCH --time=6:00:20</text:p>
            <text:p>mkdir -p /home/fh2-project-sda/fj0219/mallob//mallob_logs/mallob_id2007_9x4x5_21620s</text:p>
            <text:p>echo logging into /home/fh2-project-sda/fj0219/mallob/mallob_logs/mallob_id2007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6 -time-per-instance=0 -cpuh-per-instance=10 -derandomize -ba=4 -g=0 -md=2 -p=5 -s=1 -v=4 -q -warmup -log=/home/fh2-project-sda/fj0219/mallob//mallob_logs/mallob_id2007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8" calcext:value-type="float">
            <text:p>200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36" calcext:value-type="float">
            <text:p>36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0]-[.G10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0]/3600*[.F10]*[.B10]" office:value-type="float" office:value="1080" calcext:value-type="float">
            <text:p>1080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400" calcext:value-type="float">
            <text:p>40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" table:formula="of:=FLOOR(([.M10]+20)/3600)" office:value-type="float" office:value="6" calcext:value-type="float">
            <text:p>6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600 -lbc=8 -time-per-instance=0 -cpuh-per-instance=10 -derandomize -ba=4 -g=0 -md=4 -p=5 -s=1 -v=4 -q -warmup" calcext:value-type="string">
            <text:p>/home/fh2-project-sda/fj0219/mallob/scenarios/scenario_all_c1 -c=1 -l=0.930 -t=4 -T=21600 -lbc=8 -time-per-instance=0 -cpuh-per-instance=10 -derandomize -ba=4 -g=0 -md=4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2008_9x4x5_21620s" calcext:value-type="string">
            <text:p>mallob_id2008_9x4x5_21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2008_9x4x5_21620s_log&#10;#SBATCH --error=mallob_id2008_9x4x5_21620s_err&#10;#SBATCH --job-name=mallob_id2008_9x4x5_21620s&#10;#SBATCH --partition=normal&#10;#SBATCH --time=6:00:20&#10;mkdir -p /home/fh2-project-sda/fj0219/mallob//mallob_logs/mallob_id2008_9x4x5_21620s&#10;echo logging into /home/fh2-project-sda/fj0219/mallob/mallob_logs/mallob_id2008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8_9x4x5_21620s_log</text:p>
            <text:p>#SBATCH --error=mallob_id2008_9x4x5_21620s_err</text:p>
            <text:p>#SBATCH --job-name=mallob_id2008_9x4x5_21620s</text:p>
            <text:p>#SBATCH --partition=normal</text:p>
            <text:p>#SBATCH --time=6:00:20</text:p>
            <text:p>mkdir -p /home/fh2-project-sda/fj0219/mallob//mallob_logs/mallob_id2008_9x4x5_21620s</text:p>
            <text:p>echo logging into /home/fh2-project-sda/fj0219/mallob/mallob_logs/mallob_id2008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8 -time-per-instance=0 -cpuh-per-instance=10 -derandomize -ba=4 -g=0 -md=4 -p=5 -s=1 -v=4 -q -warmup -log=/home/fh2-project-sda/fj0219/mallob//mallob_logs/mallob_id2008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09" calcext:value-type="float">
            <text:p>20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36" calcext:value-type="float">
            <text:p>36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1]-[.G11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1]/3600*[.F11]*[.B11]" office:value-type="float" office:value="1080" calcext:value-type="float">
            <text:p>1080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11]*[.G11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400" calcext:value-type="float">
            <text:p>400</text:p>
          </table:table-cell>
          <table:table-cell table:style-name="ce14" table:formula="of:=[.R11]/[.O11]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" table:formula="of:=FLOOR(([.M11]+20)/3600)" office:value-type="float" office:value="6" calcext:value-type="float">
            <text:p>6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600 -lbc=4 -time-per-instance=0 -cpuh-per-instance=10 -derandomize -ba=4 -g=0 -md=8 -p=5 -s=1 -v=4 -q -warmup" calcext:value-type="string">
            <text:p>/home/fh2-project-sda/fj0219/mallob/scenarios/scenario_all_c1 -c=1 -l=0.930 -t=4 -T=21600 -lbc=4 -time-per-instance=0 -cpuh-per-instance=10 -derandomize -ba=4 -g=0 -md=8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2009_9x4x5_21620s" calcext:value-type="string">
            <text:p>mallob_id2009_9x4x5_21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2009_9x4x5_21620s_log&#10;#SBATCH --error=mallob_id2009_9x4x5_21620s_err&#10;#SBATCH --job-name=mallob_id2009_9x4x5_21620s&#10;#SBATCH --partition=normal&#10;#SBATCH --time=6:00:20&#10;mkdir -p /home/fh2-project-sda/fj0219/mallob//mallob_logs/mallob_id2009_9x4x5_21620s&#10;echo logging into /home/fh2-project-sda/fj0219/mallob/mallob_logs/mallob_id2009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09_9x4x5_21620s_log</text:p>
            <text:p>#SBATCH --error=mallob_id2009_9x4x5_21620s_err</text:p>
            <text:p>#SBATCH --job-name=mallob_id2009_9x4x5_21620s</text:p>
            <text:p>#SBATCH --partition=normal</text:p>
            <text:p>#SBATCH --time=6:00:20</text:p>
            <text:p>mkdir -p /home/fh2-project-sda/fj0219/mallob//mallob_logs/mallob_id2009_9x4x5_21620s</text:p>
            <text:p>echo logging into /home/fh2-project-sda/fj0219/mallob/mallob_logs/mallob_id2009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4 -time-per-instance=0 -cpuh-per-instance=10 -derandomize -ba=4 -g=0 -md=8 -p=5 -s=1 -v=4 -q -warmup -log=/home/fh2-project-sda/fj0219/mallob//mallob_logs/mallob_id2009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2]*[.C12]" office:value-type="float" office:value="36" calcext:value-type="float">
            <text:p>36</text:p>
          </table:table-cell>
          <table:table-cell table:style-name="ce14" table:formula="of:=[.C12]*[.D1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2]-[.G1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2]*[.H1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2]-[.K12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2]/3600*[.F12]*[.B12]" office:value-type="float" office:value="1080" calcext:value-type="float">
            <text:p>1080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12]*[.G12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2]/[.G12]" office:value-type="float" office:value="400" calcext:value-type="float">
            <text:p>400</text:p>
          </table:table-cell>
          <table:table-cell table:style-name="ce14" table:formula="of:=[.R12]/[.O12]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2]*[.S1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" table:formula="of:=FLOOR(([.M12]+20)/3600)" office:value-type="float" office:value="6" calcext:value-type="float">
            <text:p>6</text:p>
          </table:table-cell>
          <table:table-cell table:style-name="ce9" table:formula="of:=IF(FLOOR((([.M12]+20)-[.AG12]*3600)/60)&lt;10;CONCATENATE(&quot;0&quot;;FLOOR((([.M12]+20)-[.AG12]*3600)/60));FLOOR((([.M12]+20)-[.AG12]*3600)/60))" office:value-type="string" office:string-value="00" calcext:value-type="string">
            <text:p>00</text:p>
          </table:table-cell>
          <table:table-cell table:style-name="ce9" table:formula="of:=IF(FLOOR((([.M12]+20)-[.AG12]*3600-[.AH12]*60))&lt;10;CONCATENATE(&quot;0&quot;;FLOOR((([.M12]+20)-[.AG12]*3600-[.AH12]*60)));FLOOR((([.M12]+20)-[.AG12]*3600-[.AH1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600 -lbc=2 -time-per-instance=0 -cpuh-per-instance=10 -derandomize -ba=4 -g=0 -md=16 -p=5 -s=1 -v=4 -q -warmup" calcext:value-type="string">
            <text:p>/home/fh2-project-sda/fj0219/mallob/scenarios/scenario_all_c1 -c=1 -l=0.930 -t=4 -T=21600 -lbc=2 -time-per-instance=0 -cpuh-per-instance=10 -derandomize -ba=4 -g=0 -md=16 -p=5 -s=1 -v=4 -q -warmup</text:p>
          </table:table-cell>
          <table:table-cell table:style-name="ce15" table:formula="of:=CONCATENATE(&quot;mallob_id&quot;;[.A12];&quot;_&quot;;[.B12];&quot;x&quot;;[.C12];&quot;x&quot;;[.D12];&quot;_&quot;;[.M12]+20;&quot;s&quot;)" office:value-type="string" office:string-value="mallob_id2010_9x4x5_21620s" calcext:value-type="string">
            <text:p>mallob_id2010_9x4x5_21620s</text:p>
          </table:table-cell>
          <table:table-cell table:style-name="ce1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2010_9x4x5_21620s_log&#10;#SBATCH --error=mallob_id2010_9x4x5_21620s_err&#10;#SBATCH --job-name=mallob_id2010_9x4x5_21620s&#10;#SBATCH --partition=normal&#10;#SBATCH --time=6:00:20&#10;mkdir -p /home/fh2-project-sda/fj0219/mallob//mallob_logs/mallob_id2010_9x4x5_21620s&#10;echo logging into /home/fh2-project-sda/fj0219/mallob/mallob_logs/mallob_id2010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0_9x4x5_21620s_log</text:p>
            <text:p>#SBATCH --error=mallob_id2010_9x4x5_21620s_err</text:p>
            <text:p>#SBATCH --job-name=mallob_id2010_9x4x5_21620s</text:p>
            <text:p>#SBATCH --partition=normal</text:p>
            <text:p>#SBATCH --time=6:00:20</text:p>
            <text:p>mkdir -p /home/fh2-project-sda/fj0219/mallob//mallob_logs/mallob_id2010_9x4x5_21620s</text:p>
            <text:p>echo logging into /home/fh2-project-sda/fj0219/mallob/mallob_logs/mallob_id2010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2 -time-per-instance=0 -cpuh-per-instance=10 -derandomize -ba=4 -g=0 -md=16 -p=5 -s=1 -v=4 -q -warmup -log=/home/fh2-project-sda/fj0219/mallob//mallob_logs/mallob_id2010_9x4x5_2162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2011" calcext:value-type="float">
            <text:p>20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3]*[.C13]" office:value-type="float" office:value="36" calcext:value-type="float">
            <text:p>36</text:p>
          </table:table-cell>
          <table:table-cell table:style-name="ce14" table:formula="of:=[.C13]*[.D1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3]-[.G1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3]*[.H1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3]-[.K13]" office:value-type="float" office:value="1" calcext:value-type="float">
            <text:p>1</text:p>
          </table:table-cell>
          <table:table-cell table:style-name="ce9" table:formula="of:=6*3600" office:value-type="float" office:value="21600" calcext:value-type="float">
            <text:p>21600</text:p>
          </table:table-cell>
          <table:table-cell table:style-name="ce14" table:formula="of:=[.M13]/3600*[.F13]*[.B13]" office:value-type="float" office:value="1080" calcext:value-type="float">
            <text:p>108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13]*[.G13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3]/[.G13]" office:value-type="float" office:value="400" calcext:value-type="float">
            <text:p>400</text:p>
          </table:table-cell>
          <table:table-cell table:style-name="ce14" table:formula="of:=[.R13]/[.O13]" office:value-type="float" office:value="400" calcext:value-type="float">
            <text:p>40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T13]*[.S1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" table:formula="of:=FLOOR(([.M13]+20)/3600)" office:value-type="float" office:value="6" calcext:value-type="float">
            <text:p>6</text:p>
          </table:table-cell>
          <table:table-cell table:style-name="ce9" table:formula="of:=IF(FLOOR((([.M13]+20)-[.AG13]*3600)/60)&lt;10;CONCATENATE(&quot;0&quot;;FLOOR((([.M13]+20)-[.AG13]*3600)/60));FLOOR((([.M13]+20)-[.AG13]*3600)/60))" office:value-type="string" office:string-value="00" calcext:value-type="string">
            <text:p>00</text:p>
          </table:table-cell>
          <table:table-cell table:style-name="ce9" table:formula="of:=IF(FLOOR((([.M13]+20)-[.AG13]*3600-[.AH13]*60))&lt;10;CONCATENATE(&quot;0&quot;;FLOOR((([.M13]+20)-[.AG13]*3600-[.AH13]*60)));FLOOR((([.M13]+20)-[.AG13]*3600-[.AH1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600 -lbc=1 -time-per-instance=0 -cpuh-per-instance=10 -derandomize -ba=4 -g=0 -md=32 -p=5 -s=1 -v=4 -q -warmup" calcext:value-type="string">
            <text:p>/home/fh2-project-sda/fj0219/mallob/scenarios/scenario_all_c1 -c=1 -l=0.930 -t=4 -T=21600 -lbc=1 -time-per-instance=0 -cpuh-per-instance=10 -derandomize -ba=4 -g=0 -md=32 -p=5 -s=1 -v=4 -q -warmup</text:p>
          </table:table-cell>
          <table:table-cell table:style-name="ce15" table:formula="of:=CONCATENATE(&quot;mallob_id&quot;;[.A13];&quot;_&quot;;[.B13];&quot;x&quot;;[.C13];&quot;x&quot;;[.D13];&quot;_&quot;;[.M13]+20;&quot;s&quot;)" office:value-type="string" office:string-value="mallob_id2011_9x4x5_21620s" calcext:value-type="string">
            <text:p>mallob_id2011_9x4x5_21620s</text:p>
          </table:table-cell>
          <table:table-cell table:style-name="ce1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2011_9x4x5_21620s_log&#10;#SBATCH --error=mallob_id2011_9x4x5_21620s_err&#10;#SBATCH --job-name=mallob_id2011_9x4x5_21620s&#10;#SBATCH --partition=normal&#10;#SBATCH --time=6:00:20&#10;mkdir -p /home/fh2-project-sda/fj0219/mallob//mallob_logs/mallob_id2011_9x4x5_21620s&#10;echo logging into /home/fh2-project-sda/fj0219/mallob/mallob_logs/mallob_id2011_9x4x5_21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2011_9x4x5_21620s_log</text:p>
            <text:p>#SBATCH --error=mallob_id2011_9x4x5_21620s_err</text:p>
            <text:p>#SBATCH --job-name=mallob_id2011_9x4x5_21620s</text:p>
            <text:p>#SBATCH --partition=normal</text:p>
            <text:p>#SBATCH --time=6:00:20</text:p>
            <text:p>mkdir -p /home/fh2-project-sda/fj0219/mallob//mallob_logs/mallob_id2011_9x4x5_21620s</text:p>
            <text:p>echo logging into /home/fh2-project-sda/fj0219/mallob/mallob_logs/mallob_id2011_9x4x5_21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600 -lbc=1 -time-per-instance=0 -cpuh-per-instance=10 -derandomize -ba=4 -g=0 -md=32 -p=5 -s=1 -v=4 -q -warmup -log=/home/fh2-project-sda/fj0219/mallob//mallob_logs/mallob_id2011_9x4x5_2162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12960" calcext:value-type="float">
            <text:p>1296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6">
          <table:table-cell table:style-name="ce5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How do results differ if the individual jobs are bound by their CPU resources instead of wall clock time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LargeSystem_1h" table:style-name="ta1">
        <table:table-column table:style-name="co1" table:default-cell-style-name="Default"/>
        <table:table-column table:style-name="co3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</table:table-row>
        <table:table-row table:style-name="ro5">
          <table:table-cell table:style-name="ce4" office:value-type="float" office:value="3000" calcext:value-type="float">
            <text:p>3000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2]*[.C2]" office:value-type="float" office:value="80" calcext:value-type="float">
            <text:p>80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2]*[.H2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2]-[.K2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2]/3600*[.F2]*[.B2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2]*[.G2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1" calcext:value-type="float">
            <text:p>1</text:p>
          </table:table-cell>
          <table:table-cell table:style-name="ce9" table:formula="of:=IF(FLOOR((([.M2]+20)-[.AG2]*3600)/60)&lt;10;CONCATENATE(&quot;0&quot;;FLOOR((([.M2]+20)-[.AG2]*3600)/60));FLOOR((([.M2]+20)-[.AG2]*3600)/60))" office:value-type="string" office:string-value="00" calcext:value-type="string">
            <text:p>00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20" calcext:value-type="float">
            <text:p>2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50 -t=2 -T=3600 -lbc=8 -time-per-instance=0 -cpuh-per-instance=2 -derandomize -ba=4 -g=5 -md=0 -p=5 -s=1 -v=4 -q -warmup" calcext:value-type="string">
            <text:p>/home/fh2-project-sda/fj0219/mallob/scenarios/scenario_all_c1 -c=1 -l=0.950 -t=2 -T=3600 -lbc=8 -time-per-instance=0 -cpuh-per-instance=2 -derandomize -ba=4 -g=5 -md=0 -p=5 -s=1 -v=4 -q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3000_8x10x2_3620s" calcext:value-type="string">
            <text:p>mallob_id3000_8x10x2_362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openmpi/3.1&quot;;CHAR(10);&quot;mpirun --bind-to core --map-by core -report-bindings /home/fh2-project-sda/fj0219/mallob//build/mallob &quot;;[.AJ2];&quot; -log=/home/fh2-project-sda/fj0219/mallob//mallob_logs/&quot;;[.AK2];CHAR(10);&quot;echo finished&quot;)" office:value-type="string" office:string-value="#!/bin/bash&#10;#SBATCH --nodes=8&#10;#SBATCH --ntasks=80&#10;#SBATCH --cpus-per-task=2&#10;#SBATCH --output=mallob_id3000_8x10x2_3620s_log&#10;#SBATCH --error=mallob_id3000_8x10x2_3620s_err&#10;#SBATCH --job-name=mallob_id3000_8x10x2_3620s&#10;#SBATCH --partition=normal&#10;#SBATCH --time=1:00:20&#10;mkdir -p /home/fh2-project-sda/fj0219/mallob//mallob_logs/mallob_id3000_8x10x2_3620s&#10;echo logging into /home/fh2-project-sda/fj0219/mallob/mallob_logs/mallob_id3000_8x10x2_3620s&#10;module load mpi/openmpi/3.1&#10;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0_8x10x2_3620s_log</text:p>
            <text:p>#SBATCH --error=mallob_id3000_8x10x2_3620s_err</text:p>
            <text:p>#SBATCH --job-name=mallob_id3000_8x10x2_3620s</text:p>
            <text:p>#SBATCH --partition=normal</text:p>
            <text:p>#SBATCH --time=1:00:20</text:p>
            <text:p>mkdir -p /home/fh2-project-sda/fj0219/mallob//mallob_logs/mallob_id3000_8x10x2_3620s</text:p>
            <text:p>echo logging into /home/fh2-project-sda/fj0219/mallob/mallob_logs/mallob_id3000_8x10x2_3620s</text:p>
            <text:p>module load mpi/openmpi/3.1</text:p>
            <text:p>mpirun --bind-to core --map-by core -report-bindings /home/fh2-project-sda/fj0219/mallob//build/mallob /home/fh2-project-sda/fj0219/mallob/scenarios/scenario_all_c1 -c=1 -l=0.950 -t=2 -T=3600 -lbc=8 -time-per-instance=0 -cpuh-per-instance=2 -derandomize -ba=4 -g=5 -md=0 -p=5 -s=1 -v=4 -q -warmup -log=/home/fh2-project-sda/fj0219/mallob//mallob_logs/mallob_id3000_8x10x2_3620s</text:p>
            <text:p>echo finished</text:p>
          </table:table-cell>
        </table:table-row>
        <table:table-row table:style-name="ro5">
          <table:table-cell table:style-name="ce4" office:value-type="float" office:value="3001" calcext:value-type="float">
            <text:p>3001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3]*[.C3]" office:value-type="float" office:value="160" calcext:value-type="float">
            <text:p>160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3]-[.G3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3]*[.H3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3]-[.K3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3]/3600*[.F3]*[.B3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0" calcext:value-type="float">
            <text:p>2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2" calcext:value-type="string">
            <text:p>scenarios/scenario_all_c2</text:p>
          </table:table-cell>
          <table:table-cell table:style-name="ce9" table:formula="of:=FLOOR(([.M3]+20)/3600)" office:value-type="float" office:value="1" calcext:value-type="float">
            <text:p>1</text:p>
          </table:table-cell>
          <table:table-cell table:style-name="ce9" table:formula="of:=IF(FLOOR((([.M3]+20)-[.AG3]*3600)/60)&lt;10;CONCATENATE(&quot;0&quot;;FLOOR((([.M3]+20)-[.AG3]*3600)/60));FLOOR((([.M3]+20)-[.AG3]*3600)/60))" office:value-type="string" office:string-value="00" calcext:value-type="string">
            <text:p>00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20" calcext:value-type="float">
            <text:p>2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2 -c=2 -l=0.950 -t=2 -T=3600 -lbc=8 -time-per-instance=0 -cpuh-per-instance=2 -derandomize -ba=4 -g=5 -md=0 -p=5 -s=1 -v=4 -q -warmup" calcext:value-type="string">
            <text:p>/home/fh2-project-sda/fj0219/mallob/scenarios/scenario_all_c2 -c=2 -l=0.950 -t=2 -T=3600 -lbc=8 -time-per-instance=0 -cpuh-per-instance=2 -derandomize -ba=4 -g=5 -md=0 -p=5 -s=1 -v=4 -q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3001_16x10x2_3620s" calcext:value-type="string">
            <text:p>mallob_id3001_16x10x2_362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openmpi/3.1&quot;;CHAR(10);&quot;mpirun --bind-to core --map-by core -report-bindings /home/fh2-project-sda/fj0219/mallob//build/mallob &quot;;[.AJ3];&quot; -log=/home/fh2-project-sda/fj0219/mallob//mallob_logs/&quot;;[.AK3];CHAR(10);&quot;echo finished&quot;)" office:value-type="string" office:string-value="#!/bin/bash&#10;#SBATCH --nodes=16&#10;#SBATCH --ntasks=160&#10;#SBATCH --cpus-per-task=2&#10;#SBATCH --output=mallob_id3001_16x10x2_3620s_log&#10;#SBATCH --error=mallob_id3001_16x10x2_3620s_err&#10;#SBATCH --job-name=mallob_id3001_16x10x2_3620s&#10;#SBATCH --partition=normal&#10;#SBATCH --time=1:00:20&#10;mkdir -p /home/fh2-project-sda/fj0219/mallob//mallob_logs/mallob_id3001_16x10x2_3620s&#10;echo logging into /home/fh2-project-sda/fj0219/mallob/mallob_logs/mallob_id3001_16x10x2_3620s&#10;module load mpi/openmpi/3.1&#10;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1_16x10x2_3620s_log</text:p>
            <text:p>#SBATCH --error=mallob_id3001_16x10x2_3620s_err</text:p>
            <text:p>#SBATCH --job-name=mallob_id3001_16x10x2_3620s</text:p>
            <text:p>#SBATCH --partition=normal</text:p>
            <text:p>#SBATCH --time=1:00:20</text:p>
            <text:p>mkdir -p /home/fh2-project-sda/fj0219/mallob//mallob_logs/mallob_id3001_16x10x2_3620s</text:p>
            <text:p>echo logging into /home/fh2-project-sda/fj0219/mallob/mallob_logs/mallob_id3001_16x10x2_3620s</text:p>
            <text:p>module load mpi/openmpi/3.1</text:p>
            <text:p>mpirun --bind-to core --map-by core -report-bindings /home/fh2-project-sda/fj0219/mallob//build/mallob /home/fh2-project-sda/fj0219/mallob/scenarios/scenario_all_c2 -c=2 -l=0.950 -t=2 -T=3600 -lbc=8 -time-per-instance=0 -cpuh-per-instance=2 -derandomize -ba=4 -g=5 -md=0 -p=5 -s=1 -v=4 -q -warmup -log=/home/fh2-project-sda/fj0219/mallob//mallob_logs/mallob_id3001_16x10x2_3620s</text:p>
            <text:p>echo finished</text:p>
          </table:table-cell>
        </table:table-row>
        <table:table-row table:style-name="ro2">
          <table:table-cell table:style-name="ce4" office:value-type="float" office:value="3002" calcext:value-type="float">
            <text:p>3002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4]*[.C4]" office:value-type="float" office:value="320" calcext:value-type="float">
            <text:p>32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4]-[.G4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4]*[.H4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4]-[.K4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4]/3600*[.F4]*[.B4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4]*[.G4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100" calcext:value-type="float">
            <text:p>100</text:p>
          </table:table-cell>
          <table:table-cell table:style-name="ce14" table:formula="of:=[.R4]/[.O4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4" calcext:value-type="string">
            <text:p>scenarios/scenario_all_c4</text:p>
          </table:table-cell>
          <table:table-cell table:style-name="ce9" table:formula="of:=FLOOR(([.M4]+20)/3600)" office:value-type="float" office:value="1" calcext:value-type="float">
            <text:p>1</text:p>
          </table:table-cell>
          <table:table-cell table:style-name="ce9" table:formula="of:=IF(FLOOR((([.M4]+20)-[.AG4]*3600)/60)&lt;10;CONCATENATE(&quot;0&quot;;FLOOR((([.M4]+20)-[.AG4]*3600)/60));FLOOR((([.M4]+20)-[.AG4]*3600)/60))" office:value-type="string" office:string-value="00" calcext:value-type="string">
            <text:p>00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20" calcext:value-type="float">
            <text:p>2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4 -c=4 -l=0.950 -t=2 -T=3600 -lbc=8 -time-per-instance=0 -cpuh-per-instance=2 -derandomize -ba=4 -g=5 -md=0 -p=5 -s=1 -v=4 -q -warmup" calcext:value-type="string">
            <text:p>/home/fh2-project-sda/fj0219/mallob/scenarios/scenario_all_c4 -c=4 -l=0.950 -t=2 -T=3600 -lbc=8 -time-per-instance=0 -cpuh-per-instance=2 -derandomize -ba=4 -g=5 -md=0 -p=5 -s=1 -v=4 -q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3002_32x10x2_3620s" calcext:value-type="string">
            <text:p>mallob_id3002_32x10x2_362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32&#10;#SBATCH --ntasks=320&#10;#SBATCH --cpus-per-task=2&#10;#SBATCH --output=mallob_id3002_32x10x2_3620s_log&#10;#SBATCH --error=mallob_id3002_32x10x2_3620s_err&#10;#SBATCH --job-name=mallob_id3002_32x10x2_3620s&#10;#SBATCH --partition=normal&#10;#SBATCH --time=1:00:20&#10;mkdir -p /home/fh2-project-sda/fj0219/mallob//mallob_logs/mallob_id3002_32x10x2_3620s&#10;echo logging into /home/fh2-project-sda/fj0219/mallob/mallob_logs/mallob_id3002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2_32x10x2_3620s_log</text:p>
            <text:p>#SBATCH --error=mallob_id3002_32x10x2_3620s_err</text:p>
            <text:p>#SBATCH --job-name=mallob_id3002_32x10x2_3620s</text:p>
            <text:p>#SBATCH --partition=normal</text:p>
            <text:p>#SBATCH --time=1:00:20</text:p>
            <text:p>mkdir -p /home/fh2-project-sda/fj0219/mallob//mallob_logs/mallob_id3002_32x10x2_3620s</text:p>
            <text:p>echo logging into /home/fh2-project-sda/fj0219/mallob/mallob_logs/mallob_id3002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5 -md=0 -p=5 -s=1 -v=4 -q -warmup -log=/home/fh2-project-sda/fj0219/mallob//mallob_logs/mallob_id3002_32x10x2_3620s</text:p>
            <text:p>echo finished</text:p>
          </table:table-cell>
        </table:table-row>
        <table:table-row table:style-name="ro2">
          <table:table-cell table:style-name="ce4" office:value-type="float" office:value="3003" calcext:value-type="float">
            <text:p>3003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5]*[.C5]" office:value-type="float" office:value="640" calcext:value-type="float">
            <text:p>640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5]-[.G5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5]*[.H5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5]-[.K5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5]/3600*[.F5]*[.B5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5]*[.G5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50" calcext:value-type="float">
            <text:p>50</text:p>
          </table:table-cell>
          <table:table-cell table:style-name="ce14" table:formula="of:=[.R5]/[.O5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8" calcext:value-type="string">
            <text:p>scenarios/scenario_all_c8</text:p>
          </table:table-cell>
          <table:table-cell table:style-name="ce9" table:formula="of:=FLOOR(([.M5]+20)/3600)" office:value-type="float" office:value="1" calcext:value-type="float">
            <text:p>1</text:p>
          </table:table-cell>
          <table:table-cell table:style-name="ce9" table:formula="of:=IF(FLOOR((([.M5]+20)-[.AG5]*3600)/60)&lt;10;CONCATENATE(&quot;0&quot;;FLOOR((([.M5]+20)-[.AG5]*3600)/60));FLOOR((([.M5]+20)-[.AG5]*3600)/60))" office:value-type="string" office:string-value="00" calcext:value-type="string">
            <text:p>00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20" calcext:value-type="float">
            <text:p>2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8 -c=8 -l=0.950 -t=2 -T=3600 -lbc=8 -time-per-instance=0 -cpuh-per-instance=2 -derandomize -ba=4 -g=5 -md=0 -p=5 -s=1 -v=4 -q -warmup" calcext:value-type="string">
            <text:p>/home/fh2-project-sda/fj0219/mallob/scenarios/scenario_all_c8 -c=8 -l=0.950 -t=2 -T=3600 -lbc=8 -time-per-instance=0 -cpuh-per-instance=2 -derandomize -ba=4 -g=5 -md=0 -p=5 -s=1 -v=4 -q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3003_64x10x2_3620s" calcext:value-type="string">
            <text:p>mallob_id3003_64x10x2_362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64&#10;#SBATCH --ntasks=640&#10;#SBATCH --cpus-per-task=2&#10;#SBATCH --output=mallob_id3003_64x10x2_3620s_log&#10;#SBATCH --error=mallob_id3003_64x10x2_3620s_err&#10;#SBATCH --job-name=mallob_id3003_64x10x2_3620s&#10;#SBATCH --partition=normal&#10;#SBATCH --time=1:00:20&#10;mkdir -p /home/fh2-project-sda/fj0219/mallob//mallob_logs/mallob_id3003_64x10x2_3620s&#10;echo logging into /home/fh2-project-sda/fj0219/mallob/mallob_logs/mallob_id3003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3_64x10x2_3620s_log</text:p>
            <text:p>#SBATCH --error=mallob_id3003_64x10x2_3620s_err</text:p>
            <text:p>#SBATCH --job-name=mallob_id3003_64x10x2_3620s</text:p>
            <text:p>#SBATCH --partition=normal</text:p>
            <text:p>#SBATCH --time=1:00:20</text:p>
            <text:p>mkdir -p /home/fh2-project-sda/fj0219/mallob//mallob_logs/mallob_id3003_64x10x2_3620s</text:p>
            <text:p>echo logging into /home/fh2-project-sda/fj0219/mallob/mallob_logs/mallob_id3003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5 -md=0 -p=5 -s=1 -v=4 -q -warmup -log=/home/fh2-project-sda/fj0219/mallob//mallob_logs/mallob_id3003_64x10x2_3620s</text:p>
            <text:p>echo finished</text:p>
          </table:table-cell>
        </table:table-row>
        <table:table-row table:style-name="ro2">
          <table:table-cell table:style-name="ce4" office:value-type="float" office:value="3004" calcext:value-type="float">
            <text:p>3004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6]*[.C6]" office:value-type="float" office:value="1280" calcext:value-type="float">
            <text:p>1280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6]-[.G6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6]*[.H6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6]-[.K6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6]/3600*[.F6]*[.B6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6]*[.G6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25" calcext:value-type="float">
            <text:p>25</text:p>
          </table:table-cell>
          <table:table-cell table:style-name="ce14" table:formula="of:=[.R6]/[.O6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6" calcext:value-type="string">
            <text:p>scenarios/scenario_all_c16</text:p>
          </table:table-cell>
          <table:table-cell table:style-name="ce9" table:formula="of:=FLOOR(([.M6]+20)/3600)" office:value-type="float" office:value="1" calcext:value-type="float">
            <text:p>1</text:p>
          </table:table-cell>
          <table:table-cell table:style-name="ce9" table:formula="of:=IF(FLOOR((([.M6]+20)-[.AG6]*3600)/60)&lt;10;CONCATENATE(&quot;0&quot;;FLOOR((([.M6]+20)-[.AG6]*3600)/60));FLOOR((([.M6]+20)-[.AG6]*3600)/60))" office:value-type="string" office:string-value="00" calcext:value-type="string">
            <text:p>00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20" calcext:value-type="float">
            <text:p>2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6 -c=16 -l=0.950 -t=2 -T=3600 -lbc=8 -time-per-instance=0 -cpuh-per-instance=2 -derandomize -ba=4 -g=5 -md=0 -p=5 -s=1 -v=4 -q -warmup" calcext:value-type="string">
            <text:p>/home/fh2-project-sda/fj0219/mallob/scenarios/scenario_all_c16 -c=16 -l=0.950 -t=2 -T=3600 -lbc=8 -time-per-instance=0 -cpuh-per-instance=2 -derandomize -ba=4 -g=5 -md=0 -p=5 -s=1 -v=4 -q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3004_128x10x2_3620s" calcext:value-type="string">
            <text:p>mallob_id3004_128x10x2_362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128&#10;#SBATCH --ntasks=1280&#10;#SBATCH --cpus-per-task=2&#10;#SBATCH --output=mallob_id3004_128x10x2_3620s_log&#10;#SBATCH --error=mallob_id3004_128x10x2_3620s_err&#10;#SBATCH --job-name=mallob_id3004_128x10x2_3620s&#10;#SBATCH --partition=normal&#10;#SBATCH --time=1:00:20&#10;mkdir -p /home/fh2-project-sda/fj0219/mallob//mallob_logs/mallob_id3004_128x10x2_3620s&#10;echo logging into /home/fh2-project-sda/fj0219/mallob/mallob_logs/mallob_id3004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4_128x10x2_3620s_log</text:p>
            <text:p>#SBATCH --error=mallob_id3004_128x10x2_3620s_err</text:p>
            <text:p>#SBATCH --job-name=mallob_id3004_128x10x2_3620s</text:p>
            <text:p>#SBATCH --partition=normal</text:p>
            <text:p>#SBATCH --time=1:00:20</text:p>
            <text:p>mkdir -p /home/fh2-project-sda/fj0219/mallob//mallob_logs/mallob_id3004_128x10x2_3620s</text:p>
            <text:p>echo logging into /home/fh2-project-sda/fj0219/mallob/mallob_logs/mallob_id3004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5 -md=0 -p=5 -s=1 -v=4 -q -warmup -log=/home/fh2-project-sda/fj0219/mallob//mallob_logs/mallob_id3004_128x10x2_3620s</text:p>
            <text:p>echo finished</text:p>
          </table:table-cell>
        </table:table-row>
        <table:table-row table:style-name="ro2">
          <table:table-cell table:style-name="ce4" office:value-type="float" office:value="3005" calcext:value-type="float">
            <text:p>3005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7]*[.C7]" office:value-type="float" office:value="80" calcext:value-type="float">
            <text:p>80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79" calcext:value-type="float">
            <text:p>79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7]*[.H7])" office:value-type="float" office:value="75" calcext:value-type="float">
            <text:p>75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7]-[.K7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7]/3600*[.F7]*[.B7]" office:value-type="float" office:value="160" calcext:value-type="float">
            <text:p>1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7]*[.G7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1" calcext:value-type="float">
            <text:p>1</text:p>
          </table:table-cell>
          <table:table-cell table:style-name="ce9" table:formula="of:=IF(FLOOR((([.M7]+20)-[.AG7]*3600)/60)&lt;10;CONCATENATE(&quot;0&quot;;FLOOR((([.M7]+20)-[.AG7]*3600)/60));FLOOR((([.M7]+20)-[.AG7]*3600)/60))" office:value-type="string" office:string-value="00" calcext:value-type="string">
            <text:p>00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20" calcext:value-type="float">
            <text:p>2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50 -t=2 -T=3600 -lbc=8 -time-per-instance=0 -cpuh-per-instance=2 -derandomize -ba=4 -g=0 -md=0 -p=5 -s=1 -v=4 -q -warmup" calcext:value-type="string">
            <text:p>/home/fh2-project-sda/fj0219/mallob/scenarios/scenario_all_c1 -c=1 -l=0.950 -t=2 -T=3600 -lbc=8 -time-per-instance=0 -cpuh-per-instance=2 -derandomize -ba=4 -g=0 -md=0 -p=5 -s=1 -v=4 -q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3005_8x10x2_3620s" calcext:value-type="string">
            <text:p>mallob_id3005_8x10x2_362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8&#10;#SBATCH --ntasks=80&#10;#SBATCH --cpus-per-task=2&#10;#SBATCH --output=mallob_id3005_8x10x2_3620s_log&#10;#SBATCH --error=mallob_id3005_8x10x2_3620s_err&#10;#SBATCH --job-name=mallob_id3005_8x10x2_3620s&#10;#SBATCH --partition=normal&#10;#SBATCH --time=1:00:20&#10;mkdir -p /home/fh2-project-sda/fj0219/mallob//mallob_logs/mallob_id3005_8x10x2_3620s&#10;echo logging into /home/fh2-project-sda/fj0219/mallob/mallob_logs/mallob_id3005_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&#10;echo finished" calcext:value-type="string">
            <text:p>#!/bin/bash</text:p>
            <text:p>#SBATCH --nodes=8</text:p>
            <text:p>#SBATCH --ntasks=80</text:p>
            <text:p>#SBATCH --cpus-per-task=2</text:p>
            <text:p>#SBATCH --output=mallob_id3005_8x10x2_3620s_log</text:p>
            <text:p>#SBATCH --error=mallob_id3005_8x10x2_3620s_err</text:p>
            <text:p>#SBATCH --job-name=mallob_id3005_8x10x2_3620s</text:p>
            <text:p>#SBATCH --partition=normal</text:p>
            <text:p>#SBATCH --time=1:00:20</text:p>
            <text:p>mkdir -p /home/fh2-project-sda/fj0219/mallob//mallob_logs/mallob_id3005_8x10x2_3620s</text:p>
            <text:p>echo logging into /home/fh2-project-sda/fj0219/mallob/mallob_logs/mallob_id3005_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50 -t=2 -T=3600 -lbc=8 -time-per-instance=0 -cpuh-per-instance=2 -derandomize -ba=4 -g=0 -md=0 -p=5 -s=1 -v=4 -q -warmup -log=/home/fh2-project-sda/fj0219/mallob//mallob_logs/mallob_id3005_8x10x2_3620s</text:p>
            <text:p>echo finished</text:p>
          </table:table-cell>
        </table:table-row>
        <table:table-row table:style-name="ro2">
          <table:table-cell table:style-name="ce4" office:value-type="float" office:value="3006" calcext:value-type="float">
            <text:p>3006</text:p>
          </table:table-cell>
          <table:table-cell table:style-name="ce10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8]*[.C8]" office:value-type="float" office:value="160" calcext:value-type="float">
            <text:p>160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E8]-[.G8]" office:value-type="float" office:value="158" calcext:value-type="float">
            <text:p>158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8]*[.H8])" office:value-type="float" office:value="150" calcext:value-type="float">
            <text:p>15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8]-[.K8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8]/3600*[.F8]*[.B8]" office:value-type="float" office:value="320" calcext:value-type="float">
            <text:p>3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8]*[.G8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200" calcext:value-type="float">
            <text:p>200</text:p>
          </table:table-cell>
          <table:table-cell table:style-name="ce14" table:formula="of:=[.R8]/[.O8]"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2" calcext:value-type="string">
            <text:p>scenarios/scenario_all_c2</text:p>
          </table:table-cell>
          <table:table-cell table:style-name="ce9" table:formula="of:=FLOOR(([.M8]+20)/3600)" office:value-type="float" office:value="1" calcext:value-type="float">
            <text:p>1</text:p>
          </table:table-cell>
          <table:table-cell table:style-name="ce9" table:formula="of:=IF(FLOOR((([.M8]+20)-[.AG8]*3600)/60)&lt;10;CONCATENATE(&quot;0&quot;;FLOOR((([.M8]+20)-[.AG8]*3600)/60));FLOOR((([.M8]+20)-[.AG8]*3600)/60))" office:value-type="string" office:string-value="00" calcext:value-type="string">
            <text:p>00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20" calcext:value-type="float">
            <text:p>2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2 -c=2 -l=0.950 -t=2 -T=3600 -lbc=8 -time-per-instance=0 -cpuh-per-instance=2 -derandomize -ba=4 -g=0 -md=0 -p=5 -s=1 -v=4 -q -warmup" calcext:value-type="string">
            <text:p>/home/fh2-project-sda/fj0219/mallob/scenarios/scenario_all_c2 -c=2 -l=0.950 -t=2 -T=3600 -lbc=8 -time-per-instance=0 -cpuh-per-instance=2 -derandomize -ba=4 -g=0 -md=0 -p=5 -s=1 -v=4 -q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3006_16x10x2_3620s" calcext:value-type="string">
            <text:p>mallob_id3006_16x10x2_362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16&#10;#SBATCH --ntasks=160&#10;#SBATCH --cpus-per-task=2&#10;#SBATCH --output=mallob_id3006_16x10x2_3620s_log&#10;#SBATCH --error=mallob_id3006_16x10x2_3620s_err&#10;#SBATCH --job-name=mallob_id3006_16x10x2_3620s&#10;#SBATCH --partition=normal&#10;#SBATCH --time=1:00:20&#10;mkdir -p /home/fh2-project-sda/fj0219/mallob//mallob_logs/mallob_id3006_16x10x2_3620s&#10;echo logging into /home/fh2-project-sda/fj0219/mallob/mallob_logs/mallob_id3006_16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&#10;echo finished" calcext:value-type="string">
            <text:p>#!/bin/bash</text:p>
            <text:p>#SBATCH --nodes=16</text:p>
            <text:p>#SBATCH --ntasks=160</text:p>
            <text:p>#SBATCH --cpus-per-task=2</text:p>
            <text:p>#SBATCH --output=mallob_id3006_16x10x2_3620s_log</text:p>
            <text:p>#SBATCH --error=mallob_id3006_16x10x2_3620s_err</text:p>
            <text:p>#SBATCH --job-name=mallob_id3006_16x10x2_3620s</text:p>
            <text:p>#SBATCH --partition=normal</text:p>
            <text:p>#SBATCH --time=1:00:20</text:p>
            <text:p>mkdir -p /home/fh2-project-sda/fj0219/mallob//mallob_logs/mallob_id3006_16x10x2_3620s</text:p>
            <text:p>echo logging into /home/fh2-project-sda/fj0219/mallob/mallob_logs/mallob_id3006_16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 -c=2 -l=0.950 -t=2 -T=3600 -lbc=8 -time-per-instance=0 -cpuh-per-instance=2 -derandomize -ba=4 -g=0 -md=0 -p=5 -s=1 -v=4 -q -warmup -log=/home/fh2-project-sda/fj0219/mallob//mallob_logs/mallob_id3006_16x10x2_3620s</text:p>
            <text:p>echo finished</text:p>
          </table:table-cell>
        </table:table-row>
        <table:table-row table:style-name="ro2">
          <table:table-cell table:style-name="ce4" office:value-type="float" office:value="3007" calcext:value-type="float">
            <text:p>3007</text:p>
          </table:table-cell>
          <table:table-cell table:style-name="ce10" office:value-type="float" office:value="32" calcext:value-type="float">
            <text:p>32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9]*[.C9]" office:value-type="float" office:value="320" calcext:value-type="float">
            <text:p>320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14" table:formula="of:=[.E9]-[.G9]" office:value-type="float" office:value="316" calcext:value-type="float">
            <text:p>316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9]*[.H9])" office:value-type="float" office:value="300" calcext:value-type="float">
            <text:p>3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9]-[.K9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9]/3600*[.F9]*[.B9]" office:value-type="float" office:value="640" calcext:value-type="float">
            <text:p>64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9]*[.G9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100" calcext:value-type="float">
            <text:p>100</text:p>
          </table:table-cell>
          <table:table-cell table:style-name="ce14" table:formula="of:=[.R9]/[.O9]" office:value-type="float" office:value="12.5" calcext:value-type="float">
            <text:p>12,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4" calcext:value-type="string">
            <text:p>scenarios/scenario_all_c4</text:p>
          </table:table-cell>
          <table:table-cell table:style-name="ce9" table:formula="of:=FLOOR(([.M9]+20)/3600)" office:value-type="float" office:value="1" calcext:value-type="float">
            <text:p>1</text:p>
          </table:table-cell>
          <table:table-cell table:style-name="ce9" table:formula="of:=IF(FLOOR((([.M9]+20)-[.AG9]*3600)/60)&lt;10;CONCATENATE(&quot;0&quot;;FLOOR((([.M9]+20)-[.AG9]*3600)/60));FLOOR((([.M9]+20)-[.AG9]*3600)/60))" office:value-type="string" office:string-value="00" calcext:value-type="string">
            <text:p>00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20" calcext:value-type="float">
            <text:p>2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4 -c=4 -l=0.950 -t=2 -T=3600 -lbc=8 -time-per-instance=0 -cpuh-per-instance=2 -derandomize -ba=4 -g=0 -md=0 -p=5 -s=1 -v=4 -q -warmup" calcext:value-type="string">
            <text:p>/home/fh2-project-sda/fj0219/mallob/scenarios/scenario_all_c4 -c=4 -l=0.950 -t=2 -T=3600 -lbc=8 -time-per-instance=0 -cpuh-per-instance=2 -derandomize -ba=4 -g=0 -md=0 -p=5 -s=1 -v=4 -q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3007_32x10x2_3620s" calcext:value-type="string">
            <text:p>mallob_id3007_32x10x2_362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32&#10;#SBATCH --ntasks=320&#10;#SBATCH --cpus-per-task=2&#10;#SBATCH --output=mallob_id3007_32x10x2_3620s_log&#10;#SBATCH --error=mallob_id3007_32x10x2_3620s_err&#10;#SBATCH --job-name=mallob_id3007_32x10x2_3620s&#10;#SBATCH --partition=normal&#10;#SBATCH --time=1:00:20&#10;mkdir -p /home/fh2-project-sda/fj0219/mallob//mallob_logs/mallob_id3007_32x10x2_3620s&#10;echo logging into /home/fh2-project-sda/fj0219/mallob/mallob_logs/mallob_id3007_32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&#10;echo finished" calcext:value-type="string">
            <text:p>#!/bin/bash</text:p>
            <text:p>#SBATCH --nodes=32</text:p>
            <text:p>#SBATCH --ntasks=320</text:p>
            <text:p>#SBATCH --cpus-per-task=2</text:p>
            <text:p>#SBATCH --output=mallob_id3007_32x10x2_3620s_log</text:p>
            <text:p>#SBATCH --error=mallob_id3007_32x10x2_3620s_err</text:p>
            <text:p>#SBATCH --job-name=mallob_id3007_32x10x2_3620s</text:p>
            <text:p>#SBATCH --partition=normal</text:p>
            <text:p>#SBATCH --time=1:00:20</text:p>
            <text:p>mkdir -p /home/fh2-project-sda/fj0219/mallob//mallob_logs/mallob_id3007_32x10x2_3620s</text:p>
            <text:p>echo logging into /home/fh2-project-sda/fj0219/mallob/mallob_logs/mallob_id3007_32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4 -c=4 -l=0.950 -t=2 -T=3600 -lbc=8 -time-per-instance=0 -cpuh-per-instance=2 -derandomize -ba=4 -g=0 -md=0 -p=5 -s=1 -v=4 -q -warmup -log=/home/fh2-project-sda/fj0219/mallob//mallob_logs/mallob_id3007_32x10x2_3620s</text:p>
            <text:p>echo finished</text:p>
          </table:table-cell>
        </table:table-row>
        <table:table-row table:style-name="ro2">
          <table:table-cell table:style-name="ce4" office:value-type="float" office:value="3008" calcext:value-type="float">
            <text:p>3008</text:p>
          </table:table-cell>
          <table:table-cell table:style-name="ce10" office:value-type="float" office:value="64" calcext:value-type="float">
            <text:p>64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0]*[.C10]" office:value-type="float" office:value="640" calcext:value-type="float">
            <text:p>640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E10]-[.G10]" office:value-type="float" office:value="632" calcext:value-type="float">
            <text:p>632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0]*[.H10])" office:value-type="float" office:value="600" calcext:value-type="float">
            <text:p>6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0]-[.K10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0]/3600*[.F10]*[.B10]" office:value-type="float" office:value="1280" calcext:value-type="float">
            <text:p>128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0]*[.G10]" office:value-type="float" office:value="64" calcext:value-type="float">
            <text:p>6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50" calcext:value-type="float">
            <text:p>50</text:p>
          </table:table-cell>
          <table:table-cell table:style-name="ce14" table:formula="of:=[.R10]/[.O10]" office:value-type="float" office:value="6.25" calcext:value-type="float">
            <text:p>6,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8" calcext:value-type="string">
            <text:p>scenarios/scenario_all_c8</text:p>
          </table:table-cell>
          <table:table-cell table:style-name="ce9" table:formula="of:=FLOOR(([.M10]+20)/3600)" office:value-type="float" office:value="1" calcext:value-type="float">
            <text:p>1</text:p>
          </table:table-cell>
          <table:table-cell table:style-name="ce9" table:formula="of:=IF(FLOOR((([.M10]+20)-[.AG10]*3600)/60)&lt;10;CONCATENATE(&quot;0&quot;;FLOOR((([.M10]+20)-[.AG10]*3600)/60));FLOOR((([.M10]+20)-[.AG10]*3600)/60))" office:value-type="string" office:string-value="00" calcext:value-type="string">
            <text:p>00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8 -c=8 -l=0.950 -t=2 -T=3600 -lbc=8 -time-per-instance=0 -cpuh-per-instance=2 -derandomize -ba=4 -g=0 -md=0 -p=5 -s=1 -v=4 -q -warmup" calcext:value-type="string">
            <text:p>/home/fh2-project-sda/fj0219/mallob/scenarios/scenario_all_c8 -c=8 -l=0.950 -t=2 -T=3600 -lbc=8 -time-per-instance=0 -cpuh-per-instance=2 -derandomize -ba=4 -g=0 -md=0 -p=5 -s=1 -v=4 -q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3008_64x10x2_3620s" calcext:value-type="string">
            <text:p>mallob_id3008_64x10x2_362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64&#10;#SBATCH --ntasks=640&#10;#SBATCH --cpus-per-task=2&#10;#SBATCH --output=mallob_id3008_64x10x2_3620s_log&#10;#SBATCH --error=mallob_id3008_64x10x2_3620s_err&#10;#SBATCH --job-name=mallob_id3008_64x10x2_3620s&#10;#SBATCH --partition=normal&#10;#SBATCH --time=1:00:20&#10;mkdir -p /home/fh2-project-sda/fj0219/mallob//mallob_logs/mallob_id3008_64x10x2_3620s&#10;echo logging into /home/fh2-project-sda/fj0219/mallob/mallob_logs/mallob_id3008_64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&#10;echo finished" calcext:value-type="string">
            <text:p>#!/bin/bash</text:p>
            <text:p>#SBATCH --nodes=64</text:p>
            <text:p>#SBATCH --ntasks=640</text:p>
            <text:p>#SBATCH --cpus-per-task=2</text:p>
            <text:p>#SBATCH --output=mallob_id3008_64x10x2_3620s_log</text:p>
            <text:p>#SBATCH --error=mallob_id3008_64x10x2_3620s_err</text:p>
            <text:p>#SBATCH --job-name=mallob_id3008_64x10x2_3620s</text:p>
            <text:p>#SBATCH --partition=normal</text:p>
            <text:p>#SBATCH --time=1:00:20</text:p>
            <text:p>mkdir -p /home/fh2-project-sda/fj0219/mallob//mallob_logs/mallob_id3008_64x10x2_3620s</text:p>
            <text:p>echo logging into /home/fh2-project-sda/fj0219/mallob/mallob_logs/mallob_id3008_64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8 -c=8 -l=0.950 -t=2 -T=3600 -lbc=8 -time-per-instance=0 -cpuh-per-instance=2 -derandomize -ba=4 -g=0 -md=0 -p=5 -s=1 -v=4 -q -warmup -log=/home/fh2-project-sda/fj0219/mallob//mallob_logs/mallob_id3008_64x10x2_3620s</text:p>
            <text:p>echo finished</text:p>
          </table:table-cell>
        </table:table-row>
        <table:table-row table:style-name="ro2">
          <table:table-cell table:style-name="ce4" office:value-type="float" office:value="3009" calcext:value-type="float">
            <text:p>3009</text:p>
          </table:table-cell>
          <table:table-cell table:style-name="ce10" office:value-type="float" office:value="128" calcext:value-type="float">
            <text:p>128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.B11]*[.C11]" office:value-type="float" office:value="1280" calcext:value-type="float">
            <text:p>1280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6" calcext:value-type="float">
            <text:p>16</text:p>
          </table:table-cell>
          <table:table-cell table:style-name="ce14" table:formula="of:=[.E11]-[.G11]" office:value-type="float" office:value="1264" calcext:value-type="float">
            <text:p>1264</text:p>
          </table:table-cell>
          <table:table-cell table:style-name="ce20" office:value-type="float" office:value="0.95" calcext:value-type="float">
            <text:p>0.950</text:p>
          </table:table-cell>
          <table:table-cell table:style-name="ce30" table:formula="of:=FLOOR([.I11]*[.H11])" office:value-type="float" office:value="1200" calcext:value-type="float">
            <text:p>1200</text:p>
          </table:table-cell>
          <table:table-cell table:style-name="ce9" office:value-type="float" office:value="2" calcext:value-type="float">
            <text:p>2</text:p>
          </table:table-cell>
          <table:table-cell table:style-name="ce14" table:formula="of:=[.D11]-[.K11]" office:value-type="float" office:value="0" calcext:value-type="float">
            <text:p>0</text:p>
          </table:table-cell>
          <table:table-cell table:style-name="ce9" office:value-type="float" office:value="3600" calcext:value-type="float">
            <text:p>3600</text:p>
          </table:table-cell>
          <table:table-cell table:style-name="ce14" table:formula="of:=[.M11]/3600*[.F11]*[.B11]" office:value-type="float" office:value="2560" calcext:value-type="float">
            <text:p>2560</text:p>
          </table:table-cell>
          <table:table-cell table:style-name="ce4" office:value-type="float" office:value="8" calcext:value-type="float">
            <text:p>8</text:p>
          </table:table-cell>
          <table:table-cell table:style-name="ce14" table:formula="of:=[.O11]*[.G11]" office:value-type="float" office:value="128" calcext:value-type="float">
            <text:p>12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25" calcext:value-type="float">
            <text:p>25</text:p>
          </table:table-cell>
          <table:table-cell table:style-name="ce14" table:formula="of:=[.R11]/[.O11]" office:value-type="float" office:value="3.125" calcext:value-type="float">
            <text:p>3,12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6" calcext:value-type="string">
            <text:p>scenarios/scenario_all_c16</text:p>
          </table:table-cell>
          <table:table-cell table:style-name="ce9" table:formula="of:=FLOOR(([.M11]+20)/3600)" office:value-type="float" office:value="1" calcext:value-type="float">
            <text:p>1</text:p>
          </table:table-cell>
          <table:table-cell table:style-name="ce9" table:formula="of:=IF(FLOOR((([.M11]+20)-[.AG11]*3600)/60)&lt;10;CONCATENATE(&quot;0&quot;;FLOOR((([.M11]+20)-[.AG11]*3600)/60));FLOOR((([.M11]+20)-[.AG11]*3600)/60))" office:value-type="string" office:string-value="00" calcext:value-type="string">
            <text:p>00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20" calcext:value-type="float">
            <text:p>2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6 -c=16 -l=0.950 -t=2 -T=3600 -lbc=8 -time-per-instance=0 -cpuh-per-instance=2 -derandomize -ba=4 -g=0 -md=0 -p=5 -s=1 -v=4 -q -warmup" calcext:value-type="string">
            <text:p>/home/fh2-project-sda/fj0219/mallob/scenarios/scenario_all_c16 -c=16 -l=0.950 -t=2 -T=3600 -lbc=8 -time-per-instance=0 -cpuh-per-instance=2 -derandomize -ba=4 -g=0 -md=0 -p=5 -s=1 -v=4 -q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3009_128x10x2_3620s" calcext:value-type="string">
            <text:p>mallob_id3009_128x10x2_362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128&#10;#SBATCH --ntasks=1280&#10;#SBATCH --cpus-per-task=2&#10;#SBATCH --output=mallob_id3009_128x10x2_3620s_log&#10;#SBATCH --error=mallob_id3009_128x10x2_3620s_err&#10;#SBATCH --job-name=mallob_id3009_128x10x2_3620s&#10;#SBATCH --partition=normal&#10;#SBATCH --time=1:00:20&#10;mkdir -p /home/fh2-project-sda/fj0219/mallob//mallob_logs/mallob_id3009_128x10x2_3620s&#10;echo logging into /home/fh2-project-sda/fj0219/mallob/mallob_logs/mallob_id3009_128x10x2_362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&#10;echo finished" calcext:value-type="string">
            <text:p>#!/bin/bash</text:p>
            <text:p>#SBATCH --nodes=128</text:p>
            <text:p>#SBATCH --ntasks=1280</text:p>
            <text:p>#SBATCH --cpus-per-task=2</text:p>
            <text:p>#SBATCH --output=mallob_id3009_128x10x2_3620s_log</text:p>
            <text:p>#SBATCH --error=mallob_id3009_128x10x2_3620s_err</text:p>
            <text:p>#SBATCH --job-name=mallob_id3009_128x10x2_3620s</text:p>
            <text:p>#SBATCH --partition=normal</text:p>
            <text:p>#SBATCH --time=1:00:20</text:p>
            <text:p>mkdir -p /home/fh2-project-sda/fj0219/mallob//mallob_logs/mallob_id3009_128x10x2_3620s</text:p>
            <text:p>echo logging into /home/fh2-project-sda/fj0219/mallob/mallob_logs/mallob_id3009_128x10x2_362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6 -c=16 -l=0.950 -t=2 -T=3600 -lbc=8 -time-per-instance=0 -cpuh-per-instance=2 -derandomize -ba=4 -g=0 -md=0 -p=5 -s=1 -v=4 -q -warmup -log=/home/fh2-project-sda/fj0219/mallob//mallob_logs/mallob_id3009_128x10x2_3620s</text:p>
            <text:p>echo finished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9920" calcext:value-type="float">
            <text:p>9920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5"/>
        </table:table-row>
        <table:table-row table:style-name="ro4">
          <table:table-cell table:style-name="ce5" office:value-type="string" calcext:value-type="string" table:number-columns-spanned="26" table:number-rows-spanned="1">
            <text:p>Stress test: How does the system scale with a large number of processes?</text:p>
            <text:p>Weak scaling (number of clients scales together with number of nodes).</text:p>
            <text:p>Evaluate behaviour regarding latencies, job growth, load balancing durations, job communication, ...</text:p>
            <text:p>Greedy and agile configuration: Two CPUs/process, no CPU "free" for communication, jobs timeout after 2CPUh used</text:p>
          </table:table-cell>
          <table:covered-table-cell/>
          <table:covered-table-cell table:style-name="Default"/>
          <table:covered-table-cell table:number-columns-repeated="23"/>
          <table:table-cell table:number-columns-repeated="12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35"/>
        </table:table-row>
        <table:table-row table:style-name="ro1" table:number-rows-repeated="104855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caleDemandVsLBC_1Client_9x4x5_1cpuh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2">
          <table:table-cell table:style-name="ce4" office:value-type="float" office:value="4000" calcext:value-type="float">
            <text:p>4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2]*[.C2]" office:value-type="float" office:value="36" calcext:value-type="float">
            <text:p>36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2]-[.G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2]*[.H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2]-[.K2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2]/3600*[.F2]*[.B2]" office:value-type="float" office:value="1078.5" calcext:value-type="float">
            <text:p>1078,5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2]*[.G2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0" calcext:value-type="float">
            <text:p>400</text:p>
          </table:table-cell>
          <table:table-cell table:style-name="ce14" table:formula="of:=[.R2]/[.O2]" office:value-type="float" office:value="12.5" calcext:value-type="float">
            <text:p>12,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2])" office:value-type="string" office:string-value="scenarios/scenario_all_c1" calcext:value-type="string">
            <text:p>scenarios/scenario_all_c1</text:p>
          </table:table-cell>
          <table:table-cell table:style-name="ce9" table:formula="of:=FLOOR(([.M2]+20)/3600)" office:value-type="float" office:value="5" calcext:value-type="float">
            <text:p>5</text:p>
          </table:table-cell>
          <table:table-cell table:style-name="ce9" table:formula="of:=IF(FLOOR((([.M2]+20)-[.AG2]*3600)/60)&lt;10;CONCATENATE(&quot;0&quot;;FLOOR((([.M2]+20)-[.AG2]*3600)/60));FLOOR((([.M2]+20)-[.AG2]*3600)/60))" office:value-type="float" office:value="59" calcext:value-type="float">
            <text:p>59</text:p>
          </table:table-cell>
          <table:table-cell table:style-name="ce9" table:formula="of:=IF(FLOOR((([.M2]+20)-[.AG2]*3600-[.AH2]*60))&lt;10;CONCATENATE(&quot;0&quot;;FLOOR((([.M2]+20)-[.AG2]*3600-[.AH2]*60)));FLOOR((([.M2]+20)-[.AG2]*3600-[.AH2]*60)))" office:value-type="float" office:value="50" calcext:value-type="float">
            <text:p>50</text:p>
          </table:table-cell>
          <table:table-cell table:style-name="ce15" table:formula="of:=CONCATENATE(&quot;/home/fh2-project-sda/fj0219/mallob/&quot;;[.AF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)" office:value-type="string" office:string-value="/home/fh2-project-sda/fj0219/mallob/scenarios/scenario_all_c1 -c=1 -l=0.930 -t=4 -T=21570 -lbc=32 -time-per-instance=0 -cpuh-per-instance=1 -derandomize -ba=4 -g=0 -md=1 -p=5 -s=1 -v=5 -warmup" calcext:value-type="string">
            <text:p>/home/fh2-project-sda/fj0219/mallob/scenarios/scenario_all_c1 -c=1 -l=0.930 -t=4 -T=21570 -lbc=32 -time-per-instance=0 -cpuh-per-instance=1 -derandomize -ba=4 -g=0 -md=1 -p=5 -s=1 -v=5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4000_9x4x5_21590s" calcext:value-type="string">
            <text:p>mallob_id4000_9x4x5_2159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K2];&quot;_log&quot;;CHAR(10);&quot;#SBATCH --error=&quot;;[.AK2];&quot;_err&quot;;CHAR(10);&quot;#SBATCH --job-name=&quot;;[.AK2];CHAR(10);&quot;#SBATCH --partition=normal&quot;;CHAR(10);&quot;#SBATCH --time=&quot;;[.AG2];&quot;:&quot;;[.AH2];&quot;:&quot;;[.AI2];CHAR(10);&quot;mkdir -p /home/fh2-project-sda/fj0219/mallob//mallob_logs/&quot;;[.AK2];CHAR(10);&quot;echo logging into /home/fh2-project-sda/fj0219/mallob/mallob_logs/&quot;;[.AK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2];&quot; -log=/home/fh2-project-sda/fj0219/mallob//mallob_logs/&quot;;[.AK2];CHAR(10);&quot;echo finished&quot;)" office:value-type="string" office:string-value="#!/bin/bash&#10;#SBATCH --nodes=9&#10;#SBATCH --ntasks=36&#10;#SBATCH --cpus-per-task=5&#10;#SBATCH --output=mallob_id4000_9x4x5_21590s_log&#10;#SBATCH --error=mallob_id4000_9x4x5_21590s_err&#10;#SBATCH --job-name=mallob_id4000_9x4x5_21590s&#10;#SBATCH --partition=normal&#10;#SBATCH --time=5:59:50&#10;mkdir -p /home/fh2-project-sda/fj0219/mallob//mallob_logs/mallob_id4000_9x4x5_21590s&#10;echo logging into /home/fh2-project-sda/fj0219/mallob/mallob_logs/mallob_id400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0_9x4x5_21590s_log</text:p>
            <text:p>#SBATCH --error=mallob_id4000_9x4x5_21590s_err</text:p>
            <text:p>#SBATCH --job-name=mallob_id4000_9x4x5_21590s</text:p>
            <text:p>#SBATCH --partition=normal</text:p>
            <text:p>#SBATCH --time=5:59:50</text:p>
            <text:p>mkdir -p /home/fh2-project-sda/fj0219/mallob//mallob_logs/mallob_id4000_9x4x5_21590s</text:p>
            <text:p>echo logging into /home/fh2-project-sda/fj0219/mallob/mallob_logs/mallob_id400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0 -md=1 -p=5 -s=1 -v=5 -warmup -log=/home/fh2-project-sda/fj0219/mallob//mallob_logs/mallob_id4000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1" calcext:value-type="float">
            <text:p>400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3]*[.C3]" office:value-type="float" office:value="36" calcext:value-type="float">
            <text:p>36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3]-[.G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3]*[.H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3]/3600*[.F3]*[.B3]" office:value-type="float" office:value="1078.5" calcext:value-type="float">
            <text:p>1078,5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3]*[.G3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400" calcext:value-type="float">
            <text:p>400</text:p>
          </table:table-cell>
          <table:table-cell table:style-name="ce14" table:formula="of:=[.R3]/[.O3]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3])" office:value-type="string" office:string-value="scenarios/scenario_all_c1" calcext:value-type="string">
            <text:p>scenarios/scenario_all_c1</text:p>
          </table:table-cell>
          <table:table-cell table:style-name="ce9" table:formula="of:=FLOOR(([.M3]+20)/3600)" office:value-type="float" office:value="5" calcext:value-type="float">
            <text:p>5</text:p>
          </table:table-cell>
          <table:table-cell table:style-name="ce9" table:formula="of:=IF(FLOOR((([.M3]+20)-[.AG3]*3600)/60)&lt;10;CONCATENATE(&quot;0&quot;;FLOOR((([.M3]+20)-[.AG3]*3600)/60));FLOOR((([.M3]+20)-[.AG3]*3600)/60))" office:value-type="float" office:value="59" calcext:value-type="float">
            <text:p>59</text:p>
          </table:table-cell>
          <table:table-cell table:style-name="ce9" table:formula="of:=IF(FLOOR((([.M3]+20)-[.AG3]*3600-[.AH3]*60))&lt;10;CONCATENATE(&quot;0&quot;;FLOOR((([.M3]+20)-[.AG3]*3600-[.AH3]*60)));FLOOR((([.M3]+20)-[.AG3]*3600-[.AH3]*60)))" office:value-type="float" office:value="50" calcext:value-type="float">
            <text:p>50</text:p>
          </table:table-cell>
          <table:table-cell table:style-name="ce15" table:formula="of:=CONCATENATE(&quot;/home/fh2-project-sda/fj0219/mallob/&quot;;[.AF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)" office:value-type="string" office:string-value="/home/fh2-project-sda/fj0219/mallob/scenarios/scenario_all_c1 -c=1 -l=0.930 -t=4 -T=21570 -lbc=16 -time-per-instance=0 -cpuh-per-instance=1 -derandomize -ba=4 -g=0 -md=2 -p=5 -s=1 -v=5 -warmup" calcext:value-type="string">
            <text:p>/home/fh2-project-sda/fj0219/mallob/scenarios/scenario_all_c1 -c=1 -l=0.930 -t=4 -T=21570 -lbc=16 -time-per-instance=0 -cpuh-per-instance=1 -derandomize -ba=4 -g=0 -md=2 -p=5 -s=1 -v=5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4001_9x4x5_21590s" calcext:value-type="string">
            <text:p>mallob_id4001_9x4x5_2159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K3];&quot;_log&quot;;CHAR(10);&quot;#SBATCH --error=&quot;;[.AK3];&quot;_err&quot;;CHAR(10);&quot;#SBATCH --job-name=&quot;;[.AK3];CHAR(10);&quot;#SBATCH --partition=normal&quot;;CHAR(10);&quot;#SBATCH --time=&quot;;[.AG3];&quot;:&quot;;[.AH3];&quot;:&quot;;[.AI3];CHAR(10);&quot;mkdir -p /home/fh2-project-sda/fj0219/mallob//mallob_logs/&quot;;[.AK3];CHAR(10);&quot;echo logging into /home/fh2-project-sda/fj0219/mallob/mallob_logs/&quot;;[.AK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3];&quot; -log=/home/fh2-project-sda/fj0219/mallob//mallob_logs/&quot;;[.AK3];CHAR(10);&quot;echo finished&quot;)" office:value-type="string" office:string-value="#!/bin/bash&#10;#SBATCH --nodes=9&#10;#SBATCH --ntasks=36&#10;#SBATCH --cpus-per-task=5&#10;#SBATCH --output=mallob_id4001_9x4x5_21590s_log&#10;#SBATCH --error=mallob_id4001_9x4x5_21590s_err&#10;#SBATCH --job-name=mallob_id4001_9x4x5_21590s&#10;#SBATCH --partition=normal&#10;#SBATCH --time=5:59:50&#10;mkdir -p /home/fh2-project-sda/fj0219/mallob//mallob_logs/mallob_id4001_9x4x5_21590s&#10;echo logging into /home/fh2-project-sda/fj0219/mallob/mallob_logs/mallob_id400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1_9x4x5_21590s_log</text:p>
            <text:p>#SBATCH --error=mallob_id4001_9x4x5_21590s_err</text:p>
            <text:p>#SBATCH --job-name=mallob_id4001_9x4x5_21590s</text:p>
            <text:p>#SBATCH --partition=normal</text:p>
            <text:p>#SBATCH --time=5:59:50</text:p>
            <text:p>mkdir -p /home/fh2-project-sda/fj0219/mallob//mallob_logs/mallob_id4001_9x4x5_21590s</text:p>
            <text:p>echo logging into /home/fh2-project-sda/fj0219/mallob/mallob_logs/mallob_id400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0 -md=2 -p=5 -s=1 -v=5 -warmup -log=/home/fh2-project-sda/fj0219/mallob//mallob_logs/mallob_id4001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2" calcext:value-type="float">
            <text:p>400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4]*[.C4]" office:value-type="float" office:value="36" calcext:value-type="float">
            <text:p>36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4]-[.G4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4]*[.H4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4]/3600*[.F4]*[.B4]" office:value-type="float" office:value="1078.5" calcext:value-type="float">
            <text:p>1078,5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4]*[.G4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400" calcext:value-type="float">
            <text:p>400</text:p>
          </table:table-cell>
          <table:table-cell table:style-name="ce14" table:formula="of:=[.R4]/[.O4]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1" calcext:value-type="string">
            <text:p>scenarios/scenario_all_c1</text:p>
          </table:table-cell>
          <table:table-cell table:style-name="ce9" table:formula="of:=FLOOR(([.M4]+20)/3600)" office:value-type="float" office:value="5" calcext:value-type="float">
            <text:p>5</text:p>
          </table:table-cell>
          <table:table-cell table:style-name="ce9" table:formula="of:=IF(FLOOR((([.M4]+20)-[.AG4]*3600)/60)&lt;10;CONCATENATE(&quot;0&quot;;FLOOR((([.M4]+20)-[.AG4]*3600)/60));FLOOR((([.M4]+20)-[.AG4]*3600)/60))" office:value-type="float" office:value="59" calcext:value-type="float">
            <text:p>59</text:p>
          </table:table-cell>
          <table:table-cell table:style-name="ce9" table:formula="of:=IF(FLOOR((([.M4]+20)-[.AG4]*3600-[.AH4]*60))&lt;10;CONCATENATE(&quot;0&quot;;FLOOR((([.M4]+20)-[.AG4]*3600-[.AH4]*60)));FLOOR((([.M4]+20)-[.AG4]*3600-[.AH4]*60)))" office:value-type="float" office:value="50" calcext:value-type="float">
            <text:p>50</text:p>
          </table:table-cell>
          <table:table-cell table:style-name="ce15" table:formula="of:=CONCATENATE(&quot;/home/fh2-project-sda/fj0219/mallob/&quot;;[.AF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)" office:value-type="string" office:string-value="/home/fh2-project-sda/fj0219/mallob/scenarios/scenario_all_c1 -c=1 -l=0.930 -t=4 -T=21570 -lbc=8 -time-per-instance=0 -cpuh-per-instance=1 -derandomize -ba=4 -g=0 -md=4 -p=5 -s=1 -v=5 -warmup" calcext:value-type="string">
            <text:p>/home/fh2-project-sda/fj0219/mallob/scenarios/scenario_all_c1 -c=1 -l=0.930 -t=4 -T=21570 -lbc=8 -time-per-instance=0 -cpuh-per-instance=1 -derandomize -ba=4 -g=0 -md=4 -p=5 -s=1 -v=5 -warmup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4002_9x4x5_21590s" calcext:value-type="string">
            <text:p>mallob_id4002_9x4x5_2159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K4];&quot;_log&quot;;CHAR(10);&quot;#SBATCH --error=&quot;;[.AK4];&quot;_err&quot;;CHAR(10);&quot;#SBATCH --job-name=&quot;;[.AK4];CHAR(10);&quot;#SBATCH --partition=normal&quot;;CHAR(10);&quot;#SBATCH --time=&quot;;[.AG4];&quot;:&quot;;[.AH4];&quot;:&quot;;[.AI4];CHAR(10);&quot;mkdir -p /home/fh2-project-sda/fj0219/mallob//mallob_logs/&quot;;[.AK4];CHAR(10);&quot;echo logging into /home/fh2-project-sda/fj0219/mallob/mallob_logs/&quot;;[.AK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4];&quot; -log=/home/fh2-project-sda/fj0219/mallob//mallob_logs/&quot;;[.AK4];CHAR(10);&quot;echo finished&quot;)" office:value-type="string" office:string-value="#!/bin/bash&#10;#SBATCH --nodes=9&#10;#SBATCH --ntasks=36&#10;#SBATCH --cpus-per-task=5&#10;#SBATCH --output=mallob_id4002_9x4x5_21590s_log&#10;#SBATCH --error=mallob_id4002_9x4x5_21590s_err&#10;#SBATCH --job-name=mallob_id4002_9x4x5_21590s&#10;#SBATCH --partition=normal&#10;#SBATCH --time=5:59:50&#10;mkdir -p /home/fh2-project-sda/fj0219/mallob//mallob_logs/mallob_id4002_9x4x5_21590s&#10;echo logging into /home/fh2-project-sda/fj0219/mallob/mallob_logs/mallob_id4002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2_9x4x5_21590s_log</text:p>
            <text:p>#SBATCH --error=mallob_id4002_9x4x5_21590s_err</text:p>
            <text:p>#SBATCH --job-name=mallob_id4002_9x4x5_21590s</text:p>
            <text:p>#SBATCH --partition=normal</text:p>
            <text:p>#SBATCH --time=5:59:50</text:p>
            <text:p>mkdir -p /home/fh2-project-sda/fj0219/mallob//mallob_logs/mallob_id4002_9x4x5_21590s</text:p>
            <text:p>echo logging into /home/fh2-project-sda/fj0219/mallob/mallob_logs/mallob_id4002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0 -md=4 -p=5 -s=1 -v=5 -warmup -log=/home/fh2-project-sda/fj0219/mallob//mallob_logs/mallob_id4002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3" calcext:value-type="float">
            <text:p>400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5]*[.C5]" office:value-type="float" office:value="36" calcext:value-type="float">
            <text:p>36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5]-[.G5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5]*[.H5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5]/3600*[.F5]*[.B5]" office:value-type="float" office:value="1078.5" calcext:value-type="float">
            <text:p>1078,5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5]*[.G5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400" calcext:value-type="float">
            <text:p>400</text:p>
          </table:table-cell>
          <table:table-cell table:style-name="ce14" table:formula="of:=[.R5]/[.O5]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5])" office:value-type="string" office:string-value="scenarios/scenario_all_c1" calcext:value-type="string">
            <text:p>scenarios/scenario_all_c1</text:p>
          </table:table-cell>
          <table:table-cell table:style-name="ce9" table:formula="of:=FLOOR(([.M5]+20)/3600)" office:value-type="float" office:value="5" calcext:value-type="float">
            <text:p>5</text:p>
          </table:table-cell>
          <table:table-cell table:style-name="ce9" table:formula="of:=IF(FLOOR((([.M5]+20)-[.AG5]*3600)/60)&lt;10;CONCATENATE(&quot;0&quot;;FLOOR((([.M5]+20)-[.AG5]*3600)/60));FLOOR((([.M5]+20)-[.AG5]*3600)/60))" office:value-type="float" office:value="59" calcext:value-type="float">
            <text:p>59</text:p>
          </table:table-cell>
          <table:table-cell table:style-name="ce9" table:formula="of:=IF(FLOOR((([.M5]+20)-[.AG5]*3600-[.AH5]*60))&lt;10;CONCATENATE(&quot;0&quot;;FLOOR((([.M5]+20)-[.AG5]*3600-[.AH5]*60)));FLOOR((([.M5]+20)-[.AG5]*3600-[.AH5]*60)))" office:value-type="float" office:value="50" calcext:value-type="float">
            <text:p>50</text:p>
          </table:table-cell>
          <table:table-cell table:style-name="ce15" table:formula="of:=CONCATENATE(&quot;/home/fh2-project-sda/fj0219/mallob/&quot;;[.AF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)" office:value-type="string" office:string-value="/home/fh2-project-sda/fj0219/mallob/scenarios/scenario_all_c1 -c=1 -l=0.930 -t=4 -T=21570 -lbc=4 -time-per-instance=0 -cpuh-per-instance=1 -derandomize -ba=4 -g=0 -md=8 -p=5 -s=1 -v=5 -warmup" calcext:value-type="string">
            <text:p>/home/fh2-project-sda/fj0219/mallob/scenarios/scenario_all_c1 -c=1 -l=0.930 -t=4 -T=21570 -lbc=4 -time-per-instance=0 -cpuh-per-instance=1 -derandomize -ba=4 -g=0 -md=8 -p=5 -s=1 -v=5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4003_9x4x5_21590s" calcext:value-type="string">
            <text:p>mallob_id4003_9x4x5_2159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K5];&quot;_log&quot;;CHAR(10);&quot;#SBATCH --error=&quot;;[.AK5];&quot;_err&quot;;CHAR(10);&quot;#SBATCH --job-name=&quot;;[.AK5];CHAR(10);&quot;#SBATCH --partition=normal&quot;;CHAR(10);&quot;#SBATCH --time=&quot;;[.AG5];&quot;:&quot;;[.AH5];&quot;:&quot;;[.AI5];CHAR(10);&quot;mkdir -p /home/fh2-project-sda/fj0219/mallob//mallob_logs/&quot;;[.AK5];CHAR(10);&quot;echo logging into /home/fh2-project-sda/fj0219/mallob/mallob_logs/&quot;;[.AK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5];&quot; -log=/home/fh2-project-sda/fj0219/mallob//mallob_logs/&quot;;[.AK5];CHAR(10);&quot;echo finished&quot;)" office:value-type="string" office:string-value="#!/bin/bash&#10;#SBATCH --nodes=9&#10;#SBATCH --ntasks=36&#10;#SBATCH --cpus-per-task=5&#10;#SBATCH --output=mallob_id4003_9x4x5_21590s_log&#10;#SBATCH --error=mallob_id4003_9x4x5_21590s_err&#10;#SBATCH --job-name=mallob_id4003_9x4x5_21590s&#10;#SBATCH --partition=normal&#10;#SBATCH --time=5:59:50&#10;mkdir -p /home/fh2-project-sda/fj0219/mallob//mallob_logs/mallob_id4003_9x4x5_21590s&#10;echo logging into /home/fh2-project-sda/fj0219/mallob/mallob_logs/mallob_id4003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3_9x4x5_21590s_log</text:p>
            <text:p>#SBATCH --error=mallob_id4003_9x4x5_21590s_err</text:p>
            <text:p>#SBATCH --job-name=mallob_id4003_9x4x5_21590s</text:p>
            <text:p>#SBATCH --partition=normal</text:p>
            <text:p>#SBATCH --time=5:59:50</text:p>
            <text:p>mkdir -p /home/fh2-project-sda/fj0219/mallob//mallob_logs/mallob_id4003_9x4x5_21590s</text:p>
            <text:p>echo logging into /home/fh2-project-sda/fj0219/mallob/mallob_logs/mallob_id4003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0 -md=8 -p=5 -s=1 -v=5 -warmup -log=/home/fh2-project-sda/fj0219/mallob//mallob_logs/mallob_id4003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4" calcext:value-type="float">
            <text:p>400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6]*[.C6]" office:value-type="float" office:value="36" calcext:value-type="float">
            <text:p>36</text:p>
          </table:table-cell>
          <table:table-cell table:style-name="ce14" table:formula="of:=[.C6]*[.D6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6]-[.G6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6]*[.H6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6]-[.K6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6]/3600*[.F6]*[.B6]" office:value-type="float" office:value="1078.5" calcext:value-type="float">
            <text:p>1078,5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6]*[.G6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6]/[.G6]" office:value-type="float" office:value="400" calcext:value-type="float">
            <text:p>400</text:p>
          </table:table-cell>
          <table:table-cell table:style-name="ce14" table:formula="of:=[.R6]/[.O6]" office:value-type="float" office:value="200" calcext:value-type="float">
            <text:p>2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6]*[.S6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6])" office:value-type="string" office:string-value="scenarios/scenario_all_c1" calcext:value-type="string">
            <text:p>scenarios/scenario_all_c1</text:p>
          </table:table-cell>
          <table:table-cell table:style-name="ce9" table:formula="of:=FLOOR(([.M6]+20)/3600)" office:value-type="float" office:value="5" calcext:value-type="float">
            <text:p>5</text:p>
          </table:table-cell>
          <table:table-cell table:style-name="ce9" table:formula="of:=IF(FLOOR((([.M6]+20)-[.AG6]*3600)/60)&lt;10;CONCATENATE(&quot;0&quot;;FLOOR((([.M6]+20)-[.AG6]*3600)/60));FLOOR((([.M6]+20)-[.AG6]*3600)/60))" office:value-type="float" office:value="59" calcext:value-type="float">
            <text:p>59</text:p>
          </table:table-cell>
          <table:table-cell table:style-name="ce9" table:formula="of:=IF(FLOOR((([.M6]+20)-[.AG6]*3600-[.AH6]*60))&lt;10;CONCATENATE(&quot;0&quot;;FLOOR((([.M6]+20)-[.AG6]*3600-[.AH6]*60)));FLOOR((([.M6]+20)-[.AG6]*3600-[.AH6]*60)))" office:value-type="float" office:value="50" calcext:value-type="float">
            <text:p>50</text:p>
          </table:table-cell>
          <table:table-cell table:style-name="ce15" table:formula="of:=CONCATENATE(&quot;/home/fh2-project-sda/fj0219/mallob/&quot;;[.AF6];&quot; -c=&quot;;[.G6];&quot; -l=&quot;;TEXT([.I6];&quot;0.000&quot;);&quot; -t=&quot;;[.K6];&quot; -T=&quot;;[.M6];&quot; -lbc=&quot;;[.O6];&quot; -time-per-instance=&quot;;[.T6];&quot; -cpuh-per-instance=&quot;;[.U6];IF([.W6]=1;&quot; -derandomize&quot;;&quot; &quot;);&quot; -ba=&quot;;[.X6];&quot; -g=&quot;;[.Y6];&quot; -md=&quot;;[.Z6];&quot; -p=&quot;;[.AA6];&quot; -s=&quot;;[.AD6];&quot; -v=&quot;;[.AC6];IF([.AB6]=1;&quot; -q&quot;;&quot;&quot;);IF([.AE6]=1;&quot; -warmup&quot;;&quot;&quot;))" office:value-type="string" office:string-value="/home/fh2-project-sda/fj0219/mallob/scenarios/scenario_all_c1 -c=1 -l=0.930 -t=4 -T=21570 -lbc=2 -time-per-instance=0 -cpuh-per-instance=1 -derandomize -ba=4 -g=0 -md=16 -p=5 -s=1 -v=5 -warmup" calcext:value-type="string">
            <text:p>/home/fh2-project-sda/fj0219/mallob/scenarios/scenario_all_c1 -c=1 -l=0.930 -t=4 -T=21570 -lbc=2 -time-per-instance=0 -cpuh-per-instance=1 -derandomize -ba=4 -g=0 -md=16 -p=5 -s=1 -v=5 -warmup</text:p>
          </table:table-cell>
          <table:table-cell table:style-name="ce15" table:formula="of:=CONCATENATE(&quot;mallob_id&quot;;[.A6];&quot;_&quot;;[.B6];&quot;x&quot;;[.C6];&quot;x&quot;;[.D6];&quot;_&quot;;[.M6]+20;&quot;s&quot;)" office:value-type="string" office:string-value="mallob_id4004_9x4x5_21590s" calcext:value-type="string">
            <text:p>mallob_id4004_9x4x5_21590s</text:p>
          </table:table-cell>
          <table:table-cell table:style-name="ce15" table:formula="of:=CONCATENATE(&quot;#!/bin/bash&quot;;CHAR(10);&quot;#SBATCH --nodes=&quot;;[.B6];&quot;&quot;;CHAR(10);&quot;#SBATCH --ntasks=&quot;;[.E6];CHAR(10);&quot;#SBATCH --cpus-per-task=&quot;;[.D6];CHAR(10);&quot;#SBATCH --output=&quot;;[.AK6];&quot;_log&quot;;CHAR(10);&quot;#SBATCH --error=&quot;;[.AK6];&quot;_err&quot;;CHAR(10);&quot;#SBATCH --job-name=&quot;;[.AK6];CHAR(10);&quot;#SBATCH --partition=normal&quot;;CHAR(10);&quot;#SBATCH --time=&quot;;[.AG6];&quot;:&quot;;[.AH6];&quot;:&quot;;[.AI6];CHAR(10);&quot;mkdir -p /home/fh2-project-sda/fj0219/mallob//mallob_logs/&quot;;[.AK6];CHAR(10);&quot;echo logging into /home/fh2-project-sda/fj0219/mallob/mallob_logs/&quot;;[.AK6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6];&quot; -log=/home/fh2-project-sda/fj0219/mallob//mallob_logs/&quot;;[.AK6];CHAR(10);&quot;echo finished&quot;)" office:value-type="string" office:string-value="#!/bin/bash&#10;#SBATCH --nodes=9&#10;#SBATCH --ntasks=36&#10;#SBATCH --cpus-per-task=5&#10;#SBATCH --output=mallob_id4004_9x4x5_21590s_log&#10;#SBATCH --error=mallob_id4004_9x4x5_21590s_err&#10;#SBATCH --job-name=mallob_id4004_9x4x5_21590s&#10;#SBATCH --partition=normal&#10;#SBATCH --time=5:59:50&#10;mkdir -p /home/fh2-project-sda/fj0219/mallob//mallob_logs/mallob_id4004_9x4x5_21590s&#10;echo logging into /home/fh2-project-sda/fj0219/mallob/mallob_logs/mallob_id4004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4_9x4x5_21590s_log</text:p>
            <text:p>#SBATCH --error=mallob_id4004_9x4x5_21590s_err</text:p>
            <text:p>#SBATCH --job-name=mallob_id4004_9x4x5_21590s</text:p>
            <text:p>#SBATCH --partition=normal</text:p>
            <text:p>#SBATCH --time=5:59:50</text:p>
            <text:p>mkdir -p /home/fh2-project-sda/fj0219/mallob//mallob_logs/mallob_id4004_9x4x5_21590s</text:p>
            <text:p>echo logging into /home/fh2-project-sda/fj0219/mallob/mallob_logs/mallob_id4004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0 -md=16 -p=5 -s=1 -v=5 -warmup -log=/home/fh2-project-sda/fj0219/mallob//mallob_logs/mallob_id4004_9x4x5_21590s</text:p>
            <text:p>echo finished</text:p>
          </table:table-cell>
          <table:table-cell table:style-name="ce2"/>
        </table:table-row>
        <table:table-row table:style-name="ro2">
          <table:table-cell table:style-name="ce4" office:value-type="float" office:value="4005" calcext:value-type="float">
            <text:p>400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7]*[.C7]" office:value-type="float" office:value="36" calcext:value-type="float">
            <text:p>36</text:p>
          </table:table-cell>
          <table:table-cell table:style-name="ce14" table:formula="of:=[.C7]*[.D7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7]-[.G7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7]*[.H7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7]-[.K7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7]/3600*[.F7]*[.B7]" office:value-type="float" office:value="1078.5" calcext:value-type="float">
            <text:p>1078,5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7]*[.G7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7]/[.G7]" office:value-type="float" office:value="400" calcext:value-type="float">
            <text:p>400</text:p>
          </table:table-cell>
          <table:table-cell table:style-name="ce14" table:formula="of:=[.R7]/[.O7]" office:value-type="float" office:value="400" calcext:value-type="float">
            <text:p>4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7]*[.S7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7])" office:value-type="string" office:string-value="scenarios/scenario_all_c1" calcext:value-type="string">
            <text:p>scenarios/scenario_all_c1</text:p>
          </table:table-cell>
          <table:table-cell table:style-name="ce9" table:formula="of:=FLOOR(([.M7]+20)/3600)" office:value-type="float" office:value="5" calcext:value-type="float">
            <text:p>5</text:p>
          </table:table-cell>
          <table:table-cell table:style-name="ce9" table:formula="of:=IF(FLOOR((([.M7]+20)-[.AG7]*3600)/60)&lt;10;CONCATENATE(&quot;0&quot;;FLOOR((([.M7]+20)-[.AG7]*3600)/60));FLOOR((([.M7]+20)-[.AG7]*3600)/60))" office:value-type="float" office:value="59" calcext:value-type="float">
            <text:p>59</text:p>
          </table:table-cell>
          <table:table-cell table:style-name="ce9" table:formula="of:=IF(FLOOR((([.M7]+20)-[.AG7]*3600-[.AH7]*60))&lt;10;CONCATENATE(&quot;0&quot;;FLOOR((([.M7]+20)-[.AG7]*3600-[.AH7]*60)));FLOOR((([.M7]+20)-[.AG7]*3600-[.AH7]*60)))" office:value-type="float" office:value="50" calcext:value-type="float">
            <text:p>50</text:p>
          </table:table-cell>
          <table:table-cell table:style-name="ce15" table:formula="of:=CONCATENATE(&quot;/home/fh2-project-sda/fj0219/mallob/&quot;;[.AF7];&quot; -c=&quot;;[.G7];&quot; -l=&quot;;TEXT([.I7];&quot;0.000&quot;);&quot; -t=&quot;;[.K7];&quot; -T=&quot;;[.M7];&quot; -lbc=&quot;;[.O7];&quot; -time-per-instance=&quot;;[.T7];&quot; -cpuh-per-instance=&quot;;[.U7];IF([.W7]=1;&quot; -derandomize&quot;;&quot; &quot;);&quot; -ba=&quot;;[.X7];&quot; -g=&quot;;[.Y7];&quot; -md=&quot;;[.Z7];&quot; -p=&quot;;[.AA7];&quot; -s=&quot;;[.AD7];&quot; -v=&quot;;[.AC7];IF([.AB7]=1;&quot; -q&quot;;&quot;&quot;);IF([.AE7]=1;&quot; -warmup&quot;;&quot;&quot;))" office:value-type="string" office:string-value="/home/fh2-project-sda/fj0219/mallob/scenarios/scenario_all_c1 -c=1 -l=0.930 -t=4 -T=21570 -lbc=1 -time-per-instance=0 -cpuh-per-instance=1 -derandomize -ba=4 -g=0 -md=32 -p=5 -s=1 -v=5 -warmup" calcext:value-type="string">
            <text:p>/home/fh2-project-sda/fj0219/mallob/scenarios/scenario_all_c1 -c=1 -l=0.930 -t=4 -T=21570 -lbc=1 -time-per-instance=0 -cpuh-per-instance=1 -derandomize -ba=4 -g=0 -md=32 -p=5 -s=1 -v=5 -warmup</text:p>
          </table:table-cell>
          <table:table-cell table:style-name="ce15" table:formula="of:=CONCATENATE(&quot;mallob_id&quot;;[.A7];&quot;_&quot;;[.B7];&quot;x&quot;;[.C7];&quot;x&quot;;[.D7];&quot;_&quot;;[.M7]+20;&quot;s&quot;)" office:value-type="string" office:string-value="mallob_id4005_9x4x5_21590s" calcext:value-type="string">
            <text:p>mallob_id4005_9x4x5_21590s</text:p>
          </table:table-cell>
          <table:table-cell table:style-name="ce15" table:formula="of:=CONCATENATE(&quot;#!/bin/bash&quot;;CHAR(10);&quot;#SBATCH --nodes=&quot;;[.B7];&quot;&quot;;CHAR(10);&quot;#SBATCH --ntasks=&quot;;[.E7];CHAR(10);&quot;#SBATCH --cpus-per-task=&quot;;[.D7];CHAR(10);&quot;#SBATCH --output=&quot;;[.AK7];&quot;_log&quot;;CHAR(10);&quot;#SBATCH --error=&quot;;[.AK7];&quot;_err&quot;;CHAR(10);&quot;#SBATCH --job-name=&quot;;[.AK7];CHAR(10);&quot;#SBATCH --partition=normal&quot;;CHAR(10);&quot;#SBATCH --time=&quot;;[.AG7];&quot;:&quot;;[.AH7];&quot;:&quot;;[.AI7];CHAR(10);&quot;mkdir -p /home/fh2-project-sda/fj0219/mallob//mallob_logs/&quot;;[.AK7];CHAR(10);&quot;echo logging into /home/fh2-project-sda/fj0219/mallob/mallob_logs/&quot;;[.AK7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7];&quot; -log=/home/fh2-project-sda/fj0219/mallob//mallob_logs/&quot;;[.AK7];CHAR(10);&quot;echo finished&quot;)" office:value-type="string" office:string-value="#!/bin/bash&#10;#SBATCH --nodes=9&#10;#SBATCH --ntasks=36&#10;#SBATCH --cpus-per-task=5&#10;#SBATCH --output=mallob_id4005_9x4x5_21590s_log&#10;#SBATCH --error=mallob_id4005_9x4x5_21590s_err&#10;#SBATCH --job-name=mallob_id4005_9x4x5_21590s&#10;#SBATCH --partition=normal&#10;#SBATCH --time=5:59:50&#10;mkdir -p /home/fh2-project-sda/fj0219/mallob//mallob_logs/mallob_id4005_9x4x5_21590s&#10;echo logging into /home/fh2-project-sda/fj0219/mallob/mallob_logs/mallob_id4005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5_9x4x5_21590s_log</text:p>
            <text:p>#SBATCH --error=mallob_id4005_9x4x5_21590s_err</text:p>
            <text:p>#SBATCH --job-name=mallob_id4005_9x4x5_21590s</text:p>
            <text:p>#SBATCH --partition=normal</text:p>
            <text:p>#SBATCH --time=5:59:50</text:p>
            <text:p>mkdir -p /home/fh2-project-sda/fj0219/mallob//mallob_logs/mallob_id4005_9x4x5_21590s</text:p>
            <text:p>echo logging into /home/fh2-project-sda/fj0219/mallob/mallob_logs/mallob_id4005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0 -md=32 -p=5 -s=1 -v=5 -warmup -log=/home/fh2-project-sda/fj0219/mallob//mallob_logs/mallob_id4005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6" calcext:value-type="float">
            <text:p>400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8]*[.C8]" office:value-type="float" office:value="36" calcext:value-type="float">
            <text:p>36</text:p>
          </table:table-cell>
          <table:table-cell table:style-name="ce14" table:formula="of:=[.C8]*[.D8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8]-[.G8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8]*[.H8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8]-[.K8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8]/3600*[.F8]*[.B8]" office:value-type="float" office:value="1078.5" calcext:value-type="float">
            <text:p>1078,5</text:p>
          </table:table-cell>
          <table:table-cell table:style-name="ce10" office:value-type="float" office:value="32" calcext:value-type="float">
            <text:p>32</text:p>
          </table:table-cell>
          <table:table-cell table:style-name="ce14" table:formula="of:=[.O8]*[.G8]" office:value-type="float" office:value="32" calcext:value-type="float">
            <text:p>3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8]/[.G8]" office:value-type="float" office:value="400" calcext:value-type="float">
            <text:p>400</text:p>
          </table:table-cell>
          <table:table-cell table:style-name="ce14" table:formula="of:=[.R8]/[.O8]" office:value-type="float" office:value="12.5" calcext:value-type="float">
            <text:p>12,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8]*[.S8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8])" office:value-type="string" office:string-value="scenarios/scenario_all_c1" calcext:value-type="string">
            <text:p>scenarios/scenario_all_c1</text:p>
          </table:table-cell>
          <table:table-cell table:style-name="ce9" table:formula="of:=FLOOR(([.M8]+20)/3600)" office:value-type="float" office:value="5" calcext:value-type="float">
            <text:p>5</text:p>
          </table:table-cell>
          <table:table-cell table:style-name="ce9" table:formula="of:=IF(FLOOR((([.M8]+20)-[.AG8]*3600)/60)&lt;10;CONCATENATE(&quot;0&quot;;FLOOR((([.M8]+20)-[.AG8]*3600)/60));FLOOR((([.M8]+20)-[.AG8]*3600)/60))" office:value-type="float" office:value="59" calcext:value-type="float">
            <text:p>59</text:p>
          </table:table-cell>
          <table:table-cell table:style-name="ce9" table:formula="of:=IF(FLOOR((([.M8]+20)-[.AG8]*3600-[.AH8]*60))&lt;10;CONCATENATE(&quot;0&quot;;FLOOR((([.M8]+20)-[.AG8]*3600-[.AH8]*60)));FLOOR((([.M8]+20)-[.AG8]*3600-[.AH8]*60)))" office:value-type="float" office:value="50" calcext:value-type="float">
            <text:p>50</text:p>
          </table:table-cell>
          <table:table-cell table:style-name="ce15" table:formula="of:=CONCATENATE(&quot;/home/fh2-project-sda/fj0219/mallob/&quot;;[.AF8];&quot; -c=&quot;;[.G8];&quot; -l=&quot;;TEXT([.I8];&quot;0.000&quot;);&quot; -t=&quot;;[.K8];&quot; -T=&quot;;[.M8];&quot; -lbc=&quot;;[.O8];&quot; -time-per-instance=&quot;;[.T8];&quot; -cpuh-per-instance=&quot;;[.U8];IF([.W8]=1;&quot; -derandomize&quot;;&quot; &quot;);&quot; -ba=&quot;;[.X8];&quot; -g=&quot;;[.Y8];&quot; -md=&quot;;[.Z8];&quot; -p=&quot;;[.AA8];&quot; -s=&quot;;[.AD8];&quot; -v=&quot;;[.AC8];IF([.AB8]=1;&quot; -q&quot;;&quot;&quot;);IF([.AE8]=1;&quot; -warmup&quot;;&quot;&quot;))" office:value-type="string" office:string-value="/home/fh2-project-sda/fj0219/mallob/scenarios/scenario_all_c1 -c=1 -l=0.930 -t=4 -T=21570 -lbc=32 -time-per-instance=0 -cpuh-per-instance=1 -derandomize -ba=4 -g=5 -md=1 -p=5 -s=1 -v=5 -warmup" calcext:value-type="string">
            <text:p>/home/fh2-project-sda/fj0219/mallob/scenarios/scenario_all_c1 -c=1 -l=0.930 -t=4 -T=21570 -lbc=32 -time-per-instance=0 -cpuh-per-instance=1 -derandomize -ba=4 -g=5 -md=1 -p=5 -s=1 -v=5 -warmup</text:p>
          </table:table-cell>
          <table:table-cell table:style-name="ce15" table:formula="of:=CONCATENATE(&quot;mallob_id&quot;;[.A8];&quot;_&quot;;[.B8];&quot;x&quot;;[.C8];&quot;x&quot;;[.D8];&quot;_&quot;;[.M8]+20;&quot;s&quot;)" office:value-type="string" office:string-value="mallob_id4006_9x4x5_21590s" calcext:value-type="string">
            <text:p>mallob_id4006_9x4x5_21590s</text:p>
          </table:table-cell>
          <table:table-cell table:style-name="ce15" table:formula="of:=CONCATENATE(&quot;#!/bin/bash&quot;;CHAR(10);&quot;#SBATCH --nodes=&quot;;[.B8];&quot;&quot;;CHAR(10);&quot;#SBATCH --ntasks=&quot;;[.E8];CHAR(10);&quot;#SBATCH --cpus-per-task=&quot;;[.D8];CHAR(10);&quot;#SBATCH --output=&quot;;[.AK8];&quot;_log&quot;;CHAR(10);&quot;#SBATCH --error=&quot;;[.AK8];&quot;_err&quot;;CHAR(10);&quot;#SBATCH --job-name=&quot;;[.AK8];CHAR(10);&quot;#SBATCH --partition=normal&quot;;CHAR(10);&quot;#SBATCH --time=&quot;;[.AG8];&quot;:&quot;;[.AH8];&quot;:&quot;;[.AI8];CHAR(10);&quot;mkdir -p /home/fh2-project-sda/fj0219/mallob//mallob_logs/&quot;;[.AK8];CHAR(10);&quot;echo logging into /home/fh2-project-sda/fj0219/mallob/mallob_logs/&quot;;[.AK8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8];&quot; -log=/home/fh2-project-sda/fj0219/mallob//mallob_logs/&quot;;[.AK8];CHAR(10);&quot;echo finished&quot;)" office:value-type="string" office:string-value="#!/bin/bash&#10;#SBATCH --nodes=9&#10;#SBATCH --ntasks=36&#10;#SBATCH --cpus-per-task=5&#10;#SBATCH --output=mallob_id4006_9x4x5_21590s_log&#10;#SBATCH --error=mallob_id4006_9x4x5_21590s_err&#10;#SBATCH --job-name=mallob_id4006_9x4x5_21590s&#10;#SBATCH --partition=normal&#10;#SBATCH --time=5:59:50&#10;mkdir -p /home/fh2-project-sda/fj0219/mallob//mallob_logs/mallob_id4006_9x4x5_21590s&#10;echo logging into /home/fh2-project-sda/fj0219/mallob/mallob_logs/mallob_id4006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6_9x4x5_21590s_log</text:p>
            <text:p>#SBATCH --error=mallob_id4006_9x4x5_21590s_err</text:p>
            <text:p>#SBATCH --job-name=mallob_id4006_9x4x5_21590s</text:p>
            <text:p>#SBATCH --partition=normal</text:p>
            <text:p>#SBATCH --time=5:59:50</text:p>
            <text:p>mkdir -p /home/fh2-project-sda/fj0219/mallob//mallob_logs/mallob_id4006_9x4x5_21590s</text:p>
            <text:p>echo logging into /home/fh2-project-sda/fj0219/mallob/mallob_logs/mallob_id4006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32 -time-per-instance=0 -cpuh-per-instance=1 -derandomize -ba=4 -g=5 -md=1 -p=5 -s=1 -v=5 -warmup -log=/home/fh2-project-sda/fj0219/mallob//mallob_logs/mallob_id4006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7" calcext:value-type="float">
            <text:p>400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9]*[.C9]" office:value-type="float" office:value="36" calcext:value-type="float">
            <text:p>36</text:p>
          </table:table-cell>
          <table:table-cell table:style-name="ce14" table:formula="of:=[.C9]*[.D9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9]-[.G9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9]*[.H9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9]-[.K9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9]/3600*[.F9]*[.B9]" office:value-type="float" office:value="1078.5" calcext:value-type="float">
            <text:p>1078,5</text:p>
          </table:table-cell>
          <table:table-cell table:style-name="ce10" office:value-type="float" office:value="16" calcext:value-type="float">
            <text:p>16</text:p>
          </table:table-cell>
          <table:table-cell table:style-name="ce14" table:formula="of:=[.O9]*[.G9]" office:value-type="float" office:value="16" calcext:value-type="float">
            <text:p>16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9]/[.G9]" office:value-type="float" office:value="400" calcext:value-type="float">
            <text:p>400</text:p>
          </table:table-cell>
          <table:table-cell table:style-name="ce14" table:formula="of:=[.R9]/[.O9]" office:value-type="float" office:value="25" calcext:value-type="float">
            <text:p>25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9]*[.S9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9])" office:value-type="string" office:string-value="scenarios/scenario_all_c1" calcext:value-type="string">
            <text:p>scenarios/scenario_all_c1</text:p>
          </table:table-cell>
          <table:table-cell table:style-name="ce9" table:formula="of:=FLOOR(([.M9]+20)/3600)" office:value-type="float" office:value="5" calcext:value-type="float">
            <text:p>5</text:p>
          </table:table-cell>
          <table:table-cell table:style-name="ce9" table:formula="of:=IF(FLOOR((([.M9]+20)-[.AG9]*3600)/60)&lt;10;CONCATENATE(&quot;0&quot;;FLOOR((([.M9]+20)-[.AG9]*3600)/60));FLOOR((([.M9]+20)-[.AG9]*3600)/60))" office:value-type="float" office:value="59" calcext:value-type="float">
            <text:p>59</text:p>
          </table:table-cell>
          <table:table-cell table:style-name="ce9" table:formula="of:=IF(FLOOR((([.M9]+20)-[.AG9]*3600-[.AH9]*60))&lt;10;CONCATENATE(&quot;0&quot;;FLOOR((([.M9]+20)-[.AG9]*3600-[.AH9]*60)));FLOOR((([.M9]+20)-[.AG9]*3600-[.AH9]*60)))" office:value-type="float" office:value="50" calcext:value-type="float">
            <text:p>50</text:p>
          </table:table-cell>
          <table:table-cell table:style-name="ce15" table:formula="of:=CONCATENATE(&quot;/home/fh2-project-sda/fj0219/mallob/&quot;;[.AF9];&quot; -c=&quot;;[.G9];&quot; -l=&quot;;TEXT([.I9];&quot;0.000&quot;);&quot; -t=&quot;;[.K9];&quot; -T=&quot;;[.M9];&quot; -lbc=&quot;;[.O9];&quot; -time-per-instance=&quot;;[.T9];&quot; -cpuh-per-instance=&quot;;[.U9];IF([.W9]=1;&quot; -derandomize&quot;;&quot; &quot;);&quot; -ba=&quot;;[.X9];&quot; -g=&quot;;[.Y9];&quot; -md=&quot;;[.Z9];&quot; -p=&quot;;[.AA9];&quot; -s=&quot;;[.AD9];&quot; -v=&quot;;[.AC9];IF([.AB9]=1;&quot; -q&quot;;&quot;&quot;);IF([.AE9]=1;&quot; -warmup&quot;;&quot;&quot;))" office:value-type="string" office:string-value="/home/fh2-project-sda/fj0219/mallob/scenarios/scenario_all_c1 -c=1 -l=0.930 -t=4 -T=21570 -lbc=16 -time-per-instance=0 -cpuh-per-instance=1 -derandomize -ba=4 -g=5 -md=2 -p=5 -s=1 -v=5 -warmup" calcext:value-type="string">
            <text:p>/home/fh2-project-sda/fj0219/mallob/scenarios/scenario_all_c1 -c=1 -l=0.930 -t=4 -T=21570 -lbc=16 -time-per-instance=0 -cpuh-per-instance=1 -derandomize -ba=4 -g=5 -md=2 -p=5 -s=1 -v=5 -warmup</text:p>
          </table:table-cell>
          <table:table-cell table:style-name="ce15" table:formula="of:=CONCATENATE(&quot;mallob_id&quot;;[.A9];&quot;_&quot;;[.B9];&quot;x&quot;;[.C9];&quot;x&quot;;[.D9];&quot;_&quot;;[.M9]+20;&quot;s&quot;)" office:value-type="string" office:string-value="mallob_id4007_9x4x5_21590s" calcext:value-type="string">
            <text:p>mallob_id4007_9x4x5_21590s</text:p>
          </table:table-cell>
          <table:table-cell table:style-name="ce15" table:formula="of:=CONCATENATE(&quot;#!/bin/bash&quot;;CHAR(10);&quot;#SBATCH --nodes=&quot;;[.B9];&quot;&quot;;CHAR(10);&quot;#SBATCH --ntasks=&quot;;[.E9];CHAR(10);&quot;#SBATCH --cpus-per-task=&quot;;[.D9];CHAR(10);&quot;#SBATCH --output=&quot;;[.AK9];&quot;_log&quot;;CHAR(10);&quot;#SBATCH --error=&quot;;[.AK9];&quot;_err&quot;;CHAR(10);&quot;#SBATCH --job-name=&quot;;[.AK9];CHAR(10);&quot;#SBATCH --partition=normal&quot;;CHAR(10);&quot;#SBATCH --time=&quot;;[.AG9];&quot;:&quot;;[.AH9];&quot;:&quot;;[.AI9];CHAR(10);&quot;mkdir -p /home/fh2-project-sda/fj0219/mallob//mallob_logs/&quot;;[.AK9];CHAR(10);&quot;echo logging into /home/fh2-project-sda/fj0219/mallob/mallob_logs/&quot;;[.AK9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9];&quot; -log=/home/fh2-project-sda/fj0219/mallob//mallob_logs/&quot;;[.AK9];CHAR(10);&quot;echo finished&quot;)" office:value-type="string" office:string-value="#!/bin/bash&#10;#SBATCH --nodes=9&#10;#SBATCH --ntasks=36&#10;#SBATCH --cpus-per-task=5&#10;#SBATCH --output=mallob_id4007_9x4x5_21590s_log&#10;#SBATCH --error=mallob_id4007_9x4x5_21590s_err&#10;#SBATCH --job-name=mallob_id4007_9x4x5_21590s&#10;#SBATCH --partition=normal&#10;#SBATCH --time=5:59:50&#10;mkdir -p /home/fh2-project-sda/fj0219/mallob//mallob_logs/mallob_id4007_9x4x5_21590s&#10;echo logging into /home/fh2-project-sda/fj0219/mallob/mallob_logs/mallob_id4007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7_9x4x5_21590s_log</text:p>
            <text:p>#SBATCH --error=mallob_id4007_9x4x5_21590s_err</text:p>
            <text:p>#SBATCH --job-name=mallob_id4007_9x4x5_21590s</text:p>
            <text:p>#SBATCH --partition=normal</text:p>
            <text:p>#SBATCH --time=5:59:50</text:p>
            <text:p>mkdir -p /home/fh2-project-sda/fj0219/mallob//mallob_logs/mallob_id4007_9x4x5_21590s</text:p>
            <text:p>echo logging into /home/fh2-project-sda/fj0219/mallob/mallob_logs/mallob_id4007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6 -time-per-instance=0 -cpuh-per-instance=1 -derandomize -ba=4 -g=5 -md=2 -p=5 -s=1 -v=5 -warmup -log=/home/fh2-project-sda/fj0219/mallob//mallob_logs/mallob_id4007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8" calcext:value-type="float">
            <text:p>400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0]*[.C10]" office:value-type="float" office:value="36" calcext:value-type="float">
            <text:p>36</text:p>
          </table:table-cell>
          <table:table-cell table:style-name="ce14" table:formula="of:=[.C10]*[.D10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0]-[.G10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0]*[.H10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0]-[.K10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0]/3600*[.F10]*[.B10]" office:value-type="float" office:value="1078.5" calcext:value-type="float">
            <text:p>1078,5</text:p>
          </table:table-cell>
          <table:table-cell table:style-name="ce10" office:value-type="float" office:value="8" calcext:value-type="float">
            <text:p>8</text:p>
          </table:table-cell>
          <table:table-cell table:style-name="ce14" table:formula="of:=[.O10]*[.G10]" office:value-type="float" office:value="8" calcext:value-type="float">
            <text:p>8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0]/[.G10]" office:value-type="float" office:value="400" calcext:value-type="float">
            <text:p>400</text:p>
          </table:table-cell>
          <table:table-cell table:style-name="ce14" table:formula="of:=[.R10]/[.O10]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0]*[.S10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0])" office:value-type="string" office:string-value="scenarios/scenario_all_c1" calcext:value-type="string">
            <text:p>scenarios/scenario_all_c1</text:p>
          </table:table-cell>
          <table:table-cell table:style-name="ce9" table:formula="of:=FLOOR(([.M10]+20)/3600)" office:value-type="float" office:value="5" calcext:value-type="float">
            <text:p>5</text:p>
          </table:table-cell>
          <table:table-cell table:style-name="ce9" table:formula="of:=IF(FLOOR((([.M10]+20)-[.AG10]*3600)/60)&lt;10;CONCATENATE(&quot;0&quot;;FLOOR((([.M10]+20)-[.AG10]*3600)/60));FLOOR((([.M10]+20)-[.AG10]*3600)/60))" office:value-type="float" office:value="59" calcext:value-type="float">
            <text:p>59</text:p>
          </table:table-cell>
          <table:table-cell table:style-name="ce9" table:formula="of:=IF(FLOOR((([.M10]+20)-[.AG10]*3600-[.AH10]*60))&lt;10;CONCATENATE(&quot;0&quot;;FLOOR((([.M10]+20)-[.AG10]*3600-[.AH10]*60)));FLOOR((([.M10]+20)-[.AG10]*3600-[.AH10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0];&quot; -c=&quot;;[.G10];&quot; -l=&quot;;TEXT([.I10];&quot;0.000&quot;);&quot; -t=&quot;;[.K10];&quot; -T=&quot;;[.M10];&quot; -lbc=&quot;;[.O10];&quot; -time-per-instance=&quot;;[.T10];&quot; -cpuh-per-instance=&quot;;[.U10];IF([.W10]=1;&quot; -derandomize&quot;;&quot; &quot;);&quot; -ba=&quot;;[.X10];&quot; -g=&quot;;[.Y10];&quot; -md=&quot;;[.Z10];&quot; -p=&quot;;[.AA10];&quot; -s=&quot;;[.AD10];&quot; -v=&quot;;[.AC10];IF([.AB10]=1;&quot; -q&quot;;&quot;&quot;);IF([.AE10]=1;&quot; -warmup&quot;;&quot;&quot;))" office:value-type="string" office:string-value="/home/fh2-project-sda/fj0219/mallob/scenarios/scenario_all_c1 -c=1 -l=0.930 -t=4 -T=21570 -lbc=8 -time-per-instance=0 -cpuh-per-instance=1 -derandomize -ba=4 -g=5 -md=4 -p=5 -s=1 -v=5 -warmup" calcext:value-type="string">
            <text:p>/home/fh2-project-sda/fj0219/mallob/scenarios/scenario_all_c1 -c=1 -l=0.930 -t=4 -T=21570 -lbc=8 -time-per-instance=0 -cpuh-per-instance=1 -derandomize -ba=4 -g=5 -md=4 -p=5 -s=1 -v=5 -warmup</text:p>
          </table:table-cell>
          <table:table-cell table:style-name="ce15" table:formula="of:=CONCATENATE(&quot;mallob_id&quot;;[.A10];&quot;_&quot;;[.B10];&quot;x&quot;;[.C10];&quot;x&quot;;[.D10];&quot;_&quot;;[.M10]+20;&quot;s&quot;)" office:value-type="string" office:string-value="mallob_id4008_9x4x5_21590s" calcext:value-type="string">
            <text:p>mallob_id4008_9x4x5_21590s</text:p>
          </table:table-cell>
          <table:table-cell table:style-name="ce15" table:formula="of:=CONCATENATE(&quot;#!/bin/bash&quot;;CHAR(10);&quot;#SBATCH --nodes=&quot;;[.B10];&quot;&quot;;CHAR(10);&quot;#SBATCH --ntasks=&quot;;[.E10];CHAR(10);&quot;#SBATCH --cpus-per-task=&quot;;[.D10];CHAR(10);&quot;#SBATCH --output=&quot;;[.AK10];&quot;_log&quot;;CHAR(10);&quot;#SBATCH --error=&quot;;[.AK10];&quot;_err&quot;;CHAR(10);&quot;#SBATCH --job-name=&quot;;[.AK10];CHAR(10);&quot;#SBATCH --partition=normal&quot;;CHAR(10);&quot;#SBATCH --time=&quot;;[.AG10];&quot;:&quot;;[.AH10];&quot;:&quot;;[.AI10];CHAR(10);&quot;mkdir -p /home/fh2-project-sda/fj0219/mallob//mallob_logs/&quot;;[.AK10];CHAR(10);&quot;echo logging into /home/fh2-project-sda/fj0219/mallob/mallob_logs/&quot;;[.AK10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0];&quot; -log=/home/fh2-project-sda/fj0219/mallob//mallob_logs/&quot;;[.AK10];CHAR(10);&quot;echo finished&quot;)" office:value-type="string" office:string-value="#!/bin/bash&#10;#SBATCH --nodes=9&#10;#SBATCH --ntasks=36&#10;#SBATCH --cpus-per-task=5&#10;#SBATCH --output=mallob_id4008_9x4x5_21590s_log&#10;#SBATCH --error=mallob_id4008_9x4x5_21590s_err&#10;#SBATCH --job-name=mallob_id4008_9x4x5_21590s&#10;#SBATCH --partition=normal&#10;#SBATCH --time=5:59:50&#10;mkdir -p /home/fh2-project-sda/fj0219/mallob//mallob_logs/mallob_id4008_9x4x5_21590s&#10;echo logging into /home/fh2-project-sda/fj0219/mallob/mallob_logs/mallob_id4008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8_9x4x5_21590s_log</text:p>
            <text:p>#SBATCH --error=mallob_id4008_9x4x5_21590s_err</text:p>
            <text:p>#SBATCH --job-name=mallob_id4008_9x4x5_21590s</text:p>
            <text:p>#SBATCH --partition=normal</text:p>
            <text:p>#SBATCH --time=5:59:50</text:p>
            <text:p>mkdir -p /home/fh2-project-sda/fj0219/mallob//mallob_logs/mallob_id4008_9x4x5_21590s</text:p>
            <text:p>echo logging into /home/fh2-project-sda/fj0219/mallob/mallob_logs/mallob_id4008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8 -time-per-instance=0 -cpuh-per-instance=1 -derandomize -ba=4 -g=5 -md=4 -p=5 -s=1 -v=5 -warmup -log=/home/fh2-project-sda/fj0219/mallob//mallob_logs/mallob_id4008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09" calcext:value-type="float">
            <text:p>40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1]*[.C11]" office:value-type="float" office:value="36" calcext:value-type="float">
            <text:p>36</text:p>
          </table:table-cell>
          <table:table-cell table:style-name="ce14" table:formula="of:=[.C11]*[.D11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1]-[.G11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1]*[.H11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1]-[.K11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1]/3600*[.F11]*[.B11]" office:value-type="float" office:value="1078.5" calcext:value-type="float">
            <text:p>1078,5</text:p>
          </table:table-cell>
          <table:table-cell table:style-name="ce10" office:value-type="float" office:value="4" calcext:value-type="float">
            <text:p>4</text:p>
          </table:table-cell>
          <table:table-cell table:style-name="ce14" table:formula="of:=[.O11]*[.G11]" office:value-type="float" office:value="4" calcext:value-type="float">
            <text:p>4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1]/[.G11]" office:value-type="float" office:value="400" calcext:value-type="float">
            <text:p>400</text:p>
          </table:table-cell>
          <table:table-cell table:style-name="ce14" table:formula="of:=[.R11]/[.O11]" office:value-type="float" office:value="100" calcext:value-type="float">
            <text:p>1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1]*[.S11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1])" office:value-type="string" office:string-value="scenarios/scenario_all_c1" calcext:value-type="string">
            <text:p>scenarios/scenario_all_c1</text:p>
          </table:table-cell>
          <table:table-cell table:style-name="ce9" table:formula="of:=FLOOR(([.M11]+20)/3600)" office:value-type="float" office:value="5" calcext:value-type="float">
            <text:p>5</text:p>
          </table:table-cell>
          <table:table-cell table:style-name="ce9" table:formula="of:=IF(FLOOR((([.M11]+20)-[.AG11]*3600)/60)&lt;10;CONCATENATE(&quot;0&quot;;FLOOR((([.M11]+20)-[.AG11]*3600)/60));FLOOR((([.M11]+20)-[.AG11]*3600)/60))" office:value-type="float" office:value="59" calcext:value-type="float">
            <text:p>59</text:p>
          </table:table-cell>
          <table:table-cell table:style-name="ce9" table:formula="of:=IF(FLOOR((([.M11]+20)-[.AG11]*3600-[.AH11]*60))&lt;10;CONCATENATE(&quot;0&quot;;FLOOR((([.M11]+20)-[.AG11]*3600-[.AH11]*60)));FLOOR((([.M11]+20)-[.AG11]*3600-[.AH11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1];&quot; -c=&quot;;[.G11];&quot; -l=&quot;;TEXT([.I11];&quot;0.000&quot;);&quot; -t=&quot;;[.K11];&quot; -T=&quot;;[.M11];&quot; -lbc=&quot;;[.O11];&quot; -time-per-instance=&quot;;[.T11];&quot; -cpuh-per-instance=&quot;;[.U11];IF([.W11]=1;&quot; -derandomize&quot;;&quot; &quot;);&quot; -ba=&quot;;[.X11];&quot; -g=&quot;;[.Y11];&quot; -md=&quot;;[.Z11];&quot; -p=&quot;;[.AA11];&quot; -s=&quot;;[.AD11];&quot; -v=&quot;;[.AC11];IF([.AB11]=1;&quot; -q&quot;;&quot;&quot;);IF([.AE11]=1;&quot; -warmup&quot;;&quot;&quot;))" office:value-type="string" office:string-value="/home/fh2-project-sda/fj0219/mallob/scenarios/scenario_all_c1 -c=1 -l=0.930 -t=4 -T=21570 -lbc=4 -time-per-instance=0 -cpuh-per-instance=1 -derandomize -ba=4 -g=5 -md=8 -p=5 -s=1 -v=5 -warmup" calcext:value-type="string">
            <text:p>/home/fh2-project-sda/fj0219/mallob/scenarios/scenario_all_c1 -c=1 -l=0.930 -t=4 -T=21570 -lbc=4 -time-per-instance=0 -cpuh-per-instance=1 -derandomize -ba=4 -g=5 -md=8 -p=5 -s=1 -v=5 -warmup</text:p>
          </table:table-cell>
          <table:table-cell table:style-name="ce15" table:formula="of:=CONCATENATE(&quot;mallob_id&quot;;[.A11];&quot;_&quot;;[.B11];&quot;x&quot;;[.C11];&quot;x&quot;;[.D11];&quot;_&quot;;[.M11]+20;&quot;s&quot;)" office:value-type="string" office:string-value="mallob_id4009_9x4x5_21590s" calcext:value-type="string">
            <text:p>mallob_id4009_9x4x5_21590s</text:p>
          </table:table-cell>
          <table:table-cell table:style-name="ce15" table:formula="of:=CONCATENATE(&quot;#!/bin/bash&quot;;CHAR(10);&quot;#SBATCH --nodes=&quot;;[.B11];&quot;&quot;;CHAR(10);&quot;#SBATCH --ntasks=&quot;;[.E11];CHAR(10);&quot;#SBATCH --cpus-per-task=&quot;;[.D11];CHAR(10);&quot;#SBATCH --output=&quot;;[.AK11];&quot;_log&quot;;CHAR(10);&quot;#SBATCH --error=&quot;;[.AK11];&quot;_err&quot;;CHAR(10);&quot;#SBATCH --job-name=&quot;;[.AK11];CHAR(10);&quot;#SBATCH --partition=normal&quot;;CHAR(10);&quot;#SBATCH --time=&quot;;[.AG11];&quot;:&quot;;[.AH11];&quot;:&quot;;[.AI11];CHAR(10);&quot;mkdir -p /home/fh2-project-sda/fj0219/mallob//mallob_logs/&quot;;[.AK11];CHAR(10);&quot;echo logging into /home/fh2-project-sda/fj0219/mallob/mallob_logs/&quot;;[.AK11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1];&quot; -log=/home/fh2-project-sda/fj0219/mallob//mallob_logs/&quot;;[.AK11];CHAR(10);&quot;echo finished&quot;)" office:value-type="string" office:string-value="#!/bin/bash&#10;#SBATCH --nodes=9&#10;#SBATCH --ntasks=36&#10;#SBATCH --cpus-per-task=5&#10;#SBATCH --output=mallob_id4009_9x4x5_21590s_log&#10;#SBATCH --error=mallob_id4009_9x4x5_21590s_err&#10;#SBATCH --job-name=mallob_id4009_9x4x5_21590s&#10;#SBATCH --partition=normal&#10;#SBATCH --time=5:59:50&#10;mkdir -p /home/fh2-project-sda/fj0219/mallob//mallob_logs/mallob_id4009_9x4x5_21590s&#10;echo logging into /home/fh2-project-sda/fj0219/mallob/mallob_logs/mallob_id4009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09_9x4x5_21590s_log</text:p>
            <text:p>#SBATCH --error=mallob_id4009_9x4x5_21590s_err</text:p>
            <text:p>#SBATCH --job-name=mallob_id4009_9x4x5_21590s</text:p>
            <text:p>#SBATCH --partition=normal</text:p>
            <text:p>#SBATCH --time=5:59:50</text:p>
            <text:p>mkdir -p /home/fh2-project-sda/fj0219/mallob//mallob_logs/mallob_id4009_9x4x5_21590s</text:p>
            <text:p>echo logging into /home/fh2-project-sda/fj0219/mallob/mallob_logs/mallob_id4009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4 -time-per-instance=0 -cpuh-per-instance=1 -derandomize -ba=4 -g=5 -md=8 -p=5 -s=1 -v=5 -warmup -log=/home/fh2-project-sda/fj0219/mallob//mallob_logs/mallob_id4009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10" calcext:value-type="float">
            <text:p>40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2]*[.C12]" office:value-type="float" office:value="36" calcext:value-type="float">
            <text:p>36</text:p>
          </table:table-cell>
          <table:table-cell table:style-name="ce14" table:formula="of:=[.C12]*[.D12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2]-[.G12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2]*[.H12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2]-[.K12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2]/3600*[.F12]*[.B12]" office:value-type="float" office:value="1078.5" calcext:value-type="float">
            <text:p>1078,5</text:p>
          </table:table-cell>
          <table:table-cell table:style-name="ce10" office:value-type="float" office:value="2" calcext:value-type="float">
            <text:p>2</text:p>
          </table:table-cell>
          <table:table-cell table:style-name="ce14" table:formula="of:=[.O12]*[.G12]" office:value-type="float" office:value="2" calcext:value-type="float">
            <text:p>2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2]/[.G12]" office:value-type="float" office:value="400" calcext:value-type="float">
            <text:p>400</text:p>
          </table:table-cell>
          <table:table-cell table:style-name="ce14" table:formula="of:=[.R12]/[.O12]" office:value-type="float" office:value="200" calcext:value-type="float">
            <text:p>2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2]*[.S1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6" calcext:value-type="float">
            <text:p>1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2])" office:value-type="string" office:string-value="scenarios/scenario_all_c1" calcext:value-type="string">
            <text:p>scenarios/scenario_all_c1</text:p>
          </table:table-cell>
          <table:table-cell table:style-name="ce9" table:formula="of:=FLOOR(([.M12]+20)/3600)" office:value-type="float" office:value="5" calcext:value-type="float">
            <text:p>5</text:p>
          </table:table-cell>
          <table:table-cell table:style-name="ce9" table:formula="of:=IF(FLOOR((([.M12]+20)-[.AG12]*3600)/60)&lt;10;CONCATENATE(&quot;0&quot;;FLOOR((([.M12]+20)-[.AG12]*3600)/60));FLOOR((([.M12]+20)-[.AG12]*3600)/60))" office:value-type="float" office:value="59" calcext:value-type="float">
            <text:p>59</text:p>
          </table:table-cell>
          <table:table-cell table:style-name="ce9" table:formula="of:=IF(FLOOR((([.M12]+20)-[.AG12]*3600-[.AH12]*60))&lt;10;CONCATENATE(&quot;0&quot;;FLOOR((([.M12]+20)-[.AG12]*3600-[.AH12]*60)));FLOOR((([.M12]+20)-[.AG12]*3600-[.AH12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2];&quot; -c=&quot;;[.G12];&quot; -l=&quot;;TEXT([.I12];&quot;0.000&quot;);&quot; -t=&quot;;[.K12];&quot; -T=&quot;;[.M12];&quot; -lbc=&quot;;[.O12];&quot; -time-per-instance=&quot;;[.T12];&quot; -cpuh-per-instance=&quot;;[.U12];IF([.W12]=1;&quot; -derandomize&quot;;&quot; &quot;);&quot; -ba=&quot;;[.X12];&quot; -g=&quot;;[.Y12];&quot; -md=&quot;;[.Z12];&quot; -p=&quot;;[.AA12];&quot; -s=&quot;;[.AD12];&quot; -v=&quot;;[.AC12];IF([.AB12]=1;&quot; -q&quot;;&quot;&quot;);IF([.AE12]=1;&quot; -warmup&quot;;&quot;&quot;))" office:value-type="string" office:string-value="/home/fh2-project-sda/fj0219/mallob/scenarios/scenario_all_c1 -c=1 -l=0.930 -t=4 -T=21570 -lbc=2 -time-per-instance=0 -cpuh-per-instance=1 -derandomize -ba=4 -g=5 -md=16 -p=5 -s=1 -v=5 -warmup" calcext:value-type="string">
            <text:p>/home/fh2-project-sda/fj0219/mallob/scenarios/scenario_all_c1 -c=1 -l=0.930 -t=4 -T=21570 -lbc=2 -time-per-instance=0 -cpuh-per-instance=1 -derandomize -ba=4 -g=5 -md=16 -p=5 -s=1 -v=5 -warmup</text:p>
          </table:table-cell>
          <table:table-cell table:style-name="ce15" table:formula="of:=CONCATENATE(&quot;mallob_id&quot;;[.A12];&quot;_&quot;;[.B12];&quot;x&quot;;[.C12];&quot;x&quot;;[.D12];&quot;_&quot;;[.M12]+20;&quot;s&quot;)" office:value-type="string" office:string-value="mallob_id4010_9x4x5_21590s" calcext:value-type="string">
            <text:p>mallob_id4010_9x4x5_21590s</text:p>
          </table:table-cell>
          <table:table-cell table:style-name="ce15" table:formula="of:=CONCATENATE(&quot;#!/bin/bash&quot;;CHAR(10);&quot;#SBATCH --nodes=&quot;;[.B12];&quot;&quot;;CHAR(10);&quot;#SBATCH --ntasks=&quot;;[.E12];CHAR(10);&quot;#SBATCH --cpus-per-task=&quot;;[.D12];CHAR(10);&quot;#SBATCH --output=&quot;;[.AK12];&quot;_log&quot;;CHAR(10);&quot;#SBATCH --error=&quot;;[.AK12];&quot;_err&quot;;CHAR(10);&quot;#SBATCH --job-name=&quot;;[.AK12];CHAR(10);&quot;#SBATCH --partition=normal&quot;;CHAR(10);&quot;#SBATCH --time=&quot;;[.AG12];&quot;:&quot;;[.AH12];&quot;:&quot;;[.AI12];CHAR(10);&quot;mkdir -p /home/fh2-project-sda/fj0219/mallob//mallob_logs/&quot;;[.AK12];CHAR(10);&quot;echo logging into /home/fh2-project-sda/fj0219/mallob/mallob_logs/&quot;;[.AK1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2];&quot; -log=/home/fh2-project-sda/fj0219/mallob//mallob_logs/&quot;;[.AK12];CHAR(10);&quot;echo finished&quot;)" office:value-type="string" office:string-value="#!/bin/bash&#10;#SBATCH --nodes=9&#10;#SBATCH --ntasks=36&#10;#SBATCH --cpus-per-task=5&#10;#SBATCH --output=mallob_id4010_9x4x5_21590s_log&#10;#SBATCH --error=mallob_id4010_9x4x5_21590s_err&#10;#SBATCH --job-name=mallob_id4010_9x4x5_21590s&#10;#SBATCH --partition=normal&#10;#SBATCH --time=5:59:50&#10;mkdir -p /home/fh2-project-sda/fj0219/mallob//mallob_logs/mallob_id4010_9x4x5_21590s&#10;echo logging into /home/fh2-project-sda/fj0219/mallob/mallob_logs/mallob_id4010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0_9x4x5_21590s_log</text:p>
            <text:p>#SBATCH --error=mallob_id4010_9x4x5_21590s_err</text:p>
            <text:p>#SBATCH --job-name=mallob_id4010_9x4x5_21590s</text:p>
            <text:p>#SBATCH --partition=normal</text:p>
            <text:p>#SBATCH --time=5:59:50</text:p>
            <text:p>mkdir -p /home/fh2-project-sda/fj0219/mallob//mallob_logs/mallob_id4010_9x4x5_21590s</text:p>
            <text:p>echo logging into /home/fh2-project-sda/fj0219/mallob/mallob_logs/mallob_id4010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2 -time-per-instance=0 -cpuh-per-instance=1 -derandomize -ba=4 -g=5 -md=16 -p=5 -s=1 -v=5 -warmup -log=/home/fh2-project-sda/fj0219/mallob//mallob_logs/mallob_id4010_9x4x5_21590s</text:p>
            <text:p>echo finished</text:p>
          </table:table-cell>
          <table:table-cell/>
        </table:table-row>
        <table:table-row table:style-name="ro2">
          <table:table-cell table:style-name="ce4" office:value-type="float" office:value="4011" calcext:value-type="float">
            <text:p>401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4" table:formula="of:=[.B13]*[.C13]" office:value-type="float" office:value="36" calcext:value-type="float">
            <text:p>36</text:p>
          </table:table-cell>
          <table:table-cell table:style-name="ce14" table:formula="of:=[.C13]*[.D13]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14" table:formula="of:=[.E13]-[.G13]" office:value-type="float" office:value="35" calcext:value-type="float">
            <text:p>35</text:p>
          </table:table-cell>
          <table:table-cell table:style-name="ce20" office:value-type="float" office:value="0.93" calcext:value-type="float">
            <text:p>0.930</text:p>
          </table:table-cell>
          <table:table-cell table:style-name="ce29" table:formula="of:=FLOOR([.I13]*[.H13])" office:value-type="float" office:value="32" calcext:value-type="float">
            <text:p>32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formula="of:=[.D13]-[.K13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13]/3600*[.F13]*[.B13]" office:value-type="float" office:value="1078.5" calcext:value-type="float">
            <text:p>1078,5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O13]*[.G13]" office:value-type="float" office:value="1" calcext:value-type="float">
            <text:p>1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13]/[.G13]" office:value-type="float" office:value="400" calcext:value-type="float">
            <text:p>400</text:p>
          </table:table-cell>
          <table:table-cell table:style-name="ce14" table:formula="of:=[.R13]/[.O13]" office:value-type="float" office:value="400" calcext:value-type="float">
            <text:p>400</text:p>
          </table:table-cell>
          <table:table-cell table:style-name="ce39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table:formula="of:=[.T13]*[.S1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2" calcext:value-type="float">
            <text:p>3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table:formula="of:=CONCATENATE(&quot;scenarios/scenario_all_c&quot;;[.G13])" office:value-type="string" office:string-value="scenarios/scenario_all_c1" calcext:value-type="string">
            <text:p>scenarios/scenario_all_c1</text:p>
          </table:table-cell>
          <table:table-cell table:style-name="ce9" table:formula="of:=FLOOR(([.M13]+20)/3600)" office:value-type="float" office:value="5" calcext:value-type="float">
            <text:p>5</text:p>
          </table:table-cell>
          <table:table-cell table:style-name="ce9" table:formula="of:=IF(FLOOR((([.M13]+20)-[.AG13]*3600)/60)&lt;10;CONCATENATE(&quot;0&quot;;FLOOR((([.M13]+20)-[.AG13]*3600)/60));FLOOR((([.M13]+20)-[.AG13]*3600)/60))" office:value-type="float" office:value="59" calcext:value-type="float">
            <text:p>59</text:p>
          </table:table-cell>
          <table:table-cell table:style-name="ce9" table:formula="of:=IF(FLOOR((([.M13]+20)-[.AG13]*3600-[.AH13]*60))&lt;10;CONCATENATE(&quot;0&quot;;FLOOR((([.M13]+20)-[.AG13]*3600-[.AH13]*60)));FLOOR((([.M13]+20)-[.AG13]*3600-[.AH13]*60)))" office:value-type="float" office:value="50" calcext:value-type="float">
            <text:p>50</text:p>
          </table:table-cell>
          <table:table-cell table:style-name="ce15" table:formula="of:=CONCATENATE(&quot;/home/fh2-project-sda/fj0219/mallob/&quot;;[.AF13];&quot; -c=&quot;;[.G13];&quot; -l=&quot;;TEXT([.I13];&quot;0.000&quot;);&quot; -t=&quot;;[.K13];&quot; -T=&quot;;[.M13];&quot; -lbc=&quot;;[.O13];&quot; -time-per-instance=&quot;;[.T13];&quot; -cpuh-per-instance=&quot;;[.U13];IF([.W13]=1;&quot; -derandomize&quot;;&quot; &quot;);&quot; -ba=&quot;;[.X13];&quot; -g=&quot;;[.Y13];&quot; -md=&quot;;[.Z13];&quot; -p=&quot;;[.AA13];&quot; -s=&quot;;[.AD13];&quot; -v=&quot;;[.AC13];IF([.AB13]=1;&quot; -q&quot;;&quot;&quot;);IF([.AE13]=1;&quot; -warmup&quot;;&quot;&quot;))" office:value-type="string" office:string-value="/home/fh2-project-sda/fj0219/mallob/scenarios/scenario_all_c1 -c=1 -l=0.930 -t=4 -T=21570 -lbc=1 -time-per-instance=0 -cpuh-per-instance=1 -derandomize -ba=4 -g=5 -md=32 -p=5 -s=1 -v=5 -warmup" calcext:value-type="string">
            <text:p>/home/fh2-project-sda/fj0219/mallob/scenarios/scenario_all_c1 -c=1 -l=0.930 -t=4 -T=21570 -lbc=1 -time-per-instance=0 -cpuh-per-instance=1 -derandomize -ba=4 -g=5 -md=32 -p=5 -s=1 -v=5 -warmup</text:p>
          </table:table-cell>
          <table:table-cell table:style-name="ce15" table:formula="of:=CONCATENATE(&quot;mallob_id&quot;;[.A13];&quot;_&quot;;[.B13];&quot;x&quot;;[.C13];&quot;x&quot;;[.D13];&quot;_&quot;;[.M13]+20;&quot;s&quot;)" office:value-type="string" office:string-value="mallob_id4011_9x4x5_21590s" calcext:value-type="string">
            <text:p>mallob_id4011_9x4x5_21590s</text:p>
          </table:table-cell>
          <table:table-cell table:style-name="ce15" table:formula="of:=CONCATENATE(&quot;#!/bin/bash&quot;;CHAR(10);&quot;#SBATCH --nodes=&quot;;[.B13];&quot;&quot;;CHAR(10);&quot;#SBATCH --ntasks=&quot;;[.E13];CHAR(10);&quot;#SBATCH --cpus-per-task=&quot;;[.D13];CHAR(10);&quot;#SBATCH --output=&quot;;[.AK13];&quot;_log&quot;;CHAR(10);&quot;#SBATCH --error=&quot;;[.AK13];&quot;_err&quot;;CHAR(10);&quot;#SBATCH --job-name=&quot;;[.AK13];CHAR(10);&quot;#SBATCH --partition=normal&quot;;CHAR(10);&quot;#SBATCH --time=&quot;;[.AG13];&quot;:&quot;;[.AH13];&quot;:&quot;;[.AI13];CHAR(10);&quot;mkdir -p /home/fh2-project-sda/fj0219/mallob//mallob_logs/&quot;;[.AK13];CHAR(10);&quot;echo logging into /home/fh2-project-sda/fj0219/mallob/mallob_logs/&quot;;[.AK1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J13];&quot; -log=/home/fh2-project-sda/fj0219/mallob//mallob_logs/&quot;;[.AK13];CHAR(10);&quot;echo finished&quot;)" office:value-type="string" office:string-value="#!/bin/bash&#10;#SBATCH --nodes=9&#10;#SBATCH --ntasks=36&#10;#SBATCH --cpus-per-task=5&#10;#SBATCH --output=mallob_id4011_9x4x5_21590s_log&#10;#SBATCH --error=mallob_id4011_9x4x5_21590s_err&#10;#SBATCH --job-name=mallob_id4011_9x4x5_21590s&#10;#SBATCH --partition=normal&#10;#SBATCH --time=5:59:50&#10;mkdir -p /home/fh2-project-sda/fj0219/mallob//mallob_logs/mallob_id4011_9x4x5_21590s&#10;echo logging into /home/fh2-project-sda/fj0219/mallob/mallob_logs/mallob_id4011_9x4x5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&#10;echo finished" calcext:value-type="string">
            <text:p>#!/bin/bash</text:p>
            <text:p>#SBATCH --nodes=9</text:p>
            <text:p>#SBATCH --ntasks=36</text:p>
            <text:p>#SBATCH --cpus-per-task=5</text:p>
            <text:p>#SBATCH --output=mallob_id4011_9x4x5_21590s_log</text:p>
            <text:p>#SBATCH --error=mallob_id4011_9x4x5_21590s_err</text:p>
            <text:p>#SBATCH --job-name=mallob_id4011_9x4x5_21590s</text:p>
            <text:p>#SBATCH --partition=normal</text:p>
            <text:p>#SBATCH --time=5:59:50</text:p>
            <text:p>mkdir -p /home/fh2-project-sda/fj0219/mallob//mallob_logs/mallob_id4011_9x4x5_21590s</text:p>
            <text:p>echo logging into /home/fh2-project-sda/fj0219/mallob/mallob_logs/mallob_id4011_9x4x5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 -c=1 -l=0.930 -t=4 -T=21570 -lbc=1 -time-per-instance=0 -cpuh-per-instance=1 -derandomize -ba=4 -g=5 -md=32 -p=5 -s=1 -v=5 -warmup -log=/home/fh2-project-sda/fj0219/mallob//mallob_logs/mallob_id4011_9x4x5_21590s</text:p>
            <text:p>echo finished</text:p>
          </table:table-cell>
          <table:table-cell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12942" calcext:value-type="float">
            <text:p>12942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4">
          <table:table-cell table:style-name="ce5" office:value-type="string" calcext:value-type="string" table:number-columns-spanned="26" table:number-rows-spanned="1">
            <text:p>Given a constant amount of computational power, how does the performance change relative to the number of parallel jobs?</text:p>
            <text:p>=&gt; Compare effectiveness of intra-job parallelism vs. inter-job parallelism.</text:p>
            <text:p>Jobs are capped at 1h CPU time to compare against sequential LGL execution regarding used resources.</text:p>
            <text:p>What is the effect of geometric growth (as opposed to instant growth)?</text:p>
          </table:table-cell>
          <table:covered-table-cell/>
          <table:covered-table-cell table:style-name="Default"/>
          <table:covered-table-cell table:number-columns-repeated="23"/>
          <table:table-cell table:number-columns-repeated="1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6"/>
        </table:table-row>
        <table:table-row table:style-name="ro1" table:number-rows-repeated="1048556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9x4x5_10cx40jx0px1t_6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5" table:visibility="collapse" table:default-cell-style-name="Default"/>
        <table:table-column table:style-name="co17" table:visibility="collapse" table:default-cell-style-name="Default"/>
        <table:table-column table:style-name="co18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odes</text:p>
          </table:table-cell>
          <table:table-cell table:style-name="ce28" office:value-type="string" calcext:value-type="string">
            <text:p>Processes per node</text:p>
          </table:table-cell>
          <table:table-cell table:style-name="ce28" office:value-type="string" calcext:value-type="string">
            <text:p>CPUs per process</text:p>
          </table:table-cell>
          <table:table-cell table:style-name="ce13" office:value-type="string" calcext:value-type="string">
            <text:p>Total processes</text:p>
          </table:table-cell>
          <table:table-cell table:style-name="ce13" office:value-type="string" calcext:value-type="string">
            <text:p>Used CPUs per node</text:p>
          </table:table-cell>
          <table:table-cell table:style-name="ce8" office:value-type="string" calcext:value-type="string">
            <text:p>Client processes</text:p>
          </table:table-cell>
          <table:table-cell table:style-name="ce13" office:value-type="string" calcext:value-type="string">
            <text:p>Workers</text:p>
          </table:table-cell>
          <table:table-cell table:style-name="ce8" office:value-type="string" calcext:value-type="string">
            <text:p>Load factor</text:p>
          </table:table-cell>
          <table:table-cell table:style-name="ce13" office:value-type="string" calcext:value-type="string">
            <text:p>Proj. active workers</text:p>
          </table:table-cell>
          <table:table-cell table:style-name="ce8" office:value-type="string" calcext:value-type="string">
            <text:p>SAT threads per process</text:p>
          </table:table-cell>
          <table:table-cell table:style-name="ce13" office:value-type="string" calcext:value-type="string">
            <text:p>"Free" CPUs per process</text:p>
          </table:table-cell>
          <table:table-cell table:style-name="ce8" office:value-type="string" calcext:value-type="string">
            <text:p>Global timeout (s)</text:p>
          </table:table-cell>
          <table:table-cell table:style-name="ce13" office:value-type="string" calcext:value-type="string">
            <text:p>Requested CPU hours</text:p>
          </table:table-cell>
          <table:table-cell table:style-name="ce8" office:value-type="string" calcext:value-type="string">
            <text:p>Active jobs per client</text:p>
          </table:table-cell>
          <table:table-cell table:style-name="ce13" office:value-type="string" calcext:value-type="string">
            <text:p>Proj. total active jobs</text:p>
          </table:table-cell>
          <table:table-cell table:style-name="ce8" office:value-type="string" calcext:value-type="string">
            <text:p>Total num jobs</text:p>
          </table:table-cell>
          <table:table-cell table:style-name="ce13" office:value-type="string" calcext:value-type="string">
            <text:p>Jobs per client</text:p>
          </table:table-cell>
          <table:table-cell table:style-name="ce13" office:value-type="string" calcext:value-type="string">
            <text:p>Client job epochs</text:p>
          </table:table-cell>
          <table:table-cell table:style-name="ce8" office:value-type="string" calcext:value-type="string">
            <text:p>Wall clock timeout per job (s)</text:p>
          </table:table-cell>
          <table:table-cell table:style-name="ce8" office:value-type="string" calcext:value-type="string">
            <text:p>CPU h timeout per job</text:p>
          </table:table-cell>
          <table:table-cell table:style-name="ce13" office:value-type="string" calcext:value-type="string">
            <text:p>Maximum global runtime (h)</text:p>
          </table:table-cell>
          <table:table-cell table:style-name="ce8" office:value-type="string" calcext:value-type="string">
            <text:p>Derandomize?</text:p>
          </table:table-cell>
          <table:table-cell table:style-name="ce8" office:value-type="string" calcext:value-type="string">
            <text:p>Bounce partners per node</text:p>
          </table:table-cell>
          <table:table-cell table:style-name="ce8" office:value-type="string" calcext:value-type="string">
            <text:p>Geometric growth interval</text:p>
          </table:table-cell>
          <table:table-cell table:style-name="ce8" office:value-type="string" calcext:value-type="string">
            <text:p>Max. demand per job</text:p>
          </table:table-cell>
          <table:table-cell table:style-name="ce8" office:value-type="string" calcext:value-type="string">
            <text:p>Rebalancing interval</text:p>
          </table:table-cell>
          <table:table-cell table:style-name="ce8" office:value-type="string" calcext:value-type="string">
            <text:p>Quiet?</text:p>
          </table:table-cell>
          <table:table-cell table:style-name="ce8" office:value-type="string" calcext:value-type="string">
            <text:p>Verbosity</text:p>
          </table:table-cell>
          <table:table-cell table:style-name="ce8" office:value-type="string" calcext:value-type="string">
            <text:p>Job comm. interval</text:p>
          </table:table-cell>
          <table:table-cell table:style-name="ce8" office:value-type="string" calcext:value-type="string">
            <text:p>Warmup?</text:p>
          </table:table-cell>
          <table:table-cell table:style-name="ce8" office:value-type="string" calcext:value-type="string">
            <text:p>No phase diversification?</text:p>
          </table:table-cell>
          <table:table-cell table:style-name="ce8" office:value-type="string" calcext:value-type="string">
            <text:p>Scenario file</text:p>
          </table:table-cell>
          <table:table-cell table:style-name="ce17" office:value-type="string" calcext:value-type="string">
            <text:p>Hours</text:p>
          </table:table-cell>
          <table:table-cell table:style-name="ce17" office:value-type="string" calcext:value-type="string">
            <text:p>Mins</text:p>
          </table:table-cell>
          <table:table-cell table:style-name="ce17" office:value-type="string" calcext:value-type="string">
            <text:p>Secs</text:p>
          </table:table-cell>
          <table:table-cell table:style-name="ce17" office:value-type="string" calcext:value-type="string">
            <text:p>Arguments</text:p>
          </table:table-cell>
          <table:table-cell table:style-name="ce26" office:value-type="string" calcext:value-type="string">
            <text:p>Job name</text:p>
          </table:table-cell>
          <table:table-cell table:style-name="ce17" office:value-type="string" calcext:value-type="string">
            <text:p>Script</text:p>
          </table:table-cell>
          <table:table-cell/>
        </table:table-row>
        <table:table-row table:style-name="ro7">
          <table:table-cell table:style-name="ce4" office:value-type="float" office:value="5000" calcext:value-type="float">
            <text:p>500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14" table:formula="of:=[.B2]*[.C2]" office:value-type="float" office:value="420" calcext:value-type="float">
            <text:p>420</text:p>
          </table:table-cell>
          <table:table-cell table:style-name="ce14" table:formula="of:=[.C2]*[.D2]" office:value-type="float" office:value="20" calcext:value-type="float">
            <text:p>20</text:p>
          </table:table-cell>
          <table:table-cell table:style-name="ce10" office:value-type="float" office:value="10" calcext:value-type="float">
            <text:p>10</text:p>
          </table:table-cell>
          <table:table-cell table:style-name="ce14" table:formula="of:=[.E2]-[.G2]" office:value-type="float" office:value="410" calcext:value-type="float">
            <text:p>410</text:p>
          </table:table-cell>
          <table:table-cell table:style-name="ce41" office:value-type="float" office:value="0.977" calcext:value-type="float">
            <text:p>0.977</text:p>
          </table:table-cell>
          <table:table-cell table:style-name="ce29" table:formula="of:=FLOOR([.I2]*[.H2])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D2]-[.K2]" office:value-type="float" office:value="0" calcext:value-type="float">
            <text:p>0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2]/3600*[.F2]*[.B2]" office:value-type="float" office:value="2516.5" calcext:value-type="float">
            <text:p>2516,5</text:p>
          </table:table-cell>
          <table:table-cell table:style-name="ce10" office:value-type="float" office:value="40" calcext:value-type="float">
            <text:p>40</text:p>
          </table:table-cell>
          <table:table-cell table:style-name="ce14" table:formula="of:=[.O2]*[.G2]" office:value-type="float" office:value="400" calcext:value-type="float">
            <text:p>400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2]/[.G2]" office:value-type="float" office:value="40" calcext:value-type="float">
            <text:p>40</text:p>
          </table:table-cell>
          <table:table-cell table:style-name="ce14" table:formula="of:=[.R2]/[.O2]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4" table:formula="of:=[.T2]*[.S2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9" table:formula="of:=CONCATENATE(&quot;scenarios/scenario_all_c&quot;;[.G2])" office:value-type="string" office:string-value="scenarios/scenario_all_c10" calcext:value-type="string">
            <text:p>scenarios/scenario_all_c10</text:p>
          </table:table-cell>
          <table:table-cell table:style-name="ce9" table:formula="of:=FLOOR(([.M2]+20)/3600)" office:value-type="float" office:value="5" calcext:value-type="float">
            <text:p>5</text:p>
          </table:table-cell>
          <table:table-cell table:style-name="ce9" table:formula="of:=IF(FLOOR((([.M2]+20)-[.AH2]*3600)/60)&lt;10;CONCATENATE(&quot;0&quot;;FLOOR((([.M2]+20)-[.AH2]*3600)/60));FLOOR((([.M2]+20)-[.AH2]*3600)/60))" office:value-type="float" office:value="59" calcext:value-type="float">
            <text:p>59</text:p>
          </table:table-cell>
          <table:table-cell table:style-name="ce9" table:formula="of:=IF(FLOOR((([.M2]+20)-[.AH2]*3600-[.AI2]*60))&lt;10;CONCATENATE(&quot;0&quot;;FLOOR((([.M2]+20)-[.AH2]*3600-[.AI2]*60)));FLOOR((([.M2]+20)-[.AH2]*3600-[.AI2]*60)))" office:value-type="float" office:value="50" calcext:value-type="float">
            <text:p>50</text:p>
          </table:table-cell>
          <table:table-cell table:style-name="ce15" table:formula="of:=CONCATENATE(&quot;/home/fh2-project-sda/fj0219/mallob/&quot;;[.AG2];&quot; -c=&quot;;[.G2];&quot; -l=&quot;;TEXT([.I2];&quot;0.000&quot;);&quot; -t=&quot;;[.K2];&quot; -T=&quot;;[.M2];&quot; -lbc=&quot;;[.O2];&quot; -time-per-instance=&quot;;[.T2];&quot; -cpuh-per-instance=&quot;;[.U2];IF([.W2]=1;&quot; -derandomize&quot;;&quot; &quot;);&quot; -ba=&quot;;[.X2];&quot; -g=&quot;;[.Y2];&quot; -md=&quot;;[.Z2];&quot; -p=&quot;;[.AA2];&quot; -s=&quot;;[.AD2];&quot; -v=&quot;;[.AC2];IF([.AB2]=1;&quot; -q&quot;;&quot;&quot;);IF([.AE2]=1;&quot; -warmup&quot;;&quot;&quot;);IF([.AF2]=1;&quot; -nophase&quot;;&quot;&quot;))" office:value-type="string" office:string-value="/home/fh2-project-sda/fj0219/mallob/scenarios/scenario_all_c10 -c=10 -l=0.977 -t=1 -T=21570 -lbc=40 -time-per-instance=0 -cpuh-per-instance=0 -derandomize -ba=4 -g=5 -md=0 -p=5 -s=1 -v=5 -warmup" calcext:value-type="string">
            <text:p>/home/fh2-project-sda/fj0219/mallob/scenarios/scenario_all_c10 -c=10 -l=0.977 -t=1 -T=21570 -lbc=40 -time-per-instance=0 -cpuh-per-instance=0 -derandomize -ba=4 -g=5 -md=0 -p=5 -s=1 -v=5 -warmup</text:p>
          </table:table-cell>
          <table:table-cell table:style-name="ce15" table:formula="of:=CONCATENATE(&quot;mallob_id&quot;;[.A2];&quot;_&quot;;[.B2];&quot;x&quot;;[.C2];&quot;x&quot;;[.D2];&quot;_&quot;;[.M2]+20;&quot;s&quot;)" office:value-type="string" office:string-value="mallob_id5000_21x20x1_21590s" calcext:value-type="string">
            <text:p>mallob_id5000_21x20x1_21590s</text:p>
          </table:table-cell>
          <table:table-cell table:style-name="ce15" table:formula="of:=CONCATENATE(&quot;#!/bin/bash&quot;;CHAR(10);&quot;#SBATCH --nodes=&quot;;[.B2];&quot;&quot;;CHAR(10);&quot;#SBATCH --ntasks=&quot;;[.E2];CHAR(10);&quot;#SBATCH --cpus-per-task=&quot;;[.D2];CHAR(10);&quot;#SBATCH --output=&quot;;[.AL2];&quot;_log&quot;;CHAR(10);&quot;#SBATCH --error=&quot;;[.AL2];&quot;_err&quot;;CHAR(10);&quot;#SBATCH --job-name=&quot;;[.AL2];CHAR(10);&quot;#SBATCH --partition=normal&quot;;CHAR(10);&quot;#SBATCH --time=&quot;;[.AH2];&quot;:&quot;;[.AI2];&quot;:&quot;;[.AJ2];CHAR(10);&quot;mkdir -p /home/fh2-project-sda/fj0219/mallob//mallob_logs/&quot;;[.AL2];CHAR(10);&quot;echo logging into /home/fh2-project-sda/fj0219/mallob/mallob_logs/&quot;;[.AL2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K2];&quot; -log=/home/fh2-project-sda/fj0219/mallob//mallob_logs/&quot;;[.AL2];CHAR(10);&quot;echo finished&quot;)" office:value-type="string" office:string-value="#!/bin/bash&#10;#SBATCH --nodes=21&#10;#SBATCH --ntasks=420&#10;#SBATCH --cpus-per-task=1&#10;#SBATCH --output=mallob_id5000_21x20x1_21590s_log&#10;#SBATCH --error=mallob_id5000_21x20x1_21590s_err&#10;#SBATCH --job-name=mallob_id5000_21x20x1_21590s&#10;#SBATCH --partition=normal&#10;#SBATCH --time=5:59:50&#10;mkdir -p /home/fh2-project-sda/fj0219/mallob//mallob_logs/mallob_id5000_21x20x1_21590s&#10;echo logging into /home/fh2-project-sda/fj0219/mallob/mallob_logs/mallob_id5000_21x20x1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10 -c=10 -l=0.977 -t=1 -T=21570 -lbc=40 -time-per-instance=0 -cpuh-per-instance=0 -derandomize -ba=4 -g=5 -md=0 -p=5 -s=1 -v=5 -warmup -log=/home/fh2-project-sda/fj0219/mallob//mallob_logs/mallob_id5000_21x20x1_21590s&#10;echo finished" calcext:value-type="string">
            <text:p>#!/bin/bash</text:p>
            <text:p>#SBATCH --nodes=21</text:p>
            <text:p>#SBATCH --ntasks=420</text:p>
            <text:p>#SBATCH --cpus-per-task=1</text:p>
            <text:p>#SBATCH --output=mallob_id5000_21x20x1_21590s_log</text:p>
            <text:p>#SBATCH --error=mallob_id5000_21x20x1_21590s_err</text:p>
            <text:p>#SBATCH --job-name=mallob_id5000_21x20x1_21590s</text:p>
            <text:p>#SBATCH --partition=normal</text:p>
            <text:p>#SBATCH --time=5:59:50</text:p>
            <text:p>mkdir -p /home/fh2-project-sda/fj0219/mallob//mallob_logs/mallob_id5000_21x20x1_21590s</text:p>
            <text:p>echo logging into /home/fh2-project-sda/fj0219/mallob/mallob_logs/mallob_id5000_21x20x1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10 -c=10 -l=0.977 -t=1 -T=21570 -lbc=40 -time-per-instance=0 -cpuh-per-instance=0 -derandomize -ba=4 -g=5 -md=0 -p=5 -s=1 -v=5 -warmup -log=/home/fh2-project-sda/fj0219/mallob//mallob_logs/mallob_id5000_21x20x1_21590s</text:p>
            <text:p>echo finished</text:p>
          </table:table-cell>
          <table:table-cell table:style-name="ce2"/>
        </table:table-row>
        <table:table-row table:style-name="ro7">
          <table:table-cell table:style-name="ce4" office:value-type="float" office:value="5001" calcext:value-type="float">
            <text:p>5001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14" table:formula="of:=[.B3]*[.C3]" office:value-type="float" office:value="450" calcext:value-type="float">
            <text:p>450</text:p>
          </table:table-cell>
          <table:table-cell table:style-name="ce14" table:formula="of:=[.C3]*[.D3]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table:formula="of:=[.E3]-[.G3]" office:value-type="float" office:value="430" calcext:value-type="float">
            <text:p>430</text:p>
          </table:table-cell>
          <table:table-cell table:style-name="ce41" office:value-type="float" office:value="0.932" calcext:value-type="float">
            <text:p>0.932</text:p>
          </table:table-cell>
          <table:table-cell table:style-name="ce29" table:formula="of:=FLOOR([.I3]*[.H3])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D3]-[.K3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3]/3600*[.F3]*[.B3]" office:value-type="float" office:value="5392.5" calcext:value-type="float">
            <text:p>5392,5</text:p>
          </table:table-cell>
          <table:table-cell table:style-name="ce10" office:value-type="float" office:value="20" calcext:value-type="float">
            <text:p>20</text:p>
          </table:table-cell>
          <table:table-cell table:style-name="ce14" table:formula="of:=[.O3]*[.G3]" office:value-type="float" office:value="400" calcext:value-type="float">
            <text:p>400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3]/[.G3]" office:value-type="float" office:value="20" calcext:value-type="float">
            <text:p>20</text:p>
          </table:table-cell>
          <table:table-cell table:style-name="ce14" table:formula="of:=[.R3]/[.O3]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4" table:formula="of:=[.T3]*[.S3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9" table:formula="of:=CONCATENATE(&quot;scenarios/scenario_all_c&quot;;[.G3])" office:value-type="string" office:string-value="scenarios/scenario_all_c20" calcext:value-type="string">
            <text:p>scenarios/scenario_all_c20</text:p>
          </table:table-cell>
          <table:table-cell table:style-name="ce9" table:formula="of:=FLOOR(([.M3]+20)/3600)" office:value-type="float" office:value="5" calcext:value-type="float">
            <text:p>5</text:p>
          </table:table-cell>
          <table:table-cell table:style-name="ce9" table:formula="of:=IF(FLOOR((([.M3]+20)-[.AH3]*3600)/60)&lt;10;CONCATENATE(&quot;0&quot;;FLOOR((([.M3]+20)-[.AH3]*3600)/60));FLOOR((([.M3]+20)-[.AH3]*3600)/60))" office:value-type="float" office:value="59" calcext:value-type="float">
            <text:p>59</text:p>
          </table:table-cell>
          <table:table-cell table:style-name="ce9" table:formula="of:=IF(FLOOR((([.M3]+20)-[.AH3]*3600-[.AI3]*60))&lt;10;CONCATENATE(&quot;0&quot;;FLOOR((([.M3]+20)-[.AH3]*3600-[.AI3]*60)));FLOOR((([.M3]+20)-[.AH3]*3600-[.AI3]*60)))" office:value-type="float" office:value="50" calcext:value-type="float">
            <text:p>50</text:p>
          </table:table-cell>
          <table:table-cell table:style-name="ce15" table:formula="of:=CONCATENATE(&quot;/home/fh2-project-sda/fj0219/mallob/&quot;;[.AG3];&quot; -c=&quot;;[.G3];&quot; -l=&quot;;TEXT([.I3];&quot;0.000&quot;);&quot; -t=&quot;;[.K3];&quot; -T=&quot;;[.M3];&quot; -lbc=&quot;;[.O3];&quot; -time-per-instance=&quot;;[.T3];&quot; -cpuh-per-instance=&quot;;[.U3];IF([.W3]=1;&quot; -derandomize&quot;;&quot; &quot;);&quot; -ba=&quot;;[.X3];&quot; -g=&quot;;[.Y3];&quot; -md=&quot;;[.Z3];&quot; -p=&quot;;[.AA3];&quot; -s=&quot;;[.AD3];&quot; -v=&quot;;[.AC3];IF([.AB3]=1;&quot; -q&quot;;&quot;&quot;);IF([.AE3]=1;&quot; -warmup&quot;;&quot;&quot;);IF([.AF3]=1;&quot; -nophase&quot;;&quot;&quot;))" office:value-type="string" office:string-value="/home/fh2-project-sda/fj0219/mallob/scenarios/scenario_all_c20 -c=20 -l=0.932 -t=1 -T=21570 -lbc=20 -time-per-instance=0 -cpuh-per-instance=0 -derandomize -ba=4 -g=5 -md=0 -p=5 -s=1 -v=5 -warmup" calcext:value-type="string">
            <text:p>/home/fh2-project-sda/fj0219/mallob/scenarios/scenario_all_c20 -c=20 -l=0.932 -t=1 -T=21570 -lbc=20 -time-per-instance=0 -cpuh-per-instance=0 -derandomize -ba=4 -g=5 -md=0 -p=5 -s=1 -v=5 -warmup</text:p>
          </table:table-cell>
          <table:table-cell table:style-name="ce15" table:formula="of:=CONCATENATE(&quot;mallob_id&quot;;[.A3];&quot;_&quot;;[.B3];&quot;x&quot;;[.C3];&quot;x&quot;;[.D3];&quot;_&quot;;[.M3]+20;&quot;s&quot;)" office:value-type="string" office:string-value="mallob_id5001_45x10x2_21590s" calcext:value-type="string">
            <text:p>mallob_id5001_45x10x2_21590s</text:p>
          </table:table-cell>
          <table:table-cell table:style-name="ce15" table:formula="of:=CONCATENATE(&quot;#!/bin/bash&quot;;CHAR(10);&quot;#SBATCH --nodes=&quot;;[.B3];&quot;&quot;;CHAR(10);&quot;#SBATCH --ntasks=&quot;;[.E3];CHAR(10);&quot;#SBATCH --cpus-per-task=&quot;;[.D3];CHAR(10);&quot;#SBATCH --output=&quot;;[.AL3];&quot;_log&quot;;CHAR(10);&quot;#SBATCH --error=&quot;;[.AL3];&quot;_err&quot;;CHAR(10);&quot;#SBATCH --job-name=&quot;;[.AL3];CHAR(10);&quot;#SBATCH --partition=normal&quot;;CHAR(10);&quot;#SBATCH --time=&quot;;[.AH3];&quot;:&quot;;[.AI3];&quot;:&quot;;[.AJ3];CHAR(10);&quot;mkdir -p /home/fh2-project-sda/fj0219/mallob//mallob_logs/&quot;;[.AL3];CHAR(10);&quot;echo logging into /home/fh2-project-sda/fj0219/mallob/mallob_logs/&quot;;[.AL3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K3];&quot; -log=/home/fh2-project-sda/fj0219/mallob//mallob_logs/&quot;;[.AL3];CHAR(10);&quot;echo finished&quot;)" office:value-type="string" office:string-value="#!/bin/bash&#10;#SBATCH --nodes=45&#10;#SBATCH --ntasks=450&#10;#SBATCH --cpus-per-task=2&#10;#SBATCH --output=mallob_id5001_45x10x2_21590s_log&#10;#SBATCH --error=mallob_id5001_45x10x2_21590s_err&#10;#SBATCH --job-name=mallob_id5001_45x10x2_21590s&#10;#SBATCH --partition=normal&#10;#SBATCH --time=5:59:50&#10;mkdir -p /home/fh2-project-sda/fj0219/mallob//mallob_logs/mallob_id5001_45x10x2_21590s&#10;echo logging into /home/fh2-project-sda/fj0219/mallob/mallob_logs/mallob_id5001_45x10x2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0 -c=20 -l=0.932 -t=1 -T=21570 -lbc=20 -time-per-instance=0 -cpuh-per-instance=0 -derandomize -ba=4 -g=5 -md=0 -p=5 -s=1 -v=5 -warmup -log=/home/fh2-project-sda/fj0219/mallob//mallob_logs/mallob_id5001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1_45x10x2_21590s_log</text:p>
            <text:p>#SBATCH --error=mallob_id5001_45x10x2_21590s_err</text:p>
            <text:p>#SBATCH --job-name=mallob_id5001_45x10x2_21590s</text:p>
            <text:p>#SBATCH --partition=normal</text:p>
            <text:p>#SBATCH --time=5:59:50</text:p>
            <text:p>mkdir -p /home/fh2-project-sda/fj0219/mallob//mallob_logs/mallob_id5001_45x10x2_21590s</text:p>
            <text:p>echo logging into /home/fh2-project-sda/fj0219/mallob/mallob_logs/mallob_id5001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0 -c=20 -l=0.932 -t=1 -T=21570 -lbc=20 -time-per-instance=0 -cpuh-per-instance=0 -derandomize -ba=4 -g=5 -md=0 -p=5 -s=1 -v=5 -warmup -log=/home/fh2-project-sda/fj0219/mallob//mallob_logs/mallob_id5001_45x10x2_21590s</text:p>
            <text:p>echo finished</text:p>
          </table:table-cell>
          <table:table-cell table:style-name="ce2"/>
        </table:table-row>
        <table:table-row table:style-name="ro7">
          <table:table-cell table:style-name="ce4" office:value-type="float" office:value="5002" calcext:value-type="float">
            <text:p>5002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14" table:formula="of:=[.B4]*[.C4]" office:value-type="float" office:value="450" calcext:value-type="float">
            <text:p>450</text:p>
          </table:table-cell>
          <table:table-cell table:style-name="ce14" table:formula="of:=[.C4]*[.D4]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table:formula="of:=[.E4]-[.G4]" office:value-type="float" office:value="430" calcext:value-type="float">
            <text:p>430</text:p>
          </table:table-cell>
          <table:table-cell table:style-name="ce41" office:value-type="float" office:value="0.932" calcext:value-type="float">
            <text:p>0.932</text:p>
          </table:table-cell>
          <table:table-cell table:style-name="ce29" table:formula="of:=FLOOR([.I4]*[.H4])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D4]-[.K4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4]/3600*[.F4]*[.B4]" office:value-type="float" office:value="5392.5" calcext:value-type="float">
            <text:p>5392,5</text:p>
          </table:table-cell>
          <table:table-cell table:style-name="ce10" office:value-type="float" office:value="20" calcext:value-type="float">
            <text:p>20</text:p>
          </table:table-cell>
          <table:table-cell table:style-name="ce14" table:formula="of:=[.O4]*[.G4]" office:value-type="float" office:value="400" calcext:value-type="float">
            <text:p>400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4]/[.G4]" office:value-type="float" office:value="20" calcext:value-type="float">
            <text:p>20</text:p>
          </table:table-cell>
          <table:table-cell table:style-name="ce14" table:formula="of:=[.R4]/[.O4]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4" table:formula="of:=[.T4]*[.S4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9" table:formula="of:=CONCATENATE(&quot;scenarios/scenario_all_c&quot;;[.G4])" office:value-type="string" office:string-value="scenarios/scenario_all_c20" calcext:value-type="string">
            <text:p>scenarios/scenario_all_c20</text:p>
          </table:table-cell>
          <table:table-cell table:style-name="ce9" table:formula="of:=FLOOR(([.M4]+20)/3600)" office:value-type="float" office:value="5" calcext:value-type="float">
            <text:p>5</text:p>
          </table:table-cell>
          <table:table-cell table:style-name="ce9" table:formula="of:=IF(FLOOR((([.M4]+20)-[.AH4]*3600)/60)&lt;10;CONCATENATE(&quot;0&quot;;FLOOR((([.M4]+20)-[.AH4]*3600)/60));FLOOR((([.M4]+20)-[.AH4]*3600)/60))" office:value-type="float" office:value="59" calcext:value-type="float">
            <text:p>59</text:p>
          </table:table-cell>
          <table:table-cell table:style-name="ce9" table:formula="of:=IF(FLOOR((([.M4]+20)-[.AH4]*3600-[.AI4]*60))&lt;10;CONCATENATE(&quot;0&quot;;FLOOR((([.M4]+20)-[.AH4]*3600-[.AI4]*60)));FLOOR((([.M4]+20)-[.AH4]*3600-[.AI4]*60)))" office:value-type="float" office:value="50" calcext:value-type="float">
            <text:p>50</text:p>
          </table:table-cell>
          <table:table-cell table:style-name="ce15" table:formula="of:=CONCATENATE(&quot;/home/fh2-project-sda/fj0219/mallob/&quot;;[.AG4];&quot; -c=&quot;;[.G4];&quot; -l=&quot;;TEXT([.I4];&quot;0.000&quot;);&quot; -t=&quot;;[.K4];&quot; -T=&quot;;[.M4];&quot; -lbc=&quot;;[.O4];&quot; -time-per-instance=&quot;;[.T4];&quot; -cpuh-per-instance=&quot;;[.U4];IF([.W4]=1;&quot; -derandomize&quot;;&quot; &quot;);&quot; -ba=&quot;;[.X4];&quot; -g=&quot;;[.Y4];&quot; -md=&quot;;[.Z4];&quot; -p=&quot;;[.AA4];&quot; -s=&quot;;[.AD4];&quot; -v=&quot;;[.AC4];IF([.AB4]=1;&quot; -q&quot;;&quot;&quot;);IF([.AE4]=1;&quot; -warmup&quot;;&quot;&quot;);IF([.AF4]=1;&quot; -nophase&quot;;&quot;&quot;))" office:value-type="string" office:string-value="/home/fh2-project-sda/fj0219/mallob/scenarios/scenario_all_c20 -c=20 -l=0.932 -t=1 -T=21570 -lbc=20 -time-per-instance=0 -cpuh-per-instance=0 -derandomize -ba=4 -g=5 -md=0 -p=5 -s=1 -v=5 -warmup -nophase" calcext:value-type="string">
            <text:p>/home/fh2-project-sda/fj0219/mallob/scenarios/scenario_all_c20 -c=20 -l=0.932 -t=1 -T=21570 -lbc=20 -time-per-instance=0 -cpuh-per-instance=0 -derandomize -ba=4 -g=5 -md=0 -p=5 -s=1 -v=5 -warmup -nophase</text:p>
          </table:table-cell>
          <table:table-cell table:style-name="ce15" table:formula="of:=CONCATENATE(&quot;mallob_id&quot;;[.A4];&quot;_&quot;;[.B4];&quot;x&quot;;[.C4];&quot;x&quot;;[.D4];&quot;_&quot;;[.M4]+20;&quot;s&quot;)" office:value-type="string" office:string-value="mallob_id5002_45x10x2_21590s" calcext:value-type="string">
            <text:p>mallob_id5002_45x10x2_21590s</text:p>
          </table:table-cell>
          <table:table-cell table:style-name="ce15" table:formula="of:=CONCATENATE(&quot;#!/bin/bash&quot;;CHAR(10);&quot;#SBATCH --nodes=&quot;;[.B4];&quot;&quot;;CHAR(10);&quot;#SBATCH --ntasks=&quot;;[.E4];CHAR(10);&quot;#SBATCH --cpus-per-task=&quot;;[.D4];CHAR(10);&quot;#SBATCH --output=&quot;;[.AL4];&quot;_log&quot;;CHAR(10);&quot;#SBATCH --error=&quot;;[.AL4];&quot;_err&quot;;CHAR(10);&quot;#SBATCH --job-name=&quot;;[.AL4];CHAR(10);&quot;#SBATCH --partition=normal&quot;;CHAR(10);&quot;#SBATCH --time=&quot;;[.AH4];&quot;:&quot;;[.AI4];&quot;:&quot;;[.AJ4];CHAR(10);&quot;mkdir -p /home/fh2-project-sda/fj0219/mallob//mallob_logs/&quot;;[.AL4];CHAR(10);&quot;echo logging into /home/fh2-project-sda/fj0219/mallob/mallob_logs/&quot;;[.AL4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K4];&quot; -log=/home/fh2-project-sda/fj0219/mallob//mallob_logs/&quot;;[.AL4];CHAR(10);&quot;echo finished&quot;)" office:value-type="string" office:string-value="#!/bin/bash&#10;#SBATCH --nodes=45&#10;#SBATCH --ntasks=450&#10;#SBATCH --cpus-per-task=2&#10;#SBATCH --output=mallob_id5002_45x10x2_21590s_log&#10;#SBATCH --error=mallob_id5002_45x10x2_21590s_err&#10;#SBATCH --job-name=mallob_id5002_45x10x2_21590s&#10;#SBATCH --partition=normal&#10;#SBATCH --time=5:59:50&#10;mkdir -p /home/fh2-project-sda/fj0219/mallob//mallob_logs/mallob_id5002_45x10x2_21590s&#10;echo logging into /home/fh2-project-sda/fj0219/mallob/mallob_logs/mallob_id5002_45x10x2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0 -c=20 -l=0.932 -t=1 -T=21570 -lbc=20 -time-per-instance=0 -cpuh-per-instance=0 -derandomize -ba=4 -g=5 -md=0 -p=5 -s=1 -v=5 -warmup -nophase -log=/home/fh2-project-sda/fj0219/mallob//mallob_logs/mallob_id5002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2_45x10x2_21590s_log</text:p>
            <text:p>#SBATCH --error=mallob_id5002_45x10x2_21590s_err</text:p>
            <text:p>#SBATCH --job-name=mallob_id5002_45x10x2_21590s</text:p>
            <text:p>#SBATCH --partition=normal</text:p>
            <text:p>#SBATCH --time=5:59:50</text:p>
            <text:p>mkdir -p /home/fh2-project-sda/fj0219/mallob//mallob_logs/mallob_id5002_45x10x2_21590s</text:p>
            <text:p>echo logging into /home/fh2-project-sda/fj0219/mallob/mallob_logs/mallob_id5002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0 -c=20 -l=0.932 -t=1 -T=21570 -lbc=20 -time-per-instance=0 -cpuh-per-instance=0 -derandomize -ba=4 -g=5 -md=0 -p=5 -s=1 -v=5 -warmup -nophase -log=/home/fh2-project-sda/fj0219/mallob//mallob_logs/mallob_id5002_45x10x2_21590s</text:p>
            <text:p>echo finished</text:p>
          </table:table-cell>
          <table:table-cell table:style-name="ce2"/>
        </table:table-row>
        <table:table-row table:style-name="ro7">
          <table:table-cell table:style-name="ce4" office:value-type="float" office:value="5003" calcext:value-type="float">
            <text:p>5003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0" calcext:value-type="float">
            <text:p>10</text:p>
          </table:table-cell>
          <table:table-cell table:style-name="ce21" office:value-type="float" office:value="2" calcext:value-type="float">
            <text:p>2</text:p>
          </table:table-cell>
          <table:table-cell table:style-name="ce14" table:formula="of:=[.B5]*[.C5]" office:value-type="float" office:value="450" calcext:value-type="float">
            <text:p>450</text:p>
          </table:table-cell>
          <table:table-cell table:style-name="ce14" table:formula="of:=[.C5]*[.D5]" office:value-type="float" office:value="20" calcext:value-type="float">
            <text:p>20</text:p>
          </table:table-cell>
          <table:table-cell table:style-name="ce10" office:value-type="float" office:value="20" calcext:value-type="float">
            <text:p>20</text:p>
          </table:table-cell>
          <table:table-cell table:style-name="ce14" table:formula="of:=[.E5]-[.G5]" office:value-type="float" office:value="430" calcext:value-type="float">
            <text:p>430</text:p>
          </table:table-cell>
          <table:table-cell table:style-name="ce41" office:value-type="float" office:value="0.932" calcext:value-type="float">
            <text:p>0.932</text:p>
          </table:table-cell>
          <table:table-cell table:style-name="ce29" table:formula="of:=FLOOR([.I5]*[.H5])" office:value-type="float" office:value="400" calcext:value-type="float">
            <text:p>400</text:p>
          </table:table-cell>
          <table:table-cell table:style-name="ce9" office:value-type="float" office:value="1" calcext:value-type="float">
            <text:p>1</text:p>
          </table:table-cell>
          <table:table-cell table:style-name="ce14" table:formula="of:=[.D5]-[.K5]" office:value-type="float" office:value="1" calcext:value-type="float">
            <text:p>1</text:p>
          </table:table-cell>
          <table:table-cell table:style-name="ce9" table:formula="of:=6*3600-30" office:value-type="float" office:value="21570" calcext:value-type="float">
            <text:p>21570</text:p>
          </table:table-cell>
          <table:table-cell table:style-name="ce14" table:formula="of:=[.M5]/3600*[.F5]*[.B5]" office:value-type="float" office:value="5392.5" calcext:value-type="float">
            <text:p>5392,5</text:p>
          </table:table-cell>
          <table:table-cell table:style-name="ce10" office:value-type="float" office:value="20" calcext:value-type="float">
            <text:p>20</text:p>
          </table:table-cell>
          <table:table-cell table:style-name="ce14" table:formula="of:=[.O5]*[.G5]" office:value-type="float" office:value="400" calcext:value-type="float">
            <text:p>400</text:p>
          </table:table-cell>
          <table:table-cell table:style-name="ce9" office:value-type="float" office:value="400" calcext:value-type="float">
            <text:p>400</text:p>
          </table:table-cell>
          <table:table-cell table:style-name="ce14" table:formula="of:=[.Q5]/[.G5]" office:value-type="float" office:value="20" calcext:value-type="float">
            <text:p>20</text:p>
          </table:table-cell>
          <table:table-cell table:style-name="ce14" table:formula="of:=[.R5]/[.O5]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14" table:formula="of:=[.T5]*[.S5]/360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9" table:formula="of:=CONCATENATE(&quot;scenarios/scenario_all_c&quot;;[.G5])" office:value-type="string" office:string-value="scenarios/scenario_all_c20" calcext:value-type="string">
            <text:p>scenarios/scenario_all_c20</text:p>
          </table:table-cell>
          <table:table-cell table:style-name="ce9" table:formula="of:=FLOOR(([.M5]+20)/3600)" office:value-type="float" office:value="5" calcext:value-type="float">
            <text:p>5</text:p>
          </table:table-cell>
          <table:table-cell table:style-name="ce9" table:formula="of:=IF(FLOOR((([.M5]+20)-[.AH5]*3600)/60)&lt;10;CONCATENATE(&quot;0&quot;;FLOOR((([.M5]+20)-[.AH5]*3600)/60));FLOOR((([.M5]+20)-[.AH5]*3600)/60))" office:value-type="float" office:value="59" calcext:value-type="float">
            <text:p>59</text:p>
          </table:table-cell>
          <table:table-cell table:style-name="ce9" table:formula="of:=IF(FLOOR((([.M5]+20)-[.AH5]*3600-[.AI5]*60))&lt;10;CONCATENATE(&quot;0&quot;;FLOOR((([.M5]+20)-[.AH5]*3600-[.AI5]*60)));FLOOR((([.M5]+20)-[.AH5]*3600-[.AI5]*60)))" office:value-type="float" office:value="50" calcext:value-type="float">
            <text:p>50</text:p>
          </table:table-cell>
          <table:table-cell table:style-name="ce15" table:formula="of:=CONCATENATE(&quot;/home/fh2-project-sda/fj0219/mallob/&quot;;[.AG5];&quot; -c=&quot;;[.G5];&quot; -l=&quot;;TEXT([.I5];&quot;0.000&quot;);&quot; -t=&quot;;[.K5];&quot; -T=&quot;;[.M5];&quot; -lbc=&quot;;[.O5];&quot; -time-per-instance=&quot;;[.T5];&quot; -cpuh-per-instance=&quot;;[.U5];IF([.W5]=1;&quot; -derandomize&quot;;&quot; &quot;);&quot; -ba=&quot;;[.X5];&quot; -g=&quot;;[.Y5];&quot; -md=&quot;;[.Z5];&quot; -p=&quot;;[.AA5];&quot; -s=&quot;;[.AD5];&quot; -v=&quot;;[.AC5];IF([.AB5]=1;&quot; -q&quot;;&quot;&quot;);IF([.AE5]=1;&quot; -warmup&quot;;&quot;&quot;);IF([.AF5]=1;&quot; -nophase&quot;;&quot;&quot;))" office:value-type="string" office:string-value="/home/fh2-project-sda/fj0219/mallob/scenarios/scenario_all_c20 -c=20 -l=0.932 -t=1 -T=21570 -lbc=20 -time-per-instance=0 -cpuh-per-instance=0 -derandomize -ba=4 -g=0 -md=0 -p=5 -s=1 -v=5 -warmup" calcext:value-type="string">
            <text:p>/home/fh2-project-sda/fj0219/mallob/scenarios/scenario_all_c20 -c=20 -l=0.932 -t=1 -T=21570 -lbc=20 -time-per-instance=0 -cpuh-per-instance=0 -derandomize -ba=4 -g=0 -md=0 -p=5 -s=1 -v=5 -warmup</text:p>
          </table:table-cell>
          <table:table-cell table:style-name="ce15" table:formula="of:=CONCATENATE(&quot;mallob_id&quot;;[.A5];&quot;_&quot;;[.B5];&quot;x&quot;;[.C5];&quot;x&quot;;[.D5];&quot;_&quot;;[.M5]+20;&quot;s&quot;)" office:value-type="string" office:string-value="mallob_id5003_45x10x2_21590s" calcext:value-type="string">
            <text:p>mallob_id5003_45x10x2_21590s</text:p>
          </table:table-cell>
          <table:table-cell table:style-name="ce15" table:formula="of:=CONCATENATE(&quot;#!/bin/bash&quot;;CHAR(10);&quot;#SBATCH --nodes=&quot;;[.B5];&quot;&quot;;CHAR(10);&quot;#SBATCH --ntasks=&quot;;[.E5];CHAR(10);&quot;#SBATCH --cpus-per-task=&quot;;[.D5];CHAR(10);&quot;#SBATCH --output=&quot;;[.AL5];&quot;_log&quot;;CHAR(10);&quot;#SBATCH --error=&quot;;[.AL5];&quot;_err&quot;;CHAR(10);&quot;#SBATCH --job-name=&quot;;[.AL5];CHAR(10);&quot;#SBATCH --partition=normal&quot;;CHAR(10);&quot;#SBATCH --time=&quot;;[.AH5];&quot;:&quot;;[.AI5];&quot;:&quot;;[.AJ5];CHAR(10);&quot;mkdir -p /home/fh2-project-sda/fj0219/mallob//mallob_logs/&quot;;[.AL5];CHAR(10);&quot;echo logging into /home/fh2-project-sda/fj0219/mallob/mallob_logs/&quot;;[.AL5];CHAR(10);&quot;module load mpi/impi/2019&quot;;CHAR(10);&quot;module load compiler/gnu/7&quot;;CHAR(10);&quot;export MPIRUN_OPTIONS='-binding domain='${SLURM_CPUS_PER_TASK}':compact -print-rank-map -envall'&quot;;CHAR(10);&quot;mpiexec.hydra --bootstrap slurm $MPIRUN_OPTIONS -n ${SLURM_NTASKS} /home/fh2-project-sda/fj0219/mallob//build/mallob &quot;;[.AK5];&quot; -log=/home/fh2-project-sda/fj0219/mallob//mallob_logs/&quot;;[.AL5];CHAR(10);&quot;echo finished&quot;)" office:value-type="string" office:string-value="#!/bin/bash&#10;#SBATCH --nodes=45&#10;#SBATCH --ntasks=450&#10;#SBATCH --cpus-per-task=2&#10;#SBATCH --output=mallob_id5003_45x10x2_21590s_log&#10;#SBATCH --error=mallob_id5003_45x10x2_21590s_err&#10;#SBATCH --job-name=mallob_id5003_45x10x2_21590s&#10;#SBATCH --partition=normal&#10;#SBATCH --time=5:59:50&#10;mkdir -p /home/fh2-project-sda/fj0219/mallob//mallob_logs/mallob_id5003_45x10x2_21590s&#10;echo logging into /home/fh2-project-sda/fj0219/mallob/mallob_logs/mallob_id5003_45x10x2_21590s&#10;module load mpi/impi/2019&#10;module load compiler/gnu/7&#10;export MPIRUN_OPTIONS='-binding domain='${SLURM_CPUS_PER_TASK}':compact -print-rank-map -envall'&#10;mpiexec.hydra --bootstrap slurm $MPIRUN_OPTIONS -n ${SLURM_NTASKS} /home/fh2-project-sda/fj0219/mallob//build/mallob /home/fh2-project-sda/fj0219/mallob/scenarios/scenario_all_c20 -c=20 -l=0.932 -t=1 -T=21570 -lbc=20 -time-per-instance=0 -cpuh-per-instance=0 -derandomize -ba=4 -g=0 -md=0 -p=5 -s=1 -v=5 -warmup -log=/home/fh2-project-sda/fj0219/mallob//mallob_logs/mallob_id5003_45x10x2_21590s&#10;echo finished" calcext:value-type="string">
            <text:p>#!/bin/bash</text:p>
            <text:p>#SBATCH --nodes=45</text:p>
            <text:p>#SBATCH --ntasks=450</text:p>
            <text:p>#SBATCH --cpus-per-task=2</text:p>
            <text:p>#SBATCH --output=mallob_id5003_45x10x2_21590s_log</text:p>
            <text:p>#SBATCH --error=mallob_id5003_45x10x2_21590s_err</text:p>
            <text:p>#SBATCH --job-name=mallob_id5003_45x10x2_21590s</text:p>
            <text:p>#SBATCH --partition=normal</text:p>
            <text:p>#SBATCH --time=5:59:50</text:p>
            <text:p>mkdir -p /home/fh2-project-sda/fj0219/mallob//mallob_logs/mallob_id5003_45x10x2_21590s</text:p>
            <text:p>echo logging into /home/fh2-project-sda/fj0219/mallob/mallob_logs/mallob_id5003_45x10x2_21590s</text:p>
            <text:p>module load mpi/impi/2019</text:p>
            <text:p>module load compiler/gnu/7</text:p>
            <text:p>export MPIRUN_OPTIONS='-binding domain='${SLURM_CPUS_PER_TASK}':compact -print-rank-map -envall'</text:p>
            <text:p>mpiexec.hydra --bootstrap slurm $MPIRUN_OPTIONS -n ${SLURM_NTASKS} /home/fh2-project-sda/fj0219/mallob//build/mallob /home/fh2-project-sda/fj0219/mallob/scenarios/scenario_all_c20 -c=20 -l=0.932 -t=1 -T=21570 -lbc=20 -time-per-instance=0 -cpuh-per-instance=0 -derandomize -ba=4 -g=0 -md=0 -p=5 -s=1 -v=5 -warmup -log=/home/fh2-project-sda/fj0219/mallob//mallob_logs/mallob_id5003_45x10x2_21590s</text:p>
            <text:p>echo finished</text:p>
          </table:table-cell>
          <table:table-cell table:style-name="ce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37"/>
        </table:table-row>
        <table:table-row table:style-name="ro3">
          <table:table-cell table:number-columns-repeated="2"/>
          <table:table-cell table:style-name="Default"/>
          <table:table-cell table:number-columns-repeated="10"/>
          <table:table-cell table:style-name="ce23" table:formula="of:=SUM([.N2:.N13])" office:value-type="float" office:value="18694" calcext:value-type="float">
            <text:p>18694</text:p>
          </table:table-cell>
          <table:table-cell table:style-name="ce23" office:value-type="string" calcext:value-type="string">
            <text:p>CPUh requested</text:p>
          </table:table-cell>
          <table:table-cell table:number-columns-repeated="2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7"/>
        </table:table-row>
        <table:table-row table:style-name="ro8">
          <table:table-cell table:style-name="ce5" office:value-type="string" calcext:value-type="string" table:number-columns-spanned="26" table:number-rows-spanned="1">
            <text:p>#5000 Stress test and direct comparison to sequential LGL: Throw in ALL jobs right at the beginning, each getting one process with one thread,</text:p>
            <text:p>but not restricting their (geom.) growth as more and more jobs finish.</text:p>
            <text:p>=&gt; How does the system behave on this very demanding setting where each proc. has only one core?</text:p>
            <text:p>=&gt; How many jobs are solved after one hour? More than with sequential LGL? More overall computational power vs. communication overhead</text:p>
            <text:p>=&gt; How many jobs are eventually solved? How many "sequentially unsolvable" instances can be solved now?</text:p>
            <text:p>=&gt; At which point in time does mallob solve as many instances as sequential LGL?</text:p>
          </table:table-cell>
          <table:covered-table-cell/>
          <table:covered-table-cell table:style-name="Default"/>
          <table:covered-table-cell table:number-columns-repeated="23"/>
          <table:table-cell table:number-columns-repeated="14"/>
        </table:table-row>
        <table:table-row table:style-name="ro9">
          <table:table-cell table:style-name="ce5" office:value-type="string" calcext:value-type="string" table:number-columns-spanned="26" table:number-rows-spanned="1">
            <text:p>#5001 More relaxed than #5000 : Two cores per proc. (one free core for communication), twice the number of clients, lower load</text:p>
            <text:p>=&gt; How much better does the system perform now?</text:p>
          </table:table-cell>
          <table:covered-table-cell/>
          <table:covered-table-cell table:style-name="Default"/>
          <table:covered-table-cell table:number-columns-repeated="23"/>
          <table:table-cell table:number-columns-repeated="14"/>
        </table:table-row>
        <table:table-row table:style-name="ro10">
          <table:table-cell table:style-name="ce5" office:value-type="string" calcext:value-type="string">
            <text:p>#5002: Same scenario as #5001, but with disabled phase diversification</text:p>
            <text:p>=&gt; Is phase diversification beneficial? If so, at which problem sizes?</text:p>
          </table:table-cell>
          <table:table-cell/>
          <table:table-cell table:style-name="Default"/>
          <table:table-cell table:number-columns-repeated="37"/>
        </table:table-row>
        <table:table-row table:style-name="ro10">
          <table:table-cell table:style-name="ce5" office:value-type="string" calcext:value-type="string">
            <text:p>#5003: Same scenario as #5001, but with instant growth of each job</text:p>
            <text:p>=&gt; Is geometric growth of job demands beneficial? If so, at which problem sizes?</text:p>
          </table:table-cell>
          <table:table-cell table:number-columns-repeated="39"/>
        </table:table-row>
        <table:table-row table:style-name="ro1" table:number-rows-repeated="1048555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12:35:54.79498983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0:35:57.122211293</meta:creation-date>
    <dc:date>2020-01-21T14:28:17.289036729</dc:date>
    <meta:editing-duration>PT7H18M18S</meta:editing-duration>
    <meta:editing-cycles>58</meta:editing-cycles>
    <meta:generator>LibreOffice/6.0.7.3$Linux_X86_64 LibreOffice_project/00m0$Build-3</meta:generator>
    <meta:document-statistic meta:table-count="5" meta:cell-count="2037" meta:object-count="0"/>
  </office:meta>
</office:document-meta>
</file>